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72822"/>
      <style:paragraph-properties fo:background-color="#272822" fo:padding="0in" fo:border="none"/>
    </style:style>
    <style:style style:name="T1" style:family="text">
      <style:text-properties fo:color="#f8f8f2" style:font-name="JetBrains Mono" fo:font-size="11.5pt" fo:font-style="normal" fo:font-weight="normal" style:font-size-asian="11.5pt" style:font-style-asian="normal" style:font-weight-asian="normal"/>
    </style:style>
    <style:style style:name="T2" style:family="text">
      <style:text-properties fo:color="#f8f8f2" style:font-name="JetBrains Mono" fo:font-size="11.5pt" fo:font-style="normal" fo:font-weight="bold" style:font-size-asian="11.5pt" style:font-style-asian="normal" style:font-weight-asian="bold"/>
    </style:style>
    <style:style style:name="T3" style:family="text">
      <style:text-properties fo:color="#f8f8f2" style:font-name="JetBrains Mono" fo:font-size="11.5pt" fo:font-style="normal" fo:font-weight="bold" fo:background-color="#273627" loext:char-shading-value="0" style:font-size-asian="11.5pt" style:font-style-asian="normal" style:font-weight-asian="bold"/>
    </style:style>
    <style:style style:name="T4" style:family="text">
      <style:text-properties fo:color="#f8f8f2" style:font-name="JetBrains Mono" fo:font-size="11.5pt" fo:font-style="italic" fo:font-weight="normal" style:font-size-asian="11.5pt" style:font-style-asian="italic" style:font-weight-asian="normal"/>
    </style:style>
    <style:style style:name="T5" style:family="text">
      <style:text-properties fo:color="#f92672" style:font-name="JetBrains Mono" fo:font-size="11.5pt" fo:font-style="normal" fo:font-weight="normal" style:font-size-asian="11.5pt" style:font-style-asian="normal" style:font-weight-asian="normal"/>
    </style:style>
    <style:style style:name="T6" style:family="text">
      <style:text-properties fo:color="#75715e" style:font-name="JetBrains Mono" fo:font-size="11.5pt" fo:font-style="normal" fo:font-weight="normal" style:font-size-asian="11.5pt" style:font-style-asian="normal" style:font-weight-asian="normal"/>
    </style:style>
    <style:style style:name="T7" style:family="text">
      <style:text-properties fo:color="#a6e22e" style:font-name="JetBrains Mono" fo:font-size="11.5pt" fo:font-style="normal" fo:font-weight="normal" style:font-size-asian="11.5pt" style:font-style-asian="normal" style:font-weight-asian="normal"/>
    </style:style>
    <style:style style:name="T8" style:family="text">
      <style:text-properties fo:color="#e6db74" style:font-name="JetBrains Mono" fo:font-size="11.5pt" fo:font-style="normal" fo:font-weight="bold" style:font-size-asian="11.5pt" style:font-style-asian="normal" style:font-weight-asian="bold"/>
    </style:style>
    <style:style style:name="T9" style:family="text">
      <style:text-properties fo:color="#e6db74" style:font-name="JetBrains Mono" fo:font-size="11.5pt" fo:font-style="normal" fo:font-weight="bold" fo:background-color="#273627" loext:char-shading-value="0" style:font-size-asian="11.5pt" style:font-style-asian="normal" style:font-weight-asian="bold"/>
    </style:style>
    <style:style style:name="T10" style:family="text">
      <style:text-properties fo:color="#e6db74" style:font-name="JetBrains Mono" fo:font-size="11.5pt" fo:font-style="normal" fo:font-weight="normal" style:font-size-asian="11.5pt" style:font-style-asian="normal" style:font-weight-asian="normal"/>
    </style:style>
    <style:style style:name="T11" style:family="text">
      <style:text-properties fo:color="#e6db74" style:font-name="JetBrains Mono" fo:font-size="11.5pt" fo:font-style="normal" fo:font-weight="normal" fo:background-color="#273627" loext:char-shading-value="0" style:font-size-asian="11.5pt" style:font-style-asian="normal" style:font-weight-asian="normal"/>
    </style:style>
    <style:style style:name="T12" style:family="text">
      <style:text-properties fo:color="#ae81ff" style:font-name="JetBrains Mono" fo:font-size="11.5pt" fo:font-style="normal" fo:font-weight="normal" style:font-size-asian="11.5pt" style:font-style-asian="normal" style:font-weight-asian="normal"/>
    </style:style>
    <style:style style:name="T13" style:family="text">
      <style:text-properties fo:color="#c7c7ff" style:font-name="JetBrains Mono" fo:font-size="11.5pt" fo:font-style="italic" fo:font-weight="bold" style:font-size-asian="11.5pt" style:font-style-asian="italic" style:font-weight-asian="bold"/>
    </style:style>
    <style:style style:name="T14" style:family="text">
      <style:text-properties fo:color="#fd971f" style:font-name="JetBrains Mono" fo:font-size="11.5pt" fo:font-style="italic" fo:font-weight="normal" style:font-size-asian="11.5pt" style:font-style-asian="italic" style:font-weight-asian="normal"/>
    </style:style>
    <style:style style:name="T15" style:family="text">
      <style:text-properties fo:color="#ffc66d" style:font-name="JetBrains Mono" fo:font-size="11.5pt" fo:font-style="normal" fo:font-weight="normal" style:font-size-asian="11.5pt" style:font-style-asian="normal" style:font-weight-asian="normal"/>
    </style:style>
    <style:style style:name="T16" style:family="text">
      <style:text-properties fo:color="#66d9ef" style:font-name="JetBrains Mono" fo:font-size="11.5pt" fo:font-style="italic" fo:font-weight="normal" style:font-size-asian="11.5pt" style:font-style-asian="italic" style:font-weight-asian="normal"/>
    </style:style>
    <style:style style:name="T17" style:family="text">
      <style:text-properties fo:color="#68e868" style:font-name="JetBrains Mono" fo:font-size="11.5pt" fo:font-style="normal" fo:font-weight="bold" style:font-size-asian="11.5pt" style:font-style-asian="normal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11334_4257576375"/><text:span text:style-name="T1">&lt;</text:span><text:span text:style-name="T5">template</text:span><text:span text:style-name="T1">&gt;</text:span><text:line-break/><text:span text:style-name="T1"> <text:s text:c="3"/>&lt;</text:span><text:span text:style-name="T5">div</text:span><text:span text:style-name="T1">&gt;</text:span><text:line-break/><text:span text:style-name="T1"> <text:s text:c="7"/></text:span><text:span text:style-name="T6">&lt;!-- This section is only for profile page to keep stripe functions at one place. --&gt;</text:span><text:line-break/><text:span text:style-name="T6"> <text:s text:c="7"/></text:span><text:span text:style-name="T1">&lt;</text:span><text:span text:style-name="T5">div </text:span><text:span text:style-name="T7">v-if</text:span><text:span text:style-name="T8">="</text:span><text:span text:style-name="T1">memberview</text:span><text:span text:style-name="T8">"</text:span><text:span text:style-name="T1">&gt;</text:span><text:line-break/><text:span text:style-name="T1"> <text:s text:c="11"/>&lt;</text:span><text:span text:style-name="T5">div </text:span><text:span text:style-name="T7">class</text:span><text:span text:style-name="T8">="row"</text:span><text:span text:style-name="T1">&gt;</text:span><text:line-break/><text:span text:style-name="T1"> <text:s text:c="15"/>&lt;</text:span><text:span text:style-name="T5">div </text:span><text:span text:style-name="T7">v-if</text:span><text:span text:style-name="T8">="</text:span><text:span text:style-name="T1">subscriptions.length </text:span><text:span text:style-name="T5">== </text:span><text:span text:style-name="T12">1</text:span><text:span text:style-name="T8">"</text:span><text:span text:style-name="T1">&gt;</text:span><text:line-break/><text:span text:style-name="T1"> <text:s text:c="19"/>&lt;</text:span><text:span text:style-name="T5">div </text:span><text:span text:style-name="T7">class</text:span><text:span text:style-name="T8">="col-md-8"</text:span><text:span text:style-name="T1">&gt;</text:span><text:line-break/><text:span text:style-name="T1"> <text:s text:c="23"/>&lt;</text:span><text:span text:style-name="T5">div </text:span><text:span text:style-name="T7">class</text:span><text:span text:style-name="T8">="container-info-membership-profile-tab"</text:span><text:span text:style-name="T1">&gt;</text:span><text:line-break/><text:span text:style-name="T1"> <text:s text:c="27"/>&lt;</text:span><text:span text:style-name="T5">h6</text:span><text:span text:style-name="T1">&gt;</text:span><text:span text:style-name="T2">Current Plan</text:span><text:span text:style-name="T1">&lt;/</text:span><text:span text:style-name="T5">h6</text:span><text:span text:style-name="T1">&gt;</text:span><text:line-break/><text:span text:style-name="T1"> <text:s text:c="27"/>&lt;</text:span><text:span text:style-name="T5">h2</text:span><text:span text:style-name="T1">&gt;</text:span><text:line-break/><text:span text:style-name="T1"> <text:s text:c="31"/></text:span><text:span text:style-name="T2">{{</text:span><text:span text:style-name="T3"> subscriptions[0].subscribed_package.nickname </text:span><text:span text:style-name="T2">}}</text:span><text:line-break/><text:span text:style-name="T2"> <text:s text:c="31"/></text:span><text:span text:style-name="T1">&lt;</text:span><text:span text:style-name="T5">span</text:span><text:line-break/><text:span text:style-name="T5"> <text:s text:c="35"/></text:span><text:span text:style-name="T7">v-if</text:span><text:span text:style-name="T8">="</text:span><text:span text:style-name="T1">subscriptions[</text:span><text:span text:style-name="T12">0</text:span><text:span text:style-name="T1">].subscribed_package.interval_count </text:span><text:span text:style-name="T5">== </text:span><text:span text:style-name="T12">1</text:span><text:span text:style-name="T8">"</text:span><text:line-break/><text:span text:style-name="T8"> <text:s text:c="31"/></text:span><text:span text:style-name="T1">&gt;</text:span><text:span text:style-name="T2">Monthly</text:span><text:span text:style-name="T1">&lt;/</text:span><text:span text:style-name="T5">span</text:span><text:span text:style-name="T1">&gt;</text:span><text:line-break/><text:span text:style-name="T1"> <text:s text:c="31"/>&lt;</text:span><text:span text:style-name="T5">span </text:span><text:span text:style-name="T7">v-else</text:span><text:span text:style-name="T1">&gt;</text:span><text:span text:style-name="T2">Seasonal</text:span><text:span text:style-name="T1">&lt;/</text:span><text:span text:style-name="T5">span</text:span><text:span text:style-name="T1">&gt;</text:span><text:line-break/><text:span text:style-name="T1"> <text:s text:c="27"/>&lt;/</text:span><text:span text:style-name="T5">h2</text:span><text:span text:style-name="T1">&gt;</text:span><text:line-break/><text:span text:style-name="T1"> <text:s text:c="27"/>&lt;</text:span><text:span text:style-name="T5">p</text:span><text:line-break/><text:span text:style-name="T5"> <text:s text:c="31"/></text:span><text:span text:style-name="T7">v-if</text:span><text:span text:style-name="T8">="</text:span><text:span text:style-name="T1">subscriptions[</text:span><text:span text:style-name="T12">0</text:span><text:span text:style-name="T1">].subscribed_package.interval_count </text:span><text:span text:style-name="T5">== </text:span><text:span text:style-name="T12">1</text:span><text:span text:style-name="T8">"</text:span><text:line-break/><text:span text:style-name="T8"> <text:s text:c="27"/></text:span><text:span text:style-name="T1">&gt;</text:span><text:span text:style-name="T2">${{</text:span><text:span text:style-name="T3"> subscriptions[0].subscribed_package.unit_amount </text:span><text:span text:style-name="T2">}} /month</text:span><text:span text:style-name="T1">&lt;/</text:span><text:span text:style-name="T5">p</text:span><text:span text:style-name="T1">&gt;</text:span><text:line-break/><text:span text:style-name="T1"> <text:s text:c="27"/>&lt;</text:span><text:span text:style-name="T5">p </text:span><text:span text:style-name="T7">v-else</text:span><text:span text:style-name="T1">&gt;</text:span><text:span text:style-name="T2">${{</text:span><text:span text:style-name="T3"> subscriptions[0].subscribed_package.unit_amount </text:span><text:span text:style-name="T2">}} /3 months</text:span><text:span text:style-name="T1">&lt;/</text:span><text:span text:style-name="T5">p</text:span><text:span text:style-name="T1">&gt;</text:span><text:line-break/><text:span text:style-name="T1"> <text:s text:c="27"/>&lt;</text:span><text:span text:style-name="T5">p</text:span><text:line-break/><text:span text:style-name="T5"> <text:s text:c="31"/></text:span><text:span text:style-name="T7">v-if</text:span><text:span text:style-name="T8">="</text:span><text:span text:style-name="T1">subscriptions[</text:span><text:span text:style-name="T12">0</text:span><text:span text:style-name="T1">].subscribed_package.interval_count </text:span><text:span text:style-name="T5">== </text:span><text:span text:style-name="T12">1</text:span><text:span text:style-name="T8">"</text:span><text:line-break/><text:span text:style-name="T8"> <text:s text:c="27"/></text:span><text:span text:style-name="T1">&gt;</text:span><text:span text:style-name="T2">Remaining {{</text:span><text:span text:style-name="T3"> user.credit </text:span><text:span text:style-name="T2">}} of {{</text:span><text:span text:style-name="T3"> user.total_credit </text:span><text:span text:style-name="T2">}} Credits /month</text:span><text:span text:style-name="T1">&lt;/</text:span><text:span text:style-name="T5">p</text:span><text:span text:style-name="T1">&gt;</text:span><text:line-break/><text:span text:style-name="T1"> <text:s text:c="27"/>&lt;</text:span><text:span text:style-name="T5">p</text:span><text:line-break/><text:span text:style-name="T5"> <text:s text:c="31"/></text:span><text:span text:style-name="T7">v-else</text:span><text:line-break/><text:span text:style-name="T7"> <text:s text:c="27"/></text:span><text:span text:style-name="T1">&gt;</text:span><text:span text:style-name="T2">Remaining {{</text:span><text:span text:style-name="T3"> user.credit </text:span><text:span text:style-name="T2">}} of {{</text:span><text:span text:style-name="T3"> user.total_credit </text:span><text:span text:style-name="T2">}} Credits /3 months</text:span><text:span text:style-name="T1">&lt;/</text:span><text:span text:style-name="T5">p</text:span><text:span text:style-name="T1">&gt;</text:span><text:line-break/><text:span text:style-name="T1"> <text:s text:c="27"/>&lt;</text:span><text:span text:style-name="T5">p</text:span><text:line-break/><text:span text:style-name="T5"> <text:s text:c="31"/></text:span><text:span text:style-name="T7">class</text:span><text:span text:style-name="T8">="info-aftertext-under-heading"</text:span><text:line-break/><text:span text:style-name="T8"> <text:s text:c="31"/></text:span><text:span text:style-name="T7">v-if</text:span><text:span text:style-name="T8">="</text:span><text:span text:style-name="T5">!</text:span><text:span text:style-name="T1">subscriptions[</text:span><text:span text:style-name="T12">0</text:span><text:span text:style-name="T1">].ends_at</text:span><text:span text:style-name="T8">"</text:span><text:line-break/><text:span text:style-name="T8"> <text:s text:c="27"/></text:span><text:span text:style-name="T1">&gt;</text:span><text:span text:style-name="T2">Next Payment on: {{</text:span><text:span text:style-name="T3"> subscriptions[0].next_invoice_date </text:span><text:span text:style-name="T2">}}</text:span><text:span text:style-name="T1">&lt;/</text:span><text:span text:style-name="T5">p</text:span><text:span text:style-name="T1">&gt;</text:span><text:line-break/><text:span text:style-name="T1"> <text:s text:c="27"/>&lt;</text:span><text:span text:style-name="T5">p</text:span><text:line-break/><text:span text:style-name="T5"> <text:s text:c="31"/></text:span><text:span text:style-name="T7">class</text:span><text:span text:style-name="T8">="info-aftertext-under-heading"</text:span><text:line-break/><text:span text:style-name="T8"> <text:s text:c="31"/></text:span><text:span text:style-name="T7">v-else</text:span><text:line-break/><text:span text:style-name="T7"> <text:s text:c="27"/></text:span><text:span text:style-name="T1">&gt;</text:span><text:span text:style-name="T2">Subscription ends on: {{</text:span><text:span text:style-name="T3"> subscriptions[0].ends_at | moment("MMMM D, YYYY") </text:span><text:span text:style-name="T2">}}</text:span><text:span text:style-name="T1">&lt;/</text:span><text:span text:style-name="T5">p</text:span><text:span text:style-name="T1">&gt;</text:span><text:line-break/><text:span text:style-name="T1"> <text:s text:c="23"/>&lt;/</text:span><text:span text:style-name="T5">div</text:span><text:span text:style-name="T1">&gt;</text:span><text:line-break/><text:span text:style-name="T1"> <text:s text:c="23"/>&lt;</text:span><text:span text:style-name="T5">div</text:span><text:span text:style-name="T1">&gt;</text:span><text:line-break/><text:span text:style-name="T1"> <text:s text:c="27"/>&lt;</text:span><text:span text:style-name="T5">router-link </text:span><text:span text:style-name="T7">to</text:span><text:span text:style-name="T8">="/plans" </text:span><text:span text:style-name="T7">class</text:span><text:span text:style-name="T8">="themeBtn linkBtn"</text:span><text:span text:style-name="T1">&gt;</text:span><text:span text:style-name="T2">Change Plan</text:span><text:span text:style-name="T1">&lt;/</text:span><text:span text:style-name="T5">router-link</text:span><text:span text:style-name="T1">&gt;</text:span><text:line-break/><text:span text:style-name="T1"> <text:s text:c="23"/>&lt;/</text:span><text:span text:style-name="T5">div</text:span><text:span text:style-name="T1">&gt;</text:span><text:line-break/><text:span text:style-name="T1"> <text:s text:c="23"/>&lt;</text:span><text:span text:style-name="T5">div</text:span><text:line-break/><text:span text:style-name="T5"> <text:s text:c="27"/></text:span><text:span text:style-name="T7">@click</text:span><text:span text:style-name="T8">="</text:span><text:span text:style-name="T7">cancelMembership</text:span><text:span text:style-name="T8">"</text:span><text:line-break/><text:span text:style-name="T8"> <text:s text:c="27"/></text:span><text:span text:style-name="T7">v-if</text:span><text:span text:style-name="T8">="</text:span><text:span text:style-name="T5">!</text:span><text:span text:style-name="T1">subscriptions[</text:span><text:span text:style-name="T12">0</text:span><text:span text:style-name="T1">].ends_at</text:span><text:span text:style-name="T8">"</text:span><text:line-break/><text:span text:style-name="T8"> <text:s text:c="23"/></text:span><text:span text:style-name="T1">&gt;</text:span><text:line-break/><text:soft-page-break/><text:span text:style-name="T1"> <text:s text:c="27"/>&lt;</text:span><text:span text:style-name="T5">a </text:span><text:span text:style-name="T7">href</text:span><text:span text:style-name="T8">="#" </text:span><text:span text:style-name="T7">class</text:span><text:span text:style-name="T8">="inverseThemeBtn"</text:span><text:span text:style-name="T1">&gt;</text:span><text:span text:style-name="T2">Cancel Membership</text:span><text:span text:style-name="T1">&lt;/</text:span><text:span text:style-name="T5">a</text:span><text:span text:style-name="T1">&gt;</text:span><text:line-break/><text:span text:style-name="T1"> <text:s text:c="23"/>&lt;/</text:span><text:span text:style-name="T5">div</text:span><text:span text:style-name="T1">&gt;</text:span><text:line-break/><text:span text:style-name="T1"> <text:s text:c="19"/>&lt;/</text:span><text:span text:style-name="T5">div</text:span><text:span text:style-name="T1">&gt;</text:span><text:line-break/><text:span text:style-name="T1"> <text:s text:c="19"/>&lt;</text:span><text:span text:style-name="T5">div </text:span><text:span text:style-name="T7">class</text:span><text:span text:style-name="T8">="card-info-row" </text:span><text:span text:style-name="T7">v-if</text:span><text:span text:style-name="T8">="</text:span><text:span text:style-name="T1">user.user_cards.length </text:span><text:span text:style-name="T5">&gt; </text:span><text:span text:style-name="T12">0</text:span><text:span text:style-name="T8">"</text:span><text:span text:style-name="T1">&gt;</text:span><text:line-break/><text:span text:style-name="T1"> <text:s text:c="23"/>&lt;</text:span><text:span text:style-name="T5">h2</text:span><text:span text:style-name="T1">&gt;</text:span><text:line-break/><text:span text:style-name="T1"> <text:s text:c="27"/></text:span><text:span text:style-name="T2">Card Info</text:span><text:line-break/><text:span text:style-name="T2"> <text:s text:c="27"/></text:span><text:span text:style-name="T1">&lt;</text:span><text:span text:style-name="T5">span</text:span><text:span text:style-name="T1">&gt;</text:span><text:line-break/><text:span text:style-name="T1"> <text:s text:c="31"/>&lt;</text:span><text:span text:style-name="T5">i </text:span><text:span text:style-name="T7">class</text:span><text:span text:style-name="T8">="fa fa-plus-square themeBtn" </text:span><text:span text:style-name="T7">@click</text:span><text:span text:style-name="T8">="</text:span><text:span text:style-name="T7">addCard</text:span><text:span text:style-name="T8">"</text:span><text:span text:style-name="T1">&gt;</text:span><text:span text:style-name="T2">Add</text:span><text:span text:style-name="T1">&lt;/</text:span><text:span text:style-name="T5">i</text:span><text:span text:style-name="T1">&gt;</text:span><text:line-break/><text:span text:style-name="T1"> <text:s text:c="27"/>&lt;/</text:span><text:span text:style-name="T5">span</text:span><text:span text:style-name="T1">&gt;</text:span><text:line-break/><text:span text:style-name="T1"> <text:s text:c="23"/>&lt;/</text:span><text:span text:style-name="T5">h2</text:span><text:span text:style-name="T1">&gt;</text:span><text:line-break/><text:span text:style-name="T1"> <text:s text:c="23"/>&lt;</text:span><text:span text:style-name="T5">div</text:span><text:line-break/><text:span text:style-name="T5"> <text:s text:c="27"/></text:span><text:span text:style-name="T7">class</text:span><text:span text:style-name="T8">="card-information"</text:span><text:line-break/><text:span text:style-name="T8"> <text:s text:c="27"/></text:span><text:span text:style-name="T7">v-for</text:span><text:span text:style-name="T8">="</text:span><text:span text:style-name="T1">card </text:span><text:span text:style-name="T5">in </text:span><text:span text:style-name="T1">user.user_cards</text:span><text:span text:style-name="T8">"</text:span><text:line-break/><text:span text:style-name="T8"> <text:s text:c="27"/></text:span><text:span text:style-name="T7">:key</text:span><text:span text:style-name="T8">="</text:span><text:span text:style-name="T1">card.id</text:span><text:span text:style-name="T8">"</text:span><text:line-break/><text:span text:style-name="T8"> <text:s text:c="23"/></text:span><text:span text:style-name="T1">&gt;</text:span><text:line-break/><text:span text:style-name="T1"> <text:s text:c="27"/>&lt;</text:span><text:span text:style-name="T5">div </text:span><text:span text:style-name="T7">class</text:span><text:span text:style-name="T8">="row"</text:span><text:span text:style-name="T1">&gt;</text:span><text:line-break/><text:span text:style-name="T1"> <text:s text:c="31"/>&lt;</text:span><text:span text:style-name="T5">div </text:span><text:span text:style-name="T7">class</text:span><text:span text:style-name="T8">="col-xl-8 col-lg-7"</text:span><text:span text:style-name="T1">&gt;</text:span><text:line-break/><text:span text:style-name="T1"> <text:s text:c="35"/>&lt;</text:span><text:span text:style-name="T5">label</text:span><text:span text:style-name="T1">&gt;</text:span><text:span text:style-name="T2">Name {{</text:span><text:span text:style-name="T3"> (card.is_default) ? '(default)' : '' </text:span><text:span text:style-name="T2">}}</text:span><text:span text:style-name="T1">&lt;/</text:span><text:span text:style-name="T5">label</text:span><text:span text:style-name="T1">&gt;</text:span><text:line-break/><text:span text:style-name="T1"> <text:s text:c="35"/>&lt;</text:span><text:span text:style-name="T5">h2</text:span><text:span text:style-name="T1">&gt;</text:span><text:line-break/><text:span text:style-name="T1"> <text:s text:c="39"/>&lt;</text:span><text:span text:style-name="T5">span</text:span><text:span text:style-name="T1">&gt;</text:span><text:span text:style-name="T2">{{</text:span><text:span text:style-name="T3"> user.full_name </text:span><text:span text:style-name="T2">}}</text:span><text:span text:style-name="T1">&lt;/</text:span><text:span text:style-name="T5">span</text:span><text:span text:style-name="T1">&gt;</text:span><text:line-break/><text:span text:style-name="T1"> <text:s text:c="39"/>&lt;</text:span><text:span text:style-name="T5">div </text:span><text:span text:style-name="T7">class</text:span><text:span text:style-name="T8">="card-payemtns"</text:span><text:span text:style-name="T1">&gt;</text:span><text:line-break/><text:span text:style-name="T1"> <text:s text:c="43"/>&lt;</text:span><text:span text:style-name="T5">img</text:span><text:line-break/><text:span text:style-name="T5"> <text:s text:c="47"/></text:span><text:span text:style-name="T7">v-if</text:span><text:span text:style-name="T8">="</text:span><text:span text:style-name="T1">card.card_brand </text:span><text:span text:style-name="T5">== </text:span><text:span text:style-name="T10">'visa'</text:span><text:span text:style-name="T8">"</text:span><text:line-break/><text:span text:style-name="T8"> <text:s text:c="47"/></text:span><text:span text:style-name="T7">:src</text:span><text:span text:style-name="T8">="</text:span><text:span text:style-name="T10">`img/icons/visa.png`</text:span><text:span text:style-name="T8">"</text:span><text:line-break/><text:span text:style-name="T8"> <text:s text:c="43"/></text:span><text:span text:style-name="T1">/&gt;</text:span><text:line-break/><text:span text:style-name="T1"> <text:s text:c="43"/>&lt;</text:span><text:span text:style-name="T5">img </text:span><text:span text:style-name="T7">v-else :src</text:span><text:span text:style-name="T8">="</text:span><text:span text:style-name="T10">`img/icons/master.png`</text:span><text:span text:style-name="T8">"</text:span><text:span text:style-name="T1">/&gt;</text:span><text:line-break/><text:span text:style-name="T1"> <text:s text:c="43"/>&lt;</text:span><text:span text:style-name="T5">span</text:span><text:span text:style-name="T1">&gt;</text:span><text:span text:style-name="T2">*******</text:span><text:span text:style-name="T1">&lt;/</text:span><text:span text:style-name="T5">span</text:span><text:span text:style-name="T1">&gt;</text:span><text:line-break/><text:span text:style-name="T1"> <text:s text:c="43"/>&lt;</text:span><text:span text:style-name="T5">span</text:span><text:span text:style-name="T1">&gt;</text:span><text:span text:style-name="T2">*******</text:span><text:span text:style-name="T1">&lt;/</text:span><text:span text:style-name="T5">span</text:span><text:span text:style-name="T1">&gt;</text:span><text:line-break/><text:span text:style-name="T1"> <text:s text:c="43"/>&lt;</text:span><text:span text:style-name="T5">span</text:span><text:span text:style-name="T1">&gt;</text:span><text:span text:style-name="T2">*******</text:span><text:span text:style-name="T1">&lt;/</text:span><text:span text:style-name="T5">span</text:span><text:span text:style-name="T1">&gt;</text:span><text:line-break/><text:span text:style-name="T1"> <text:s text:c="43"/>&lt;</text:span><text:span text:style-name="T5">span</text:span><text:span text:style-name="T1">&gt;</text:span><text:span text:style-name="T2">{{</text:span><text:span text:style-name="T3"> card.card_last_four </text:span><text:span text:style-name="T2">}}</text:span><text:span text:style-name="T1">&lt;/</text:span><text:span text:style-name="T5">span</text:span><text:span text:style-name="T1">&gt;</text:span><text:line-break/><text:span text:style-name="T1"> <text:s text:c="39"/>&lt;/</text:span><text:span text:style-name="T5">div</text:span><text:span text:style-name="T1">&gt;</text:span><text:line-break/><text:span text:style-name="T1"> <text:s text:c="35"/>&lt;/</text:span><text:span text:style-name="T5">h2</text:span><text:span text:style-name="T1">&gt;</text:span><text:line-break/><text:span text:style-name="T1"> <text:s text:c="31"/>&lt;/</text:span><text:span text:style-name="T5">div</text:span><text:span text:style-name="T1">&gt;</text:span><text:line-break/><text:span text:style-name="T1"> <text:s text:c="31"/>&lt;</text:span><text:span text:style-name="T5">div </text:span><text:span text:style-name="T7">class</text:span><text:span text:style-name="T8">="col-xl-4 col-lg-5 c-btn"</text:span><text:span text:style-name="T1">&gt;</text:span><text:line-break/><text:span text:style-name="T1"> <text:s text:c="35"/>&lt;</text:span><text:span text:style-name="T5">div </text:span><text:span text:style-name="T7">class</text:span><text:span text:style-name="T8">="container-buttons"</text:span><text:span text:style-name="T1">&gt;</text:span><text:line-break/><text:span text:style-name="T1"> <text:s text:c="39"/>&lt;</text:span><text:span text:style-name="T5">div </text:span><text:span text:style-name="T7">class</text:span><text:span text:style-name="T8">="remove-butotn"</text:span><text:span text:style-name="T1">&gt;</text:span><text:line-break/><text:span text:style-name="T1"> <text:s text:c="43"/>&lt;</text:span><text:span text:style-name="T5">a</text:span><text:line-break/><text:span text:style-name="T5"> <text:s text:c="47"/></text:span><text:span text:style-name="T7">href</text:span><text:span text:style-name="T8">="#"</text:span><text:line-break/><text:span text:style-name="T8"> <text:s text:c="47"/></text:span><text:span text:style-name="T7">v-if</text:span><text:span text:style-name="T8">="</text:span><text:span text:style-name="T5">!</text:span><text:span text:style-name="T1">card.is_default</text:span><text:span text:style-name="T8">"</text:span><text:line-break/><text:span text:style-name="T8"> <text:s text:c="47"/></text:span><text:span text:style-name="T7">@click</text:span><text:span text:style-name="T8">="</text:span><text:span text:style-name="T7">removeCard</text:span><text:span text:style-name="T1">(card.payment_method_id)</text:span><text:span text:style-name="T8">"</text:span><text:line-break/><text:span text:style-name="T8"> <text:s text:c="43"/></text:span><text:span text:style-name="T1">&gt;</text:span><text:span text:style-name="T2">remove</text:span><text:span text:style-name="T1">&lt;/</text:span><text:span text:style-name="T5">a</text:span><text:span text:style-name="T1">&gt;</text:span><text:line-break/><text:span text:style-name="T1"> <text:s text:c="39"/>&lt;/</text:span><text:span text:style-name="T5">div</text:span><text:span text:style-name="T1">&gt;</text:span><text:line-break/><text:span text:style-name="T1"> <text:s text:c="39"/>&lt;</text:span><text:span text:style-name="T5">div</text:span><text:line-break/><text:span text:style-name="T5"> <text:s text:c="43"/></text:span><text:span text:style-name="T7">class</text:span><text:span text:style-name="T8">="cancle-card"</text:span><text:line-break/><text:span text:style-name="T8"> <text:s text:c="43"/></text:span><text:span text:style-name="T7">@click</text:span><text:span text:style-name="T8">="</text:span><text:span text:style-name="T7">changeCard</text:span><text:span text:style-name="T1">(card.payment_method_id)</text:span><text:span text:style-name="T8">"</text:span><text:line-break/><text:span text:style-name="T8"> <text:s text:c="39"/></text:span><text:span text:style-name="T1">&gt;</text:span><text:line-break/><text:span text:style-name="T1"> <text:s text:c="43"/>&lt;</text:span><text:span text:style-name="T5">a </text:span><text:span text:style-name="T7">href</text:span><text:span text:style-name="T8">="#" </text:span><text:span text:style-name="T7">class</text:span><text:span text:style-name="T8">="inverseThemeBtn linkBtn" </text:span><text:span text:style-name="T7">v-if</text:span><text:span text:style-name="T8">="</text:span><text:span text:style-name="T5">!</text:span><text:soft-page-break/><text:span text:style-name="T1">card.is_default</text:span><text:span text:style-name="T8">"</text:span><text:span text:style-name="T1">&gt;</text:span><text:span text:style-name="T2">Set</text:span><text:line-break/><text:span text:style-name="T2"> <text:s text:c="47"/>default</text:span><text:span text:style-name="T1">&lt;/</text:span><text:span text:style-name="T5">a</text:span><text:span text:style-name="T1">&gt;</text:span><text:line-break/><text:span text:style-name="T1"> <text:s text:c="39"/>&lt;/</text:span><text:span text:style-name="T5">div</text:span><text:span text:style-name="T1">&gt;</text:span><text:line-break/><text:span text:style-name="T1"> <text:s text:c="35"/>&lt;/</text:span><text:span text:style-name="T5">div</text:span><text:span text:style-name="T1">&gt;</text:span><text:line-break/><text:span text:style-name="T1"> <text:s text:c="31"/>&lt;/</text:span><text:span text:style-name="T5">div</text:span><text:span text:style-name="T1">&gt;</text:span><text:line-break/><text:span text:style-name="T1"> <text:s text:c="27"/>&lt;/</text:span><text:span text:style-name="T5">div</text:span><text:span text:style-name="T1">&gt;</text:span><text:line-break/><text:span text:style-name="T1"> <text:s text:c="23"/>&lt;/</text:span><text:span text:style-name="T5">div</text:span><text:span text:style-name="T1">&gt;</text:span><text:line-break/><text:span text:style-name="T1"> <text:s text:c="19"/>&lt;/</text:span><text:span text:style-name="T5">div</text:span><text:span text:style-name="T1">&gt;</text:span><text:line-break/><text:span text:style-name="T1"> <text:s text:c="19"/></text:span><text:span text:style-name="T6">&lt;!-- // </text:span><text:span text:style-name="T13">TODO: If cards is not &gt; 0 but subscription == 1? This should never happen as you can't remove card with active subscription. -if="subscriptions.length == 1"</text:span><text:span text:style-name="T6">--&gt;</text:span><text:line-break/><text:span text:style-name="T6"> <text:s text:c="19"/></text:span><text:span text:style-name="T1">&lt;</text:span><text:span text:style-name="T5">div </text:span><text:span text:style-name="T7">class</text:span><text:span text:style-name="T8">="card-information" </text:span><text:span text:style-name="T7">v-else</text:span><text:span text:style-name="T1">&gt;</text:span><text:line-break/><text:span text:style-name="T1"> <text:s text:c="23"/>&lt;</text:span><text:span text:style-name="T5">div </text:span><text:span text:style-name="T7">class</text:span><text:span text:style-name="T8">="row"</text:span><text:span text:style-name="T1">&gt;</text:span><text:line-break/><text:span text:style-name="T1"> <text:s text:c="27"/>&lt;</text:span><text:span text:style-name="T5">div </text:span><text:span text:style-name="T7">class</text:span><text:span text:style-name="T8">="col-xl-8 col-lg-7"</text:span><text:span text:style-name="T1">&gt;</text:span><text:line-break/><text:span text:style-name="T1"> <text:s text:c="31"/>&lt;</text:span><text:span text:style-name="T5">label</text:span><text:span text:style-name="T1">&gt;&lt;/</text:span><text:span text:style-name="T5">label</text:span><text:span text:style-name="T1">&gt;</text:span><text:line-break/><text:span text:style-name="T1"> <text:s text:c="31"/>&lt;</text:span><text:span text:style-name="T5">h2</text:span><text:span text:style-name="T1">&gt;</text:span><text:span text:style-name="T2">Add Card</text:span><text:span text:style-name="T1">&lt;/</text:span><text:span text:style-name="T5">h2</text:span><text:span text:style-name="T1">&gt;</text:span><text:line-break/><text:span text:style-name="T1"> <text:s text:c="27"/>&lt;/</text:span><text:span text:style-name="T5">div</text:span><text:span text:style-name="T1">&gt;</text:span><text:line-break/><text:span text:style-name="T1"> <text:s text:c="27"/>&lt;</text:span><text:span text:style-name="T5">div </text:span><text:span text:style-name="T7">class</text:span><text:span text:style-name="T8">="col-xl-4 col-lg-5 c-btn"</text:span><text:span text:style-name="T1">&gt;</text:span><text:line-break/><text:span text:style-name="T1"> <text:s text:c="31"/>&lt;</text:span><text:span text:style-name="T5">div </text:span><text:span text:style-name="T7">class</text:span><text:span text:style-name="T8">="container-buttons"</text:span><text:span text:style-name="T1">&gt;</text:span><text:line-break/><text:span text:style-name="T1"> <text:s text:c="35"/>&lt;</text:span><text:span text:style-name="T5">div </text:span><text:span text:style-name="T7">class</text:span><text:span text:style-name="T8">="cancle-card" </text:span><text:span text:style-name="T7">@click</text:span><text:span text:style-name="T8">="</text:span><text:span text:style-name="T7">addCard</text:span><text:span text:style-name="T8">"</text:span><text:span text:style-name="T1">&gt;</text:span><text:line-break/><text:span text:style-name="T1"> <text:s text:c="39"/>&lt;</text:span><text:span text:style-name="T5">a </text:span><text:span text:style-name="T7">href</text:span><text:span text:style-name="T8">="#" </text:span><text:span text:style-name="T7">class</text:span><text:span text:style-name="T8">="inverseThemeBtn linkBtn"</text:span><text:span text:style-name="T1">&gt;</text:span><text:span text:style-name="T2">Add card</text:span><text:span text:style-name="T1">&lt;/</text:span><text:span text:style-name="T5">a</text:span><text:span text:style-name="T1">&gt;</text:span><text:line-break/><text:span text:style-name="T1"> <text:s text:c="35"/>&lt;/</text:span><text:span text:style-name="T5">div</text:span><text:span text:style-name="T1">&gt;</text:span><text:line-break/><text:span text:style-name="T1"> <text:s text:c="31"/>&lt;/</text:span><text:span text:style-name="T5">div</text:span><text:span text:style-name="T1">&gt;</text:span><text:line-break/><text:span text:style-name="T1"> <text:s text:c="27"/>&lt;/</text:span><text:span text:style-name="T5">div</text:span><text:span text:style-name="T1">&gt;</text:span><text:line-break/><text:span text:style-name="T1"> <text:s text:c="23"/>&lt;/</text:span><text:span text:style-name="T5">div</text:span><text:span text:style-name="T1">&gt;</text:span><text:line-break/><text:span text:style-name="T1"> <text:s text:c="19"/>&lt;/</text:span><text:span text:style-name="T5">div</text:span><text:span text:style-name="T1">&gt;</text:span><text:line-break/><text:span text:style-name="T1"> <text:s text:c="15"/>&lt;/</text:span><text:span text:style-name="T5">div</text:span><text:span text:style-name="T1">&gt;</text:span><text:line-break/><text:span text:style-name="T1"> <text:s text:c="15"/>&lt;</text:span><text:span text:style-name="T5">div </text:span><text:span text:style-name="T7">v-else class</text:span><text:span text:style-name="T8">="col-12"</text:span><text:span text:style-name="T1">&gt;</text:span><text:line-break/><text:span text:style-name="T1"> <text:s text:c="19"/>&lt;</text:span><text:span text:style-name="T5">span</text:span><text:span text:style-name="T1">&gt;</text:span><text:span text:style-name="T2">No subscription found. Consider subscribing to a plan below.</text:span><text:span text:style-name="T1">&lt;/</text:span><text:span text:style-name="T5">span</text:span><text:span text:style-name="T1">&gt;</text:span><text:line-break/><text:span text:style-name="T1"> <text:s text:c="15"/>&lt;/</text:span><text:span text:style-name="T5">div</text:span><text:span text:style-name="T1">&gt;</text:span><text:line-break/><text:span text:style-name="T1"> <text:s text:c="11"/>&lt;/</text:span><text:span text:style-name="T5">div</text:span><text:span text:style-name="T1">&gt;</text:span><text:line-break/><text:span text:style-name="T1"> <text:s text:c="7"/>&lt;/</text:span><text:span text:style-name="T5">div</text:span><text:span text:style-name="T1">&gt;</text:span><text:line-break/><text:span text:style-name="T1"> <text:s text:c="7"/>&lt;</text:span><text:span text:style-name="T5">main</text:span><text:span text:style-name="T1">&gt;</text:span><text:line-break/><text:span text:style-name="T1"> <text:s text:c="11"/>&lt;</text:span><text:span text:style-name="T5">div</text:span><text:line-break/><text:span text:style-name="T5"> <text:s text:c="15"/></text:span><text:span text:style-name="T7">id</text:span><text:span text:style-name="T8">="PlanNew"</text:span><text:line-break/><text:span text:style-name="T8"> <text:s text:c="15"/></text:span><text:span text:style-name="T7">v-if</text:span><text:span text:style-name="T8">="</text:span><text:span text:style-name="T1">(user </text:span><text:span text:style-name="T5">&amp;&amp; </text:span><text:span text:style-name="T1">user.subscription </text:span><text:span text:style-name="T5">&amp;&amp; </text:span><text:span text:style-name="T1">user.subscription.length </text:span><text:span text:style-name="T5">== </text:span><text:span text:style-name="T12">0</text:span><text:span text:style-name="T1">) </text:span><text:span text:style-name="T5">|| !</text:span><text:span text:style-name="T1">memberview</text:span><text:span text:style-name="T8">"</text:span><text:line-break/><text:span text:style-name="T8"> <text:s text:c="11"/></text:span><text:span text:style-name="T1">&gt;</text:span><text:line-break/><text:span text:style-name="T1"> <text:s text:c="15"/>&lt;</text:span><text:span text:style-name="T5">div </text:span><text:span text:style-name="T7">class</text:span><text:span text:style-name="T8">="container"</text:span><text:span text:style-name="T1">&gt;</text:span><text:line-break/><text:span text:style-name="T1"> <text:s text:c="19"/>&lt;</text:span><text:span text:style-name="T5">div </text:span><text:span text:style-name="T7">class</text:span><text:span text:style-name="T8">="monthlyPlansNew"</text:span><text:span text:style-name="T1">&gt;</text:span><text:line-break/><text:span text:style-name="T1"> <text:s text:c="23"/>&lt;</text:span><text:span text:style-name="T5">h2 </text:span><text:span text:style-name="T7">class</text:span><text:span text:style-name="T8">="SectionHeader"</text:span><text:span text:style-name="T1">&gt;</text:span><text:span text:style-name="T2">Monthly Plans</text:span><text:span text:style-name="T1">&lt;/</text:span><text:span text:style-name="T5">h2</text:span><text:span text:style-name="T1">&gt;</text:span><text:line-break/><text:span text:style-name="T1"> <text:s text:c="23"/>&lt;</text:span><text:span text:style-name="T5">div </text:span><text:span text:style-name="T7">class</text:span><text:span text:style-name="T8">="row"</text:span><text:span text:style-name="T1">&gt;</text:span><text:line-break/><text:span text:style-name="T1"> <text:s text:c="27"/>&lt;</text:span><text:span text:style-name="T5">div </text:span><text:span text:style-name="T7">class</text:span><text:span text:style-name="T8">="colw"</text:span><text:span text:style-name="T1">&gt;</text:span><text:line-break/><text:span text:style-name="T1"> <text:s text:c="31"/>&lt;</text:span><text:span text:style-name="T5">div</text:span><text:line-break/><text:span text:style-name="T5"> <text:s text:c="35"/></text:span><text:span text:style-name="T7">:class</text:span><text:span text:style-name="T8">="</text:span><text:span text:style-name="T1">{</text:span><text:span text:style-name="T10">'boxContainerPlan'</text:span><text:span text:style-name="T5">:true</text:span><text:span text:style-name="T1">, </text:span><text:span text:style-name="T10">'selected'</text:span><text:span text:style-name="T5">:</text:span><text:span text:style-name="T1">(user </text:span><text:span text:style-name="T5">&amp;&amp; </text:span><text:span text:style-name="T1">user.subscription </text:span><text:span text:style-name="T5">&amp;&amp; </text:span><text:span text:style-name="T1">user.subscription.length </text:span><text:span text:style-name="T5">&gt; </text:span><text:span text:style-name="T12">0 </text:span><text:span text:style-name="T5">&amp;&amp; </text:span><text:span text:style-name="T1">user.subscription[</text:span><text:span text:style-name="T12">0</text:span><text:span text:style-name="T1">].subscribed_package </text:span><text:span text:style-name="T5">&amp;&amp; </text:span><text:span text:style-name="T1">user.subscriptions[</text:span><text:span text:style-name="T12">0</text:span><text:span text:style-name="T1">].stripe_status </text:span><text:span text:style-name="T5">!= </text:span><text:span text:style-name="T10">'canceled' </text:span><text:span text:style-name="T5">&amp;&amp; </text:span><text:span text:style-name="T1">user.subscription[</text:span><text:span text:style-name="T12">0</text:span><text:span text:style-name="T1">].subscribed_package.nickname </text:span><text:span text:style-name="T5">== </text:span><text:span text:style-name="T10">'Bronze'</text:span><text:span text:style-name="T1">) </text:span><text:span text:style-name="T5">? </text:span><text:soft-page-break/><text:span text:style-name="T5">true:false</text:span><text:span text:style-name="T1">}</text:span><text:span text:style-name="T8">"</text:span><text:line-break/><text:span text:style-name="T8"> <text:s text:c="31"/></text:span><text:span text:style-name="T1">&gt;</text:span><text:line-break/><text:span text:style-name="T1"> <text:s text:c="35"/>&lt;</text:span><text:span text:style-name="T5">div </text:span><text:span text:style-name="T7">class</text:span><text:span text:style-name="T8">="paName"</text:span><text:span text:style-name="T1">&gt;</text:span><text:span text:style-name="T2">Bronze</text:span><text:span text:style-name="T1">&lt;/</text:span><text:span text:style-name="T5">div</text:span><text:span text:style-name="T1">&gt;</text:span><text:line-break/><text:span text:style-name="T1"> <text:s text:c="35"/>&lt;</text:span><text:span text:style-name="T5">ul </text:span><text:span text:style-name="T7">class</text:span><text:span text:style-name="T8">="packge"</text:span><text:span text:style-name="T1">&gt;</text:span><text:line-break/><text:span text:style-name="T1"> <text:s text:c="39"/>&lt;</text:span><text:span text:style-name="T5">li </text:span><text:span text:style-name="T7">class</text:span><text:span text:style-name="T8">="active"</text:span><text:span text:style-name="T1">&gt;</text:span><text:line-break/><text:span text:style-name="T1"> <text:s text:c="43"/>&lt;</text:span><text:span text:style-name="T5">a </text:span><text:span text:style-name="T7">href</text:span><text:span text:style-name="T8">="#"</text:span><text:span text:style-name="T1">&gt;</text:span><text:span text:style-name="T2">Monthly</text:span><text:span text:style-name="T1">&lt;/</text:span><text:span text:style-name="T5">a</text:span><text:span text:style-name="T1">&gt;</text:span><text:line-break/><text:span text:style-name="T1"> <text:s text:c="39"/>&lt;/</text:span><text:span text:style-name="T5">li</text:span><text:span text:style-name="T1">&gt;</text:span><text:line-break/><text:span text:style-name="T1"> <text:s text:c="39"/>&lt;</text:span><text:span text:style-name="T5">li</text:span><text:span text:style-name="T1">&gt;</text:span><text:line-break/><text:span text:style-name="T1"> <text:s text:c="43"/>&lt;</text:span><text:span text:style-name="T5">a </text:span><text:span text:style-name="T7">href</text:span><text:span text:style-name="T8">="#"</text:span><text:span text:style-name="T1">&gt;</text:span><text:span text:style-name="T2">Yearly</text:span><text:span text:style-name="T1">&lt;/</text:span><text:span text:style-name="T5">a</text:span><text:span text:style-name="T1">&gt;</text:span><text:line-break/><text:span text:style-name="T1"> <text:s text:c="39"/>&lt;/</text:span><text:span text:style-name="T5">li</text:span><text:span text:style-name="T1">&gt;</text:span><text:line-break/><text:span text:style-name="T1"> <text:s text:c="35"/>&lt;/</text:span><text:span text:style-name="T5">ul</text:span><text:span text:style-name="T1">&gt;</text:span><text:line-break/><text:span text:style-name="T1"> <text:s text:c="35"/>&lt;</text:span><text:span text:style-name="T5">h2</text:span><text:span text:style-name="T1">&gt;</text:span><text:span text:style-name="T2">$80</text:span><text:span text:style-name="T1">&lt;/</text:span><text:span text:style-name="T5">h2</text:span><text:span text:style-name="T1">&gt;</text:span><text:line-break/><text:span text:style-name="T1"> <text:s text:c="35"/>&lt;</text:span><text:span text:style-name="T5">p </text:span><text:span text:style-name="T7">class</text:span><text:span text:style-name="T8">="perPerson"</text:span><text:span text:style-name="T1">&gt;</text:span><text:span text:style-name="T2">Per Month</text:span><text:span text:style-name="T1">&lt;/</text:span><text:span text:style-name="T5">p</text:span><text:span text:style-name="T1">&gt;</text:span><text:line-break/><text:span text:style-name="T1"> <text:s text:c="35"/>&lt;</text:span><text:span text:style-name="T5">ul </text:span><text:span text:style-name="T7">class</text:span><text:span text:style-name="T8">="listPlabs"</text:span><text:span text:style-name="T1">&gt;</text:span><text:line-break/><text:span text:style-name="T1"> <text:s text:c="39"/>&lt;</text:span><text:span text:style-name="T5">li</text:span><text:span text:style-name="T1">&gt;</text:span><text:line-break/><text:span text:style-name="T1"> <text:s text:c="43"/>&lt;</text:span><text:span text:style-name="T5">span </text:span><text:span text:style-name="T7">class</text:span><text:span text:style-name="T8">="imgConainer"</text:span><text:span text:style-name="T1">&gt;</text:span><text:line-break/><text:span text:style-name="T1"> <text:s text:c="47"/>&lt;</text:span><text:span text:style-name="T5">i </text:span><text:span text:style-name="T7">class</text:span><text:span text:style-name="T8">="fa fa-calendar"</text:span><text:span text:style-name="T1">&gt;&lt;/</text:span><text:span text:style-name="T5">i</text:span><text:span text:style-name="T1">&gt;</text:span><text:line-break/><text:span text:style-name="T1"> <text:s text:c="43"/>&lt;/</text:span><text:span text:style-name="T5">span</text:span><text:span text:style-name="T1">&gt;</text:span><text:line-break/><text:span text:style-name="T1"> <text:s text:c="43"/>&lt;</text:span><text:span text:style-name="T5">span</text:span><text:span text:style-name="T1">&gt;</text:span><text:span text:style-name="T2">Plans renew each month (30 days)</text:span><text:span text:style-name="T1">&lt;/</text:span><text:span text:style-name="T5">span</text:span><text:span text:style-name="T1">&gt;</text:span><text:line-break/><text:span text:style-name="T1"> <text:s text:c="39"/>&lt;/</text:span><text:span text:style-name="T5">li</text:span><text:span text:style-name="T1">&gt;</text:span><text:line-break/><text:span text:style-name="T1"> <text:s text:c="39"/>&lt;</text:span><text:span text:style-name="T5">li</text:span><text:span text:style-name="T1">&gt;</text:span><text:line-break/><text:span text:style-name="T1"> <text:s text:c="43"/>&lt;</text:span><text:span text:style-name="T5">span </text:span><text:span text:style-name="T7">class</text:span><text:span text:style-name="T8">="imgConainer"</text:span><text:span text:style-name="T1">&gt;</text:span><text:line-break/><text:span text:style-name="T1"> <text:s text:c="47"/>&lt;</text:span><text:span text:style-name="T5">img </text:span><text:span text:style-name="T7">:src</text:span><text:span text:style-name="T8">="</text:span><text:span text:style-name="T10">`img/icons/credit.png`</text:span><text:span text:style-name="T8">"</text:span><text:span text:style-name="T1">/&gt;</text:span><text:line-break/><text:span text:style-name="T1"> <text:s text:c="43"/>&lt;/</text:span><text:span text:style-name="T5">span</text:span><text:span text:style-name="T1">&gt;</text:span><text:line-break/><text:span text:style-name="T1"> <text:s text:c="43"/>&lt;</text:span><text:span text:style-name="T5">span</text:span><text:span text:style-name="T1">&gt;</text:span><text:span text:style-name="T2">You will get 100cr in this basic plan.</text:span><text:span text:style-name="T1">&lt;/</text:span><text:span text:style-name="T5">span</text:span><text:span text:style-name="T1">&gt;</text:span><text:line-break/><text:span text:style-name="T1"> <text:s text:c="39"/>&lt;/</text:span><text:span text:style-name="T5">li</text:span><text:span text:style-name="T1">&gt;</text:span><text:line-break/><text:span text:style-name="T1"> <text:s text:c="39"/>&lt;</text:span><text:span text:style-name="T5">li</text:span><text:span text:style-name="T1">&gt;</text:span><text:line-break/><text:span text:style-name="T1"> <text:s text:c="43"/>&lt;</text:span><text:span text:style-name="T5">span </text:span><text:span text:style-name="T7">class</text:span><text:span text:style-name="T8">="imgConainer"</text:span><text:span text:style-name="T1">&gt;</text:span><text:line-break/><text:span text:style-name="T1"> <text:s text:c="47"/>&lt;</text:span><text:span text:style-name="T5">i </text:span><text:span text:style-name="T7">class</text:span><text:span text:style-name="T8">="fa fa-user"</text:span><text:span text:style-name="T1">&gt;&lt;/</text:span><text:span text:style-name="T5">i</text:span><text:span text:style-name="T1">&gt;</text:span><text:line-break/><text:span text:style-name="T1"> <text:s text:c="43"/>&lt;/</text:span><text:span text:style-name="T5">span</text:span><text:span text:style-name="T1">&gt;</text:span><text:line-break/><text:span text:style-name="T1"> <text:s text:c="43"/>&lt;</text:span><text:span text:style-name="T5">span</text:span><text:span text:style-name="T1">&gt;</text:span><text:span text:style-name="T2">On average get 1 individual session</text:span><text:span text:style-name="T1">&lt;/</text:span><text:span text:style-name="T5">span</text:span><text:span text:style-name="T1">&gt;</text:span><text:line-break/><text:span text:style-name="T1"> <text:s text:c="39"/>&lt;/</text:span><text:span text:style-name="T5">li</text:span><text:span text:style-name="T1">&gt;</text:span><text:line-break/><text:span text:style-name="T1"> <text:s text:c="39"/>&lt;</text:span><text:span text:style-name="T5">li</text:span><text:span text:style-name="T1">&gt;</text:span><text:line-break/><text:span text:style-name="T1"> <text:s text:c="43"/>&lt;</text:span><text:span text:style-name="T5">span </text:span><text:span text:style-name="T7">class</text:span><text:span text:style-name="T8">="imgConainer"</text:span><text:span text:style-name="T1">&gt;</text:span><text:line-break/><text:span text:style-name="T1"> <text:s text:c="47"/>&lt;</text:span><text:span text:style-name="T5">i </text:span><text:span text:style-name="T7">class</text:span><text:span text:style-name="T8">="fa fa-users"</text:span><text:span text:style-name="T1">&gt;&lt;/</text:span><text:span text:style-name="T5">i</text:span><text:span text:style-name="T1">&gt;</text:span><text:line-break/><text:span text:style-name="T1"> <text:s text:c="43"/>&lt;/</text:span><text:span text:style-name="T5">span</text:span><text:span text:style-name="T1">&gt;</text:span><text:line-break/><text:span text:style-name="T1"> <text:s text:c="43"/>&lt;</text:span><text:span text:style-name="T5">span</text:span><text:span text:style-name="T1">&gt;</text:span><text:span text:style-name="T2">On average get 1.25 group sessions</text:span><text:span text:style-name="T1">&lt;/</text:span><text:span text:style-name="T5">span</text:span><text:span text:style-name="T1">&gt;</text:span><text:line-break/><text:span text:style-name="T1"> <text:s text:c="39"/>&lt;/</text:span><text:span text:style-name="T5">li</text:span><text:span text:style-name="T1">&gt;</text:span><text:line-break/><text:span text:style-name="T1"> <text:s text:c="39"/>&lt;</text:span><text:span text:style-name="T5">li</text:span><text:span text:style-name="T1">&gt;</text:span><text:line-break/><text:span text:style-name="T1"> <text:s text:c="43"/>&lt;</text:span><text:span text:style-name="T5">span </text:span><text:span text:style-name="T7">class</text:span><text:span text:style-name="T8">="imgConainer"</text:span><text:span text:style-name="T1">&gt;</text:span><text:line-break/><text:span text:style-name="T1"> <text:s text:c="47"/>&lt;</text:span><text:span text:style-name="T5">i </text:span><text:span text:style-name="T7">class</text:span><text:span text:style-name="T8">="fa fa-tag"</text:span><text:span text:style-name="T1">&gt;&lt;/</text:span><text:span text:style-name="T5">i</text:span><text:span text:style-name="T1">&gt;</text:span><text:line-break/><text:span text:style-name="T1"> <text:s text:c="43"/>&lt;/</text:span><text:span text:style-name="T5">span</text:span><text:span text:style-name="T1">&gt;</text:span><text:line-break/><text:span text:style-name="T1"> <text:s text:c="43"/>&lt;</text:span><text:span text:style-name="T5">span</text:span><text:span text:style-name="T1">&gt;</text:span><text:span text:style-name="T2">0% discount in Bronze Plan</text:span><text:span text:style-name="T1">&lt;/</text:span><text:span text:style-name="T5">span</text:span><text:span text:style-name="T1">&gt;</text:span><text:line-break/><text:span text:style-name="T1"> <text:s text:c="39"/>&lt;/</text:span><text:span text:style-name="T5">li</text:span><text:span text:style-name="T1">&gt;</text:span><text:line-break/><text:span text:style-name="T1"> <text:s text:c="35"/>&lt;/</text:span><text:span text:style-name="T5">ul</text:span><text:span text:style-name="T1">&gt;</text:span><text:line-break/><text:span text:style-name="T1"> <text:s text:c="35"/>&lt;</text:span><text:span text:style-name="T5">div</text:span><text:line-break/><text:span text:style-name="T5"> <text:s text:c="39"/></text:span><text:span text:style-name="T7">v-if</text:span><text:span text:style-name="T8">="</text:span><text:span text:style-name="T5">!</text:span><text:span text:style-name="T1">(user </text:span><text:span text:style-name="T5">&amp;&amp; </text:span><text:span text:style-name="T1">user.subscription </text:span><text:span text:style-name="T5">&amp;&amp; </text:span><text:span text:style-name="T1">user.subscriptions </text:span><text:span text:style-name="T5">&amp;&amp; </text:span><text:span text:style-name="T1">user.subscriptions.length </text:span><text:span text:style-name="T5">&gt; </text:span><text:span text:style-name="T12">0 </text:span><text:span text:style-name="T5">&amp;&amp; </text:span><text:span text:style-name="T1">user.subscriptions[</text:span><text:span text:style-name="T12">0</text:span><text:span text:style-name="T1">].stripe_status </text:span><text:span text:style-name="T5">!= </text:span><text:span text:style-name="T10">'canceled'</text:span><text:span text:style-name="T1">)</text:span><text:span text:style-name="T8">"</text:span><text:span text:style-name="T1">&gt;</text:span><text:line-break/><text:span text:style-name="T1"> <text:s text:c="39"/>&lt;</text:span><text:span text:style-name="T5">button </text:span><text:span text:style-name="T7">v-if</text:span><text:span text:style-name="T8">="</text:span><text:span text:style-name="T5">!</text:span><text:span text:style-name="T1">family_seasonal_addOn</text:span><text:span text:style-name="T8">" </text:span><text:span text:style-name="T7">@click</text:span><text:span text:style-name="T8">="</text:span><text:span text:style-name="T1">family_seasonal_addOn</text:span><text:span text:style-name="T5">=true</text:span><text:span text:style-name="T8">"</text:span><text:line-break/><text:soft-page-break/><text:span text:style-name="T8"> <text:s text:c="47"/></text:span><text:span text:style-name="T7">class</text:span><text:span text:style-name="T8">="Addmores"</text:span><text:span text:style-name="T1">&gt;</text:span><text:line-break/><text:span text:style-name="T1"> <text:s text:c="43"/></text:span><text:span text:style-name="T2">Add 100 Cr for $80</text:span><text:line-break/><text:span text:style-name="T2"> <text:s text:c="39"/></text:span><text:span text:style-name="T1">&lt;/</text:span><text:span text:style-name="T5">button</text:span><text:span text:style-name="T1">&gt;</text:span><text:line-break/><text:span text:style-name="T1"> <text:s text:c="39"/>&lt;</text:span><text:span text:style-name="T5">span </text:span><text:span text:style-name="T7">class</text:span><text:span text:style-name="T8">="Addmores" </text:span><text:span text:style-name="T7">v-else @click</text:span><text:span text:style-name="T8">="</text:span><text:span text:style-name="T1">family_seasonal_addOn</text:span><text:span text:style-name="T5">=false</text:span><text:span text:style-name="T8">"</text:span><text:span text:style-name="T1">&gt;</text:span><text:line-break/><text:span text:style-name="T1"><text:tab/><text:tab/><text:tab/><text:tab/><text:tab/><text:tab/><text:tab/><text:tab/><text:tab/><text:tab/></text:span><text:span text:style-name="T2">100 cr Added</text:span><text:line-break/><text:span text:style-name="T2"><text:tab/><text:tab/><text:tab/><text:tab/><text:tab/><text:tab/><text:tab/><text:tab/><text:tab/></text:span><text:span text:style-name="T1">&lt;/</text:span><text:span text:style-name="T5">span</text:span><text:span text:style-name="T1">&gt;</text:span><text:line-break/><text:span text:style-name="T1"> <text:s text:c="35"/>&lt;/</text:span><text:span text:style-name="T5">div</text:span><text:span text:style-name="T1">&gt;</text:span><text:line-break/><text:span text:style-name="T1"> <text:s text:c="35"/>&lt;</text:span><text:span text:style-name="T5">div </text:span><text:span text:style-name="T7">class</text:span><text:span text:style-name="T8">="emptyDiv" </text:span><text:span text:style-name="T7">v-else</text:span><text:span text:style-name="T1">&gt;</text:span><text:line-break/><text:span text:style-name="T1"> <text:s text:c="35"/>&lt;/</text:span><text:span text:style-name="T5">div</text:span><text:span text:style-name="T1">&gt;</text:span><text:line-break/><text:span text:style-name="T1"> <text:s text:c="35"/>&lt;</text:span><text:span text:style-name="T5">p</text:span><text:line-break/><text:span text:style-name="T5"> <text:s text:c="39"/></text:span><text:span text:style-name="T7">id</text:span><text:span text:style-name="T8">="currentPackage"</text:span><text:line-break/><text:span text:style-name="T8"> <text:s text:c="39"/></text:span><text:span text:style-name="T7">class</text:span><text:span text:style-name="T8">="themeBtn"</text:span><text:line-break/><text:span text:style-name="T8"> <text:s text:c="39"/></text:span><text:span text:style-name="T7">v-if</text:span><text:span text:style-name="T8">="</text:span><text:span text:style-name="T1">user </text:span><text:span text:style-name="T5">&amp;&amp; </text:span><text:span text:style-name="T1">user.subscription </text:span><text:span text:style-name="T5">&amp;&amp; </text:span><text:span text:style-name="T1">user.subscriptions </text:span><text:span text:style-name="T5">&amp;&amp; </text:span><text:span text:style-name="T1">user.subscriptions.length </text:span><text:span text:style-name="T5">&gt; </text:span><text:span text:style-name="T12">0 </text:span><text:span text:style-name="T5">&amp;&amp; </text:span><text:span text:style-name="T1">user.subscriptions[</text:span><text:span text:style-name="T12">0</text:span><text:span text:style-name="T1">].stripe_status </text:span><text:span text:style-name="T5">!= </text:span><text:span text:style-name="T10">'canceled' </text:span><text:span text:style-name="T5">&amp;&amp; </text:span><text:span text:style-name="T1">user.subscription[</text:span><text:span text:style-name="T12">0</text:span><text:span text:style-name="T1">].subscribed_package </text:span><text:span text:style-name="T5">&amp;&amp; </text:span><text:span text:style-name="T1">user.subscription[</text:span><text:span text:style-name="T12">0</text:span><text:span text:style-name="T1">].subscribed_package.nickname </text:span><text:span text:style-name="T5">== </text:span><text:span text:style-name="T10">'Bronze'</text:span><text:span text:style-name="T8">"</text:span><text:line-break/><text:span text:style-name="T8"> <text:s text:c="35"/></text:span><text:span text:style-name="T1">&gt;</text:span><text:span text:style-name="T2">Current Package</text:span><text:span text:style-name="T1">&lt;/</text:span><text:span text:style-name="T5">p</text:span><text:span text:style-name="T1">&gt;</text:span><text:line-break/><text:span text:style-name="T1"> <text:s text:c="35"/>&lt;</text:span><text:span text:style-name="T5">a</text:span><text:line-break/><text:span text:style-name="T5"> <text:s text:c="39"/></text:span><text:span text:style-name="T7">v-else-if</text:span><text:span text:style-name="T8">="</text:span><text:span text:style-name="T1">user </text:span><text:span text:style-name="T5">&amp;&amp; </text:span><text:span text:style-name="T1">user.subscriptions </text:span><text:span text:style-name="T5">&amp;&amp; </text:span><text:span text:style-name="T1">user.subscriptions.length </text:span><text:span text:style-name="T5">&gt; </text:span><text:span text:style-name="T12">0 </text:span><text:span text:style-name="T5">&amp;&amp; </text:span><text:span text:style-name="T1">user.subscriptions[</text:span><text:span text:style-name="T12">0</text:span><text:span text:style-name="T1">].stripe_status </text:span><text:span text:style-name="T5">!= </text:span><text:span text:style-name="T10">'canceled'</text:span><text:span text:style-name="T8">"</text:span><text:line-break/><text:span text:style-name="T8"> <text:s text:c="39"/></text:span><text:span text:style-name="T7">class</text:span><text:span text:style-name="T8">="themeBtn linkBtn"</text:span><text:line-break/><text:span text:style-name="T8"> <text:s text:c="39"/></text:span><text:span text:style-name="T7">href</text:span><text:span text:style-name="T8">="javascript:</text:span><text:span text:style-name="T9">void(0)</text:span><text:span text:style-name="T8">"</text:span><text:line-break/><text:span text:style-name="T8"> <text:s text:c="39"/></text:span><text:span text:style-name="T7">@click</text:span><text:span text:style-name="T8">="</text:span><text:span text:style-name="T7">upgradePlan</text:span><text:span text:style-name="T1">(</text:span><text:span text:style-name="T10">'bronze'</text:span><text:span text:style-name="T1">)</text:span><text:span text:style-name="T8">"</text:span><text:line-break/><text:span text:style-name="T8"> <text:s text:c="35"/></text:span><text:span text:style-name="T1">&gt;</text:span><text:span text:style-name="T2">Buy Now</text:span><text:span text:style-name="T1">&lt;/</text:span><text:span text:style-name="T5">a</text:span><text:span text:style-name="T1">&gt;</text:span><text:line-break/><text:span text:style-name="T1"> <text:s text:c="35"/>&lt;</text:span><text:span text:style-name="T5">a</text:span><text:line-break/><text:span text:style-name="T5"> <text:s text:c="39"/></text:span><text:span text:style-name="T7">v-else</text:span><text:line-break/><text:span text:style-name="T7"> <text:s text:c="39"/>class</text:span><text:span text:style-name="T8">="themeBtn linkBtn"</text:span><text:line-break/><text:span text:style-name="T8"> <text:s text:c="39"/></text:span><text:span text:style-name="T7">href</text:span><text:span text:style-name="T8">="javascript:</text:span><text:span text:style-name="T9">void(0)</text:span><text:span text:style-name="T8">"</text:span><text:line-break/><text:span text:style-name="T8"> <text:s text:c="39"/></text:span><text:span text:style-name="T7">@click</text:span><text:span text:style-name="T8">="</text:span><text:span text:style-name="T7">loadCardModel</text:span><text:span text:style-name="T1">(</text:span><text:span text:style-name="T10">'bronze'</text:span><text:span text:style-name="T1">)</text:span><text:span text:style-name="T8">"</text:span><text:line-break/><text:span text:style-name="T8"> <text:s text:c="35"/></text:span><text:span text:style-name="T1">&gt;</text:span><text:span text:style-name="T2">Buy Now</text:span><text:span text:style-name="T1">&lt;/</text:span><text:span text:style-name="T5">a</text:span><text:span text:style-name="T1">&gt;</text:span><text:line-break/><text:span text:style-name="T1"> <text:s text:c="31"/>&lt;/</text:span><text:span text:style-name="T5">div</text:span><text:span text:style-name="T1">&gt;</text:span><text:line-break/><text:span text:style-name="T1"> <text:s text:c="27"/>&lt;/</text:span><text:span text:style-name="T5">div</text:span><text:span text:style-name="T1">&gt;</text:span><text:line-break/><text:span text:style-name="T1"> <text:s text:c="27"/>&lt;</text:span><text:span text:style-name="T5">div </text:span><text:span text:style-name="T7">class</text:span><text:span text:style-name="T8">="colw"</text:span><text:span text:style-name="T1">&gt;</text:span><text:line-break/><text:span text:style-name="T1"> <text:s text:c="31"/>&lt;</text:span><text:span text:style-name="T5">div</text:span><text:line-break/><text:span text:style-name="T5"> <text:s text:c="35"/></text:span><text:span text:style-name="T7">:class</text:span><text:span text:style-name="T8">="</text:span><text:span text:style-name="T1">{</text:span><text:span text:style-name="T10">'boxContainerPlan'</text:span><text:span text:style-name="T5">:true</text:span><text:span text:style-name="T1">, </text:span><text:span text:style-name="T10">'selected'</text:span><text:span text:style-name="T5">:</text:span><text:span text:style-name="T1">(user </text:span><text:span text:style-name="T5">&amp;&amp; </text:span><text:span text:style-name="T1">user.subscription </text:span><text:span text:style-name="T5">&amp;&amp; </text:span><text:span text:style-name="T1">user.subscription.length </text:span><text:span text:style-name="T5">&gt; </text:span><text:span text:style-name="T12">0 </text:span><text:span text:style-name="T5">&amp;&amp; </text:span><text:span text:style-name="T1">user.subscription[</text:span><text:span text:style-name="T12">0</text:span><text:span text:style-name="T1">].subscribed_package </text:span><text:span text:style-name="T5">&amp;&amp; </text:span><text:span text:style-name="T1">user.subscription[</text:span><text:span text:style-name="T12">0</text:span><text:span text:style-name="T1">].subscribed_package.nickname </text:span><text:span text:style-name="T5">== </text:span><text:span text:style-name="T10">'Silver'</text:span><text:span text:style-name="T1">) </text:span><text:span text:style-name="T5">? true:false</text:span><text:span text:style-name="T1">}</text:span><text:span text:style-name="T8">"</text:span><text:line-break/><text:span text:style-name="T8"> <text:s text:c="31"/></text:span><text:span text:style-name="T1">&gt;</text:span><text:line-break/><text:span text:style-name="T1"> <text:s text:c="35"/>&lt;</text:span><text:span text:style-name="T5">div </text:span><text:span text:style-name="T7">class</text:span><text:span text:style-name="T8">="paName"</text:span><text:span text:style-name="T1">&gt;</text:span><text:span text:style-name="T2">Silver</text:span><text:span text:style-name="T1">&lt;/</text:span><text:span text:style-name="T5">div</text:span><text:span text:style-name="T1">&gt;</text:span><text:line-break/><text:span text:style-name="T1"> <text:s text:c="35"/>&lt;</text:span><text:span text:style-name="T5">ul </text:span><text:span text:style-name="T7">class</text:span><text:span text:style-name="T8">="packge"</text:span><text:span text:style-name="T1">&gt;</text:span><text:line-break/><text:span text:style-name="T1"> <text:s text:c="39"/>&lt;</text:span><text:span text:style-name="T5">li </text:span><text:span text:style-name="T7">class</text:span><text:span text:style-name="T8">="active"</text:span><text:span text:style-name="T1">&gt;</text:span><text:line-break/><text:span text:style-name="T1"> <text:s text:c="43"/>&lt;</text:span><text:span text:style-name="T5">a </text:span><text:span text:style-name="T7">href</text:span><text:span text:style-name="T8">="#"</text:span><text:span text:style-name="T1">&gt;</text:span><text:span text:style-name="T2">Monthly</text:span><text:span text:style-name="T1">&lt;/</text:span><text:span text:style-name="T5">a</text:span><text:span text:style-name="T1">&gt;</text:span><text:line-break/><text:span text:style-name="T1"> <text:s text:c="39"/>&lt;/</text:span><text:span text:style-name="T5">li</text:span><text:span text:style-name="T1">&gt;</text:span><text:line-break/><text:span text:style-name="T1"> <text:s text:c="39"/>&lt;</text:span><text:span text:style-name="T5">li</text:span><text:span text:style-name="T1">&gt;</text:span><text:line-break/><text:span text:style-name="T1"> <text:s text:c="43"/>&lt;</text:span><text:span text:style-name="T5">a </text:span><text:span text:style-name="T7">href</text:span><text:span text:style-name="T8">="#"</text:span><text:span text:style-name="T1">&gt;</text:span><text:span text:style-name="T2">Yearly</text:span><text:span text:style-name="T1">&lt;/</text:span><text:span text:style-name="T5">a</text:span><text:span text:style-name="T1">&gt;</text:span><text:line-break/><text:span text:style-name="T1"> <text:s text:c="39"/>&lt;/</text:span><text:span text:style-name="T5">li</text:span><text:span text:style-name="T1">&gt;</text:span><text:line-break/><text:span text:style-name="T1"> <text:s text:c="35"/>&lt;/</text:span><text:span text:style-name="T5">ul</text:span><text:span text:style-name="T1">&gt;</text:span><text:line-break/><text:span text:style-name="T1"> <text:s text:c="35"/>&lt;</text:span><text:span text:style-name="T5">h2</text:span><text:span text:style-name="T1">&gt;</text:span><text:span text:style-name="T2">$250</text:span><text:span text:style-name="T1">&lt;/</text:span><text:span text:style-name="T5">h2</text:span><text:span text:style-name="T1">&gt;</text:span><text:line-break/><text:soft-page-break/><text:span text:style-name="T1"> <text:s text:c="35"/>&lt;</text:span><text:span text:style-name="T5">p </text:span><text:span text:style-name="T7">class</text:span><text:span text:style-name="T8">="perPerson"</text:span><text:span text:style-name="T1">&gt;</text:span><text:span text:style-name="T2">Per Month</text:span><text:span text:style-name="T1">&lt;/</text:span><text:span text:style-name="T5">p</text:span><text:span text:style-name="T1">&gt;</text:span><text:line-break/><text:span text:style-name="T1"> <text:s text:c="35"/>&lt;</text:span><text:span text:style-name="T5">ul </text:span><text:span text:style-name="T7">class</text:span><text:span text:style-name="T8">="listPlabs"</text:span><text:span text:style-name="T1">&gt;</text:span><text:line-break/><text:span text:style-name="T1"> <text:s text:c="39"/>&lt;</text:span><text:span text:style-name="T5">li</text:span><text:span text:style-name="T1">&gt;</text:span><text:line-break/><text:span text:style-name="T1"> <text:s text:c="43"/>&lt;</text:span><text:span text:style-name="T5">span </text:span><text:span text:style-name="T7">class</text:span><text:span text:style-name="T8">="imgConainer"</text:span><text:span text:style-name="T1">&gt;</text:span><text:line-break/><text:span text:style-name="T1"> <text:s text:c="47"/>&lt;</text:span><text:span text:style-name="T5">i </text:span><text:span text:style-name="T7">class</text:span><text:span text:style-name="T8">="fa fa-calendar"</text:span><text:span text:style-name="T1">&gt;&lt;/</text:span><text:span text:style-name="T5">i</text:span><text:span text:style-name="T1">&gt;</text:span><text:line-break/><text:span text:style-name="T1"> <text:s text:c="43"/>&lt;/</text:span><text:span text:style-name="T5">span</text:span><text:span text:style-name="T1">&gt;</text:span><text:line-break/><text:span text:style-name="T1"> <text:s text:c="43"/>&lt;</text:span><text:span text:style-name="T5">span</text:span><text:span text:style-name="T1">&gt;</text:span><text:span text:style-name="T2">Plans renew each month (30 days)</text:span><text:span text:style-name="T1">&lt;/</text:span><text:span text:style-name="T5">span</text:span><text:span text:style-name="T1">&gt;</text:span><text:line-break/><text:span text:style-name="T1"> <text:s text:c="39"/>&lt;/</text:span><text:span text:style-name="T5">li</text:span><text:span text:style-name="T1">&gt;</text:span><text:line-break/><text:span text:style-name="T1"> <text:s text:c="39"/>&lt;</text:span><text:span text:style-name="T5">li</text:span><text:span text:style-name="T1">&gt;</text:span><text:line-break/><text:span text:style-name="T1"> <text:s text:c="43"/>&lt;</text:span><text:span text:style-name="T5">span </text:span><text:span text:style-name="T7">class</text:span><text:span text:style-name="T8">="imgConainer"</text:span><text:span text:style-name="T1">&gt;</text:span><text:line-break/><text:span text:style-name="T1"> <text:s text:c="47"/>&lt;</text:span><text:span text:style-name="T5">img </text:span><text:span text:style-name="T7">:src</text:span><text:span text:style-name="T8">="</text:span><text:span text:style-name="T10">`img/icons/credit.png`</text:span><text:span text:style-name="T8">"</text:span><text:span text:style-name="T1">/&gt;</text:span><text:line-break/><text:span text:style-name="T1"> <text:s text:c="43"/>&lt;/</text:span><text:span text:style-name="T5">span</text:span><text:span text:style-name="T1">&gt;</text:span><text:line-break/><text:span text:style-name="T1"> <text:s text:c="43"/>&lt;</text:span><text:span text:style-name="T5">span</text:span><text:span text:style-name="T1">&gt;</text:span><text:span text:style-name="T2">You will get 400cr in this basic plan.</text:span><text:span text:style-name="T1">&lt;/</text:span><text:span text:style-name="T5">span</text:span><text:span text:style-name="T1">&gt;</text:span><text:line-break/><text:span text:style-name="T1"> <text:s text:c="39"/>&lt;/</text:span><text:span text:style-name="T5">li</text:span><text:span text:style-name="T1">&gt;</text:span><text:line-break/><text:span text:style-name="T1"> <text:s text:c="39"/>&lt;</text:span><text:span text:style-name="T5">li</text:span><text:span text:style-name="T1">&gt;</text:span><text:line-break/><text:span text:style-name="T1"> <text:s text:c="43"/>&lt;</text:span><text:span text:style-name="T5">span </text:span><text:span text:style-name="T7">class</text:span><text:span text:style-name="T8">="imgConainer"</text:span><text:span text:style-name="T1">&gt;</text:span><text:line-break/><text:span text:style-name="T1"> <text:s text:c="47"/>&lt;</text:span><text:span text:style-name="T5">i </text:span><text:span text:style-name="T7">class</text:span><text:span text:style-name="T8">="fa fa-user"</text:span><text:span text:style-name="T1">&gt;&lt;/</text:span><text:span text:style-name="T5">i</text:span><text:span text:style-name="T1">&gt;</text:span><text:line-break/><text:span text:style-name="T1"> <text:s text:c="43"/>&lt;/</text:span><text:span text:style-name="T5">span</text:span><text:span text:style-name="T1">&gt;</text:span><text:line-break/><text:span text:style-name="T1"> <text:s text:c="43"/>&lt;</text:span><text:span text:style-name="T5">span</text:span><text:span text:style-name="T1">&gt;</text:span><text:span text:style-name="T2">On average get 4 individual sessions</text:span><text:span text:style-name="T1">&lt;/</text:span><text:span text:style-name="T5">span</text:span><text:span text:style-name="T1">&gt;</text:span><text:line-break/><text:span text:style-name="T1"> <text:s text:c="39"/>&lt;/</text:span><text:span text:style-name="T5">li</text:span><text:span text:style-name="T1">&gt;</text:span><text:line-break/><text:span text:style-name="T1"> <text:s text:c="39"/>&lt;</text:span><text:span text:style-name="T5">li</text:span><text:span text:style-name="T1">&gt;</text:span><text:line-break/><text:span text:style-name="T1"> <text:s text:c="43"/>&lt;</text:span><text:span text:style-name="T5">span </text:span><text:span text:style-name="T7">class</text:span><text:span text:style-name="T8">="imgConainer"</text:span><text:span text:style-name="T1">&gt;</text:span><text:line-break/><text:span text:style-name="T1"> <text:s text:c="47"/>&lt;</text:span><text:span text:style-name="T5">i </text:span><text:span text:style-name="T7">class</text:span><text:span text:style-name="T8">="fa fa-users"</text:span><text:span text:style-name="T1">&gt;&lt;/</text:span><text:span text:style-name="T5">i</text:span><text:span text:style-name="T1">&gt;</text:span><text:line-break/><text:span text:style-name="T1"> <text:s text:c="43"/>&lt;/</text:span><text:span text:style-name="T5">span</text:span><text:span text:style-name="T1">&gt;</text:span><text:line-break/><text:span text:style-name="T1"> <text:s text:c="43"/>&lt;</text:span><text:span text:style-name="T5">span</text:span><text:span text:style-name="T1">&gt;</text:span><text:span text:style-name="T2">On average get 5 group sessions</text:span><text:span text:style-name="T1">&lt;/</text:span><text:span text:style-name="T5">span</text:span><text:span text:style-name="T1">&gt;</text:span><text:line-break/><text:span text:style-name="T1"> <text:s text:c="39"/>&lt;/</text:span><text:span text:style-name="T5">li</text:span><text:span text:style-name="T1">&gt;</text:span><text:line-break/><text:span text:style-name="T1"> <text:s text:c="39"/>&lt;</text:span><text:span text:style-name="T5">li</text:span><text:span text:style-name="T1">&gt;</text:span><text:line-break/><text:span text:style-name="T1"> <text:s text:c="43"/>&lt;</text:span><text:span text:style-name="T5">span </text:span><text:span text:style-name="T7">class</text:span><text:span text:style-name="T8">="imgConainer"</text:span><text:span text:style-name="T1">&gt;</text:span><text:line-break/><text:span text:style-name="T1"> <text:s text:c="47"/>&lt;</text:span><text:span text:style-name="T5">i </text:span><text:span text:style-name="T7">class</text:span><text:span text:style-name="T8">="fa fa-tag"</text:span><text:span text:style-name="T1">&gt;&lt;/</text:span><text:span text:style-name="T5">i</text:span><text:span text:style-name="T1">&gt;</text:span><text:line-break/><text:span text:style-name="T1"> <text:s text:c="43"/>&lt;/</text:span><text:span text:style-name="T5">span</text:span><text:span text:style-name="T1">&gt;</text:span><text:line-break/><text:span text:style-name="T1"> <text:s text:c="43"/>&lt;</text:span><text:span text:style-name="T5">span</text:span><text:span text:style-name="T1">&gt;</text:span><text:span text:style-name="T2">You will save 21% in this plan.</text:span><text:span text:style-name="T1">&lt;/</text:span><text:span text:style-name="T5">span</text:span><text:span text:style-name="T1">&gt;</text:span><text:line-break/><text:span text:style-name="T1"> <text:s text:c="39"/>&lt;/</text:span><text:span text:style-name="T5">li</text:span><text:span text:style-name="T1">&gt;</text:span><text:line-break/><text:span text:style-name="T1"> <text:s text:c="35"/>&lt;/</text:span><text:span text:style-name="T5">ul</text:span><text:span text:style-name="T1">&gt;</text:span><text:line-break/><text:line-break/><text:span text:style-name="T1"> <text:s text:c="35"/>&lt;</text:span><text:span text:style-name="T5">div</text:span><text:line-break/><text:span text:style-name="T5"> <text:s text:c="39"/></text:span><text:span text:style-name="T7">v-if</text:span><text:span text:style-name="T8">="</text:span><text:span text:style-name="T5">!</text:span><text:span text:style-name="T1">(user </text:span><text:span text:style-name="T5">&amp;&amp; </text:span><text:span text:style-name="T1">user.subscription </text:span><text:span text:style-name="T5">&amp;&amp; </text:span><text:span text:style-name="T1">user.subscriptions </text:span><text:span text:style-name="T5">&amp;&amp; </text:span><text:span text:style-name="T1">user.subscriptions.length </text:span><text:span text:style-name="T5">&gt; </text:span><text:span text:style-name="T12">0 </text:span><text:span text:style-name="T5">&amp;&amp; </text:span><text:span text:style-name="T1">user.subscriptions[</text:span><text:span text:style-name="T12">0</text:span><text:span text:style-name="T1">].stripe_status </text:span><text:span text:style-name="T5">!= </text:span><text:span text:style-name="T10">'canceled'</text:span><text:span text:style-name="T1">)</text:span><text:span text:style-name="T8">"</text:span><text:span text:style-name="T1">&gt;</text:span><text:line-break/><text:span text:style-name="T1"> <text:s text:c="39"/>&lt;</text:span><text:span text:style-name="T5">button </text:span><text:span text:style-name="T7">v-if</text:span><text:span text:style-name="T8">="</text:span><text:span text:style-name="T5">!</text:span><text:span text:style-name="T1">family_seasonal_addOn</text:span><text:span text:style-name="T8">" </text:span><text:span text:style-name="T7">@click</text:span><text:span text:style-name="T8">="</text:span><text:span text:style-name="T1">family_seasonal_addOn</text:span><text:span text:style-name="T5">=true</text:span><text:span text:style-name="T8">"</text:span><text:line-break/><text:span text:style-name="T8"> <text:s text:c="47"/></text:span><text:span text:style-name="T7">class</text:span><text:span text:style-name="T8">="Addmores"</text:span><text:span text:style-name="T1">&gt;</text:span><text:line-break/><text:span text:style-name="T1"> <text:s text:c="43"/></text:span><text:span text:style-name="T2">Add 100 Cr for $63</text:span><text:line-break/><text:span text:style-name="T2"> <text:s text:c="39"/></text:span><text:span text:style-name="T1">&lt;/</text:span><text:span text:style-name="T5">button</text:span><text:span text:style-name="T1">&gt;</text:span><text:line-break/><text:span text:style-name="T1"> <text:s text:c="39"/>&lt;</text:span><text:span text:style-name="T5">span </text:span><text:span text:style-name="T7">class</text:span><text:span text:style-name="T8">="Addmores" </text:span><text:span text:style-name="T7">v-else @click</text:span><text:span text:style-name="T8">="</text:span><text:span text:style-name="T1">family_seasonal_addOn</text:span><text:span text:style-name="T5">=false</text:span><text:span text:style-name="T8">"</text:span><text:span text:style-name="T1">&gt;</text:span><text:line-break/><text:span text:style-name="T1"><text:tab/><text:tab/><text:tab/><text:tab/><text:tab/><text:tab/><text:tab/><text:tab/><text:tab/><text:tab/></text:span><text:span text:style-name="T2">100 cr Added</text:span><text:line-break/><text:span text:style-name="T2"><text:tab/><text:tab/><text:tab/><text:tab/><text:tab/><text:tab/><text:tab/><text:tab/><text:tab/></text:span><text:span text:style-name="T1">&lt;/</text:span><text:span text:style-name="T5">span</text:span><text:span text:style-name="T1">&gt;</text:span><text:line-break/><text:span text:style-name="T1"> <text:s text:c="35"/>&lt;/</text:span><text:span text:style-name="T5">div</text:span><text:span text:style-name="T1">&gt;</text:span><text:line-break/><text:span text:style-name="T1"> <text:s text:c="35"/>&lt;</text:span><text:span text:style-name="T5">div </text:span><text:span text:style-name="T7">class</text:span><text:span text:style-name="T8">="emptyDiv" </text:span><text:span text:style-name="T7">v-else</text:span><text:span text:style-name="T1">&gt;</text:span><text:line-break/><text:span text:style-name="T1"> <text:s text:c="35"/>&lt;/</text:span><text:span text:style-name="T5">div</text:span><text:span text:style-name="T1">&gt;</text:span><text:line-break/><text:line-break/><text:soft-page-break/><text:span text:style-name="T1"> <text:s text:c="35"/>&lt;</text:span><text:span text:style-name="T5">p</text:span><text:line-break/><text:span text:style-name="T5"> <text:s text:c="39"/></text:span><text:span text:style-name="T7">id</text:span><text:span text:style-name="T8">="currentPackage"</text:span><text:line-break/><text:span text:style-name="T8"> <text:s text:c="39"/></text:span><text:span text:style-name="T7">class</text:span><text:span text:style-name="T8">="themeBtn"</text:span><text:line-break/><text:span text:style-name="T8"> <text:s text:c="39"/></text:span><text:span text:style-name="T7">v-if</text:span><text:span text:style-name="T8">="</text:span><text:span text:style-name="T1">user </text:span><text:span text:style-name="T5">&amp;&amp; </text:span><text:span text:style-name="T1">user.subscription </text:span><text:span text:style-name="T5">&amp;&amp; </text:span><text:span text:style-name="T1">user.subscriptions </text:span><text:span text:style-name="T5">&amp;&amp; </text:span><text:span text:style-name="T1">user.subscriptions.length </text:span><text:span text:style-name="T5">&gt; </text:span><text:span text:style-name="T12">0 </text:span><text:span text:style-name="T5">&amp;&amp; </text:span><text:span text:style-name="T1">user.subscriptions[</text:span><text:span text:style-name="T12">0</text:span><text:span text:style-name="T1">].stripe_status </text:span><text:span text:style-name="T5">!= </text:span><text:span text:style-name="T10">'canceled' </text:span><text:span text:style-name="T5">&amp;&amp; </text:span><text:span text:style-name="T1">user.subscription[</text:span><text:span text:style-name="T12">0</text:span><text:span text:style-name="T1">].subscribed_package </text:span><text:span text:style-name="T5">&amp;&amp; </text:span><text:span text:style-name="T1">user.subscription[</text:span><text:span text:style-name="T12">0</text:span><text:span text:style-name="T1">].subscribed_package.nickname </text:span><text:span text:style-name="T5">== </text:span><text:span text:style-name="T10">'Silver'</text:span><text:span text:style-name="T8">"</text:span><text:line-break/><text:span text:style-name="T8"> <text:s text:c="35"/></text:span><text:span text:style-name="T1">&gt;</text:span><text:span text:style-name="T2">Current Package</text:span><text:span text:style-name="T1">&lt;/</text:span><text:span text:style-name="T5">p</text:span><text:span text:style-name="T1">&gt;</text:span><text:line-break/><text:span text:style-name="T1"> <text:s text:c="35"/>&lt;</text:span><text:span text:style-name="T5">a</text:span><text:line-break/><text:span text:style-name="T5"> <text:s text:c="39"/></text:span><text:span text:style-name="T7">v-else-if</text:span><text:span text:style-name="T8">="</text:span><text:span text:style-name="T1">user </text:span><text:span text:style-name="T5">&amp;&amp; </text:span><text:span text:style-name="T1">user.subscriptions </text:span><text:span text:style-name="T5">&amp;&amp; </text:span><text:span text:style-name="T1">user.subscriptions.length </text:span><text:span text:style-name="T5">&gt; </text:span><text:span text:style-name="T12">0 </text:span><text:span text:style-name="T5">&amp;&amp; </text:span><text:span text:style-name="T1">user.subscriptions[</text:span><text:span text:style-name="T12">0</text:span><text:span text:style-name="T1">].stripe_status </text:span><text:span text:style-name="T5">!= </text:span><text:span text:style-name="T10">'canceled'</text:span><text:span text:style-name="T8">"</text:span><text:line-break/><text:span text:style-name="T8"> <text:s text:c="39"/></text:span><text:span text:style-name="T7">class</text:span><text:span text:style-name="T8">="themeBtn linkBtn"</text:span><text:line-break/><text:span text:style-name="T8"> <text:s text:c="39"/></text:span><text:span text:style-name="T7">href</text:span><text:span text:style-name="T8">="javascript:</text:span><text:span text:style-name="T9">void(0)</text:span><text:span text:style-name="T8">"</text:span><text:line-break/><text:span text:style-name="T8"> <text:s text:c="39"/></text:span><text:span text:style-name="T7">@click</text:span><text:span text:style-name="T8">="</text:span><text:span text:style-name="T7">upgradePlan</text:span><text:span text:style-name="T1">(</text:span><text:span text:style-name="T10">'silver'</text:span><text:span text:style-name="T1">)</text:span><text:span text:style-name="T8">"</text:span><text:line-break/><text:span text:style-name="T8"> <text:s text:c="35"/></text:span><text:span text:style-name="T1">&gt;</text:span><text:span text:style-name="T2">Buy Now</text:span><text:span text:style-name="T1">&lt;/</text:span><text:span text:style-name="T5">a</text:span><text:span text:style-name="T1">&gt;</text:span><text:line-break/><text:span text:style-name="T1"> <text:s text:c="35"/>&lt;</text:span><text:span text:style-name="T5">a</text:span><text:line-break/><text:span text:style-name="T5"> <text:s text:c="39"/></text:span><text:span text:style-name="T7">v-else</text:span><text:line-break/><text:span text:style-name="T7"> <text:s text:c="39"/>class</text:span><text:span text:style-name="T8">="themeBtn linkBtn"</text:span><text:line-break/><text:span text:style-name="T8"> <text:s text:c="39"/></text:span><text:span text:style-name="T7">href</text:span><text:span text:style-name="T8">="javascript:</text:span><text:span text:style-name="T9">void(0)</text:span><text:span text:style-name="T8">"</text:span><text:line-break/><text:span text:style-name="T8"> <text:s text:c="39"/></text:span><text:span text:style-name="T7">@click</text:span><text:span text:style-name="T8">="</text:span><text:span text:style-name="T7">loadCardModel</text:span><text:span text:style-name="T1">(</text:span><text:span text:style-name="T10">'silver'</text:span><text:span text:style-name="T1">)</text:span><text:span text:style-name="T8">"</text:span><text:line-break/><text:span text:style-name="T8"> <text:s text:c="35"/></text:span><text:span text:style-name="T1">&gt;</text:span><text:span text:style-name="T2">Buy Now</text:span><text:span text:style-name="T1">&lt;/</text:span><text:span text:style-name="T5">a</text:span><text:span text:style-name="T1">&gt;</text:span><text:line-break/><text:span text:style-name="T1"> <text:s text:c="31"/>&lt;/</text:span><text:span text:style-name="T5">div</text:span><text:span text:style-name="T1">&gt;</text:span><text:line-break/><text:span text:style-name="T1"> <text:s text:c="27"/>&lt;/</text:span><text:span text:style-name="T5">div</text:span><text:span text:style-name="T1">&gt;</text:span><text:line-break/><text:span text:style-name="T1"> <text:s text:c="27"/>&lt;</text:span><text:span text:style-name="T5">div </text:span><text:span text:style-name="T7">class</text:span><text:span text:style-name="T8">="colw"</text:span><text:span text:style-name="T1">&gt;</text:span><text:line-break/><text:span text:style-name="T1"> <text:s text:c="31"/>&lt;</text:span><text:span text:style-name="T5">div</text:span><text:line-break/><text:span text:style-name="T5"> <text:s text:c="35"/></text:span><text:span text:style-name="T7">:class</text:span><text:span text:style-name="T8">="</text:span><text:span text:style-name="T1">{</text:span><text:span text:style-name="T10">'boxContainerPlan'</text:span><text:span text:style-name="T5">:true</text:span><text:span text:style-name="T1">, </text:span><text:span text:style-name="T10">'selected'</text:span><text:span text:style-name="T5">:</text:span><text:span text:style-name="T1">(user </text:span><text:span text:style-name="T5">&amp;&amp; </text:span><text:span text:style-name="T1">user.subscription </text:span><text:span text:style-name="T5">&amp;&amp; </text:span><text:span text:style-name="T1">user.subscription.length </text:span><text:span text:style-name="T5">&gt; </text:span><text:span text:style-name="T12">0 </text:span><text:span text:style-name="T5">&amp;&amp; </text:span><text:span text:style-name="T1">user.subscription[</text:span><text:span text:style-name="T12">0</text:span><text:span text:style-name="T1">].subscribed_package </text:span><text:span text:style-name="T5">&amp;&amp; </text:span><text:span text:style-name="T1">user.subscription[</text:span><text:span text:style-name="T12">0</text:span><text:span text:style-name="T1">].subscribed_package.nickname </text:span><text:span text:style-name="T5">== </text:span><text:span text:style-name="T10">'Gold'</text:span><text:span text:style-name="T1">) </text:span><text:span text:style-name="T5">? true:false</text:span><text:span text:style-name="T1">}</text:span><text:span text:style-name="T8">"</text:span><text:line-break/><text:span text:style-name="T8"> <text:s text:c="31"/></text:span><text:span text:style-name="T1">&gt;</text:span><text:line-break/><text:span text:style-name="T1"> <text:s text:c="35"/>&lt;</text:span><text:span text:style-name="T5">div </text:span><text:span text:style-name="T7">class</text:span><text:span text:style-name="T8">="paName"</text:span><text:span text:style-name="T1">&gt;</text:span><text:span text:style-name="T2">Gold</text:span><text:span text:style-name="T1">&lt;/</text:span><text:span text:style-name="T5">div</text:span><text:span text:style-name="T1">&gt;</text:span><text:line-break/><text:span text:style-name="T1"> <text:s text:c="35"/>&lt;</text:span><text:span text:style-name="T5">ul </text:span><text:span text:style-name="T7">class</text:span><text:span text:style-name="T8">="packge"</text:span><text:span text:style-name="T1">&gt;</text:span><text:line-break/><text:span text:style-name="T1"> <text:s text:c="39"/>&lt;</text:span><text:span text:style-name="T5">li </text:span><text:span text:style-name="T7">class</text:span><text:span text:style-name="T8">="active"</text:span><text:span text:style-name="T1">&gt;</text:span><text:line-break/><text:span text:style-name="T1"> <text:s text:c="43"/>&lt;</text:span><text:span text:style-name="T5">a </text:span><text:span text:style-name="T7">href</text:span><text:span text:style-name="T8">="#"</text:span><text:span text:style-name="T1">&gt;</text:span><text:span text:style-name="T2">Monthly</text:span><text:span text:style-name="T1">&lt;/</text:span><text:span text:style-name="T5">a</text:span><text:span text:style-name="T1">&gt;</text:span><text:line-break/><text:span text:style-name="T1"> <text:s text:c="39"/>&lt;/</text:span><text:span text:style-name="T5">li</text:span><text:span text:style-name="T1">&gt;</text:span><text:line-break/><text:span text:style-name="T1"> <text:s text:c="39"/>&lt;</text:span><text:span text:style-name="T5">li</text:span><text:span text:style-name="T1">&gt;</text:span><text:line-break/><text:span text:style-name="T1"> <text:s text:c="43"/>&lt;</text:span><text:span text:style-name="T5">a </text:span><text:span text:style-name="T7">href</text:span><text:span text:style-name="T8">="#"</text:span><text:span text:style-name="T1">&gt;</text:span><text:span text:style-name="T2">Yearly</text:span><text:span text:style-name="T1">&lt;/</text:span><text:span text:style-name="T5">a</text:span><text:span text:style-name="T1">&gt;</text:span><text:line-break/><text:span text:style-name="T1"> <text:s text:c="39"/>&lt;/</text:span><text:span text:style-name="T5">li</text:span><text:span text:style-name="T1">&gt;</text:span><text:line-break/><text:span text:style-name="T1"> <text:s text:c="35"/>&lt;/</text:span><text:span text:style-name="T5">ul</text:span><text:span text:style-name="T1">&gt;</text:span><text:line-break/><text:span text:style-name="T1"> <text:s text:c="35"/>&lt;</text:span><text:span text:style-name="T5">h2</text:span><text:span text:style-name="T1">&gt;</text:span><text:span text:style-name="T2">$400</text:span><text:span text:style-name="T1">&lt;/</text:span><text:span text:style-name="T5">h2</text:span><text:span text:style-name="T1">&gt;</text:span><text:line-break/><text:span text:style-name="T1"> <text:s text:c="35"/>&lt;</text:span><text:span text:style-name="T5">p </text:span><text:span text:style-name="T7">class</text:span><text:span text:style-name="T8">="perPerson"</text:span><text:span text:style-name="T1">&gt;</text:span><text:span text:style-name="T2">Per Month</text:span><text:span text:style-name="T1">&lt;/</text:span><text:span text:style-name="T5">p</text:span><text:span text:style-name="T1">&gt;</text:span><text:line-break/><text:span text:style-name="T1"> <text:s text:c="35"/>&lt;</text:span><text:span text:style-name="T5">ul </text:span><text:span text:style-name="T7">class</text:span><text:span text:style-name="T8">="listPlabs"</text:span><text:span text:style-name="T1">&gt;</text:span><text:line-break/><text:span text:style-name="T1"> <text:s text:c="39"/>&lt;</text:span><text:span text:style-name="T5">li</text:span><text:span text:style-name="T1">&gt;</text:span><text:line-break/><text:span text:style-name="T1"> <text:s text:c="43"/>&lt;</text:span><text:span text:style-name="T5">span </text:span><text:span text:style-name="T7">class</text:span><text:span text:style-name="T8">="imgConainer"</text:span><text:span text:style-name="T1">&gt;</text:span><text:line-break/><text:span text:style-name="T1"> <text:s text:c="47"/>&lt;</text:span><text:span text:style-name="T5">i </text:span><text:span text:style-name="T7">class</text:span><text:span text:style-name="T8">="fa fa-calendar"</text:span><text:span text:style-name="T1">&gt;&lt;/</text:span><text:span text:style-name="T5">i</text:span><text:span text:style-name="T1">&gt;</text:span><text:line-break/><text:span text:style-name="T1"> <text:s text:c="43"/>&lt;/</text:span><text:span text:style-name="T5">span</text:span><text:span text:style-name="T1">&gt;</text:span><text:line-break/><text:span text:style-name="T1"> <text:s text:c="43"/>&lt;</text:span><text:span text:style-name="T5">span</text:span><text:span text:style-name="T1">&gt;</text:span><text:span text:style-name="T2">Plans renew each month (30 days)</text:span><text:span text:style-name="T1">&lt;/</text:span><text:span text:style-name="T5">span</text:span><text:span text:style-name="T1">&gt;</text:span><text:line-break/><text:span text:style-name="T1"> <text:s text:c="39"/>&lt;/</text:span><text:span text:style-name="T5">li</text:span><text:span text:style-name="T1">&gt;</text:span><text:line-break/><text:span text:style-name="T1"> <text:s text:c="39"/>&lt;</text:span><text:span text:style-name="T5">li</text:span><text:span text:style-name="T1">&gt;</text:span><text:line-break/><text:span text:style-name="T1"> <text:s text:c="43"/>&lt;</text:span><text:span text:style-name="T5">span </text:span><text:span text:style-name="T7">class</text:span><text:span text:style-name="T8">="imgConainer"</text:span><text:span text:style-name="T1">&gt;</text:span><text:line-break/><text:soft-page-break/><text:span text:style-name="T1"> <text:s text:c="47"/>&lt;</text:span><text:span text:style-name="T5">img </text:span><text:span text:style-name="T7">:src</text:span><text:span text:style-name="T8">="</text:span><text:span text:style-name="T10">`img/icons/credit.png`</text:span><text:span text:style-name="T8">"</text:span><text:span text:style-name="T1">/&gt;</text:span><text:line-break/><text:span text:style-name="T1"> <text:s text:c="43"/>&lt;/</text:span><text:span text:style-name="T5">span</text:span><text:span text:style-name="T1">&gt;</text:span><text:line-break/><text:span text:style-name="T1"> <text:s text:c="43"/>&lt;</text:span><text:span text:style-name="T5">span</text:span><text:span text:style-name="T1">&gt;</text:span><text:span text:style-name="T2">You will get 700cr in this basic plan.</text:span><text:span text:style-name="T1">&lt;/</text:span><text:span text:style-name="T5">span</text:span><text:span text:style-name="T1">&gt;</text:span><text:line-break/><text:span text:style-name="T1"> <text:s text:c="39"/>&lt;/</text:span><text:span text:style-name="T5">li</text:span><text:span text:style-name="T1">&gt;</text:span><text:line-break/><text:span text:style-name="T1"> <text:s text:c="39"/>&lt;</text:span><text:span text:style-name="T5">li</text:span><text:span text:style-name="T1">&gt;</text:span><text:line-break/><text:span text:style-name="T1"> <text:s text:c="43"/>&lt;</text:span><text:span text:style-name="T5">span </text:span><text:span text:style-name="T7">class</text:span><text:span text:style-name="T8">="imgConainer"</text:span><text:span text:style-name="T1">&gt;</text:span><text:line-break/><text:span text:style-name="T1"> <text:s text:c="47"/>&lt;</text:span><text:span text:style-name="T5">i </text:span><text:span text:style-name="T7">class</text:span><text:span text:style-name="T8">="fa fa-user"</text:span><text:span text:style-name="T1">&gt;&lt;/</text:span><text:span text:style-name="T5">i</text:span><text:span text:style-name="T1">&gt;</text:span><text:line-break/><text:span text:style-name="T1"> <text:s text:c="43"/>&lt;/</text:span><text:span text:style-name="T5">span</text:span><text:span text:style-name="T1">&gt;</text:span><text:line-break/><text:span text:style-name="T1"> <text:s text:c="43"/>&lt;</text:span><text:span text:style-name="T5">span</text:span><text:span text:style-name="T1">&gt;</text:span><text:span text:style-name="T2">On average get 7 individual sessions</text:span><text:span text:style-name="T1">&lt;/</text:span><text:span text:style-name="T5">span</text:span><text:span text:style-name="T1">&gt;</text:span><text:line-break/><text:span text:style-name="T1"> <text:s text:c="39"/>&lt;/</text:span><text:span text:style-name="T5">li</text:span><text:span text:style-name="T1">&gt;</text:span><text:line-break/><text:span text:style-name="T1"> <text:s text:c="39"/>&lt;</text:span><text:span text:style-name="T5">li</text:span><text:span text:style-name="T1">&gt;</text:span><text:line-break/><text:span text:style-name="T1"> <text:s text:c="43"/>&lt;</text:span><text:span text:style-name="T5">span </text:span><text:span text:style-name="T7">class</text:span><text:span text:style-name="T8">="imgConainer"</text:span><text:span text:style-name="T1">&gt;</text:span><text:line-break/><text:span text:style-name="T1"> <text:s text:c="47"/>&lt;</text:span><text:span text:style-name="T5">i </text:span><text:span text:style-name="T7">class</text:span><text:span text:style-name="T8">="fa fa-users"</text:span><text:span text:style-name="T1">&gt;&lt;/</text:span><text:span text:style-name="T5">i</text:span><text:span text:style-name="T1">&gt;</text:span><text:line-break/><text:span text:style-name="T1"> <text:s text:c="43"/>&lt;/</text:span><text:span text:style-name="T5">span</text:span><text:span text:style-name="T1">&gt;</text:span><text:line-break/><text:span text:style-name="T1"> <text:s text:c="43"/>&lt;</text:span><text:span text:style-name="T5">span</text:span><text:span text:style-name="T1">&gt;</text:span><text:span text:style-name="T2">On average get 8.75 group sessions</text:span><text:span text:style-name="T1">&lt;/</text:span><text:span text:style-name="T5">span</text:span><text:span text:style-name="T1">&gt;</text:span><text:line-break/><text:span text:style-name="T1"> <text:s text:c="39"/>&lt;/</text:span><text:span text:style-name="T5">li</text:span><text:span text:style-name="T1">&gt;</text:span><text:line-break/><text:span text:style-name="T1"> <text:s text:c="39"/>&lt;</text:span><text:span text:style-name="T5">li</text:span><text:span text:style-name="T1">&gt;</text:span><text:line-break/><text:span text:style-name="T1"> <text:s text:c="43"/>&lt;</text:span><text:span text:style-name="T5">span </text:span><text:span text:style-name="T7">class</text:span><text:span text:style-name="T8">="imgConainer"</text:span><text:span text:style-name="T1">&gt;</text:span><text:line-break/><text:span text:style-name="T1"> <text:s text:c="47"/>&lt;</text:span><text:span text:style-name="T5">i </text:span><text:span text:style-name="T7">class</text:span><text:span text:style-name="T8">="fa fa-tag"</text:span><text:span text:style-name="T1">&gt;&lt;/</text:span><text:span text:style-name="T5">i</text:span><text:span text:style-name="T1">&gt;</text:span><text:line-break/><text:span text:style-name="T1"> <text:s text:c="43"/>&lt;/</text:span><text:span text:style-name="T5">span</text:span><text:span text:style-name="T1">&gt;</text:span><text:line-break/><text:span text:style-name="T1"> <text:s text:c="43"/>&lt;</text:span><text:span text:style-name="T5">span</text:span><text:span text:style-name="T1">&gt;</text:span><text:span text:style-name="T2">You will save 28% in this plan.</text:span><text:span text:style-name="T1">&lt;/</text:span><text:span text:style-name="T5">span</text:span><text:span text:style-name="T1">&gt;</text:span><text:line-break/><text:span text:style-name="T1"> <text:s text:c="39"/>&lt;/</text:span><text:span text:style-name="T5">li</text:span><text:span text:style-name="T1">&gt;</text:span><text:line-break/><text:span text:style-name="T1"> <text:s text:c="35"/>&lt;/</text:span><text:span text:style-name="T5">ul</text:span><text:span text:style-name="T1">&gt;</text:span><text:line-break/><text:line-break/><text:span text:style-name="T1"> <text:s text:c="35"/>&lt;</text:span><text:span text:style-name="T5">div</text:span><text:line-break/><text:span text:style-name="T5"> <text:s text:c="39"/></text:span><text:span text:style-name="T7">v-if</text:span><text:span text:style-name="T8">="</text:span><text:span text:style-name="T5">!</text:span><text:span text:style-name="T1">(user </text:span><text:span text:style-name="T5">&amp;&amp; </text:span><text:span text:style-name="T1">user.subscription </text:span><text:span text:style-name="T5">&amp;&amp; <text:s/></text:span><text:span text:style-name="T1">user.subscriptions </text:span><text:span text:style-name="T5">&amp;&amp; </text:span><text:span text:style-name="T1">user.subscriptions.length </text:span><text:span text:style-name="T5">&gt; </text:span><text:span text:style-name="T12">0 </text:span><text:span text:style-name="T5">&amp;&amp; </text:span><text:span text:style-name="T1">user.subscriptions[</text:span><text:span text:style-name="T12">0</text:span><text:span text:style-name="T1">].stripe_status </text:span><text:span text:style-name="T5">!= </text:span><text:span text:style-name="T10">'canceled'</text:span><text:span text:style-name="T1">)</text:span><text:span text:style-name="T8">"</text:span><text:span text:style-name="T1">&gt;</text:span><text:line-break/><text:span text:style-name="T1"> <text:s text:c="39"/>&lt;</text:span><text:span text:style-name="T5">button </text:span><text:span text:style-name="T7">v-if</text:span><text:span text:style-name="T8">="</text:span><text:span text:style-name="T5">!</text:span><text:span text:style-name="T1">family_seasonal_addOn</text:span><text:span text:style-name="T8">" </text:span><text:span text:style-name="T7">@click</text:span><text:span text:style-name="T8">="</text:span><text:span text:style-name="T1">family_seasonal_addOn</text:span><text:span text:style-name="T5">=true</text:span><text:span text:style-name="T8">"</text:span><text:line-break/><text:span text:style-name="T8"> <text:s text:c="47"/></text:span><text:span text:style-name="T7">class</text:span><text:span text:style-name="T8">="Addmores"</text:span><text:span text:style-name="T1">&gt;</text:span><text:line-break/><text:span text:style-name="T1"> <text:s text:c="43"/></text:span><text:span text:style-name="T2">Add 100 Cr for $57</text:span><text:line-break/><text:span text:style-name="T2"> <text:s text:c="39"/></text:span><text:span text:style-name="T1">&lt;/</text:span><text:span text:style-name="T5">button</text:span><text:span text:style-name="T1">&gt;</text:span><text:line-break/><text:span text:style-name="T1"> <text:s text:c="39"/>&lt;</text:span><text:span text:style-name="T5">span </text:span><text:span text:style-name="T7">class</text:span><text:span text:style-name="T8">="Addmores" </text:span><text:span text:style-name="T7">v-else @click</text:span><text:span text:style-name="T8">="</text:span><text:span text:style-name="T1">family_seasonal_addOn</text:span><text:span text:style-name="T5">=false</text:span><text:span text:style-name="T8">"</text:span><text:span text:style-name="T1">&gt;</text:span><text:line-break/><text:span text:style-name="T1"><text:tab/><text:tab/><text:tab/><text:tab/><text:tab/><text:tab/><text:tab/><text:tab/><text:tab/><text:tab/></text:span><text:span text:style-name="T2">100 cr Added</text:span><text:line-break/><text:span text:style-name="T2"><text:tab/><text:tab/><text:tab/><text:tab/><text:tab/><text:tab/><text:tab/><text:tab/><text:tab/></text:span><text:span text:style-name="T1">&lt;/</text:span><text:span text:style-name="T5">span</text:span><text:span text:style-name="T1">&gt;</text:span><text:line-break/><text:span text:style-name="T1"> <text:s text:c="35"/>&lt;/</text:span><text:span text:style-name="T5">div</text:span><text:span text:style-name="T1">&gt;</text:span><text:line-break/><text:span text:style-name="T1"> <text:s text:c="35"/>&lt;</text:span><text:span text:style-name="T5">div </text:span><text:span text:style-name="T7">class</text:span><text:span text:style-name="T8">="emptyDiv" </text:span><text:span text:style-name="T7">v-else</text:span><text:span text:style-name="T1">&gt;</text:span><text:line-break/><text:span text:style-name="T1"> <text:s text:c="35"/>&lt;/</text:span><text:span text:style-name="T5">div</text:span><text:span text:style-name="T1">&gt;</text:span><text:line-break/><text:line-break/><text:span text:style-name="T1"> <text:s text:c="35"/>&lt;</text:span><text:span text:style-name="T5">p</text:span><text:line-break/><text:span text:style-name="T5"> <text:s text:c="39"/></text:span><text:span text:style-name="T7">id</text:span><text:span text:style-name="T8">="currentPackage"</text:span><text:line-break/><text:span text:style-name="T8"> <text:s text:c="39"/></text:span><text:span text:style-name="T7">class</text:span><text:span text:style-name="T8">="themeBtn"</text:span><text:line-break/><text:span text:style-name="T8"> <text:s text:c="39"/></text:span><text:span text:style-name="T7">v-if</text:span><text:span text:style-name="T8">="</text:span><text:span text:style-name="T1">user </text:span><text:span text:style-name="T5">&amp;&amp; </text:span><text:span text:style-name="T1">user.subscription </text:span><text:span text:style-name="T5">&amp;&amp; </text:span><text:span text:style-name="T1">user.subscriptions </text:span><text:span text:style-name="T5">&amp;&amp; </text:span><text:span text:style-name="T1">user.subscriptions.length </text:span><text:span text:style-name="T5">&gt; </text:span><text:span text:style-name="T12">0 </text:span><text:span text:style-name="T5">&amp;&amp; </text:span><text:span text:style-name="T1">user.subscriptions[</text:span><text:span text:style-name="T12">0</text:span><text:span text:style-name="T1">].stripe_status </text:span><text:span text:style-name="T5">!= </text:span><text:span text:style-name="T10">'canceled' </text:span><text:span text:style-name="T5">&amp;&amp; </text:span><text:span text:style-name="T1">user.subscription[</text:span><text:span text:style-name="T12">0</text:span><text:span text:style-name="T1">].subscribed_package </text:span><text:span text:style-name="T5">&amp;&amp; </text:span><text:span text:style-name="T1">user.subscription[</text:span><text:span text:style-name="T12">0</text:span><text:span text:style-name="T1">].subscribed_package.nickname </text:span><text:span text:style-name="T5">== </text:span><text:span text:style-name="T10">'Gold'</text:span><text:span text:style-name="T8">"</text:span><text:line-break/><text:span text:style-name="T8"> <text:s text:c="35"/></text:span><text:span text:style-name="T1">&gt;</text:span><text:span text:style-name="T2">Current Package</text:span><text:span text:style-name="T1">&lt;/</text:span><text:span text:style-name="T5">p</text:span><text:span text:style-name="T1">&gt;</text:span><text:line-break/><text:span text:style-name="T1"> <text:s text:c="35"/>&lt;</text:span><text:span text:style-name="T5">a</text:span><text:line-break/><text:span text:style-name="T5"> <text:s text:c="39"/></text:span><text:span text:style-name="T7">v-else-if</text:span><text:span text:style-name="T8">="</text:span><text:span text:style-name="T1">user </text:span><text:span text:style-name="T5">&amp;&amp; </text:span><text:span text:style-name="T1">user.subscriptions </text:span><text:span text:style-name="T5">&amp;&amp; </text:span><text:soft-page-break/><text:span text:style-name="T1">user.subscriptions.length </text:span><text:span text:style-name="T5">&gt; </text:span><text:span text:style-name="T12">0 </text:span><text:span text:style-name="T5">&amp;&amp; </text:span><text:span text:style-name="T1">user.subscriptions[</text:span><text:span text:style-name="T12">0</text:span><text:span text:style-name="T1">].stripe_status </text:span><text:span text:style-name="T5">!= </text:span><text:span text:style-name="T10">'canceled'</text:span><text:span text:style-name="T8">"</text:span><text:line-break/><text:span text:style-name="T8"> <text:s text:c="39"/></text:span><text:span text:style-name="T7">class</text:span><text:span text:style-name="T8">="themeBtn linkBtn"</text:span><text:line-break/><text:span text:style-name="T8"> <text:s text:c="39"/></text:span><text:span text:style-name="T7">href</text:span><text:span text:style-name="T8">="javascript:</text:span><text:span text:style-name="T9">void(0)</text:span><text:span text:style-name="T8">"</text:span><text:line-break/><text:span text:style-name="T8"> <text:s text:c="39"/></text:span><text:span text:style-name="T7">@click</text:span><text:span text:style-name="T8">="</text:span><text:span text:style-name="T7">upgradePlan</text:span><text:span text:style-name="T1">(</text:span><text:span text:style-name="T10">'gold'</text:span><text:span text:style-name="T1">)</text:span><text:span text:style-name="T8">"</text:span><text:line-break/><text:span text:style-name="T8"> <text:s text:c="35"/></text:span><text:span text:style-name="T1">&gt;</text:span><text:span text:style-name="T2">Buy Now</text:span><text:span text:style-name="T1">&lt;/</text:span><text:span text:style-name="T5">a</text:span><text:span text:style-name="T1">&gt;</text:span><text:line-break/><text:span text:style-name="T1"> <text:s text:c="35"/>&lt;</text:span><text:span text:style-name="T5">a</text:span><text:line-break/><text:span text:style-name="T5"> <text:s text:c="39"/></text:span><text:span text:style-name="T7">v-else</text:span><text:line-break/><text:span text:style-name="T7"> <text:s text:c="39"/>class</text:span><text:span text:style-name="T8">="themeBtn linkBtn"</text:span><text:line-break/><text:span text:style-name="T8"> <text:s text:c="39"/></text:span><text:span text:style-name="T7">href</text:span><text:span text:style-name="T8">="javascript:</text:span><text:span text:style-name="T9">void(0)</text:span><text:span text:style-name="T8">"</text:span><text:line-break/><text:span text:style-name="T8"> <text:s text:c="39"/></text:span><text:span text:style-name="T7">@click</text:span><text:span text:style-name="T8">="</text:span><text:span text:style-name="T7">loadCardModel</text:span><text:span text:style-name="T1">(</text:span><text:span text:style-name="T10">'gold'</text:span><text:span text:style-name="T1">)</text:span><text:span text:style-name="T8">"</text:span><text:line-break/><text:span text:style-name="T8"> <text:s text:c="35"/></text:span><text:span text:style-name="T1">&gt;</text:span><text:span text:style-name="T2">Buy Now</text:span><text:span text:style-name="T1">&lt;/</text:span><text:span text:style-name="T5">a</text:span><text:span text:style-name="T1">&gt;</text:span><text:line-break/><text:span text:style-name="T1"> <text:s text:c="31"/>&lt;/</text:span><text:span text:style-name="T5">div</text:span><text:span text:style-name="T1">&gt;</text:span><text:line-break/><text:span text:style-name="T1"> <text:s text:c="27"/>&lt;/</text:span><text:span text:style-name="T5">div</text:span><text:span text:style-name="T1">&gt;</text:span><text:line-break/><text:span text:style-name="T1"> <text:s text:c="23"/>&lt;/</text:span><text:span text:style-name="T5">div</text:span><text:span text:style-name="T1">&gt;</text:span><text:line-break/><text:span text:style-name="T1"> <text:s text:c="19"/>&lt;/</text:span><text:span text:style-name="T5">div</text:span><text:span text:style-name="T1">&gt;</text:span><text:line-break/><text:span text:style-name="T1"> <text:s text:c="15"/>&lt;/</text:span><text:span text:style-name="T5">div</text:span><text:span text:style-name="T1">&gt;</text:span><text:line-break/><text:span text:style-name="T1"> <text:s text:c="15"/>&lt;</text:span><text:span text:style-name="T5">div </text:span><text:span text:style-name="T7">class</text:span><text:span text:style-name="T8">="container"</text:span><text:span text:style-name="T1">&gt;</text:span><text:line-break/><text:span text:style-name="T1"> <text:s text:c="19"/>&lt;</text:span><text:span text:style-name="T5">div </text:span><text:span text:style-name="T7">class</text:span><text:span text:style-name="T8">="seasonalPlans"</text:span><text:span text:style-name="T1">&gt;</text:span><text:line-break/><text:span text:style-name="T1"> <text:s text:c="23"/>&lt;</text:span><text:span text:style-name="T5">h2 </text:span><text:span text:style-name="T7">class</text:span><text:span text:style-name="T8">="SectionHeader"</text:span><text:span text:style-name="T1">&gt;</text:span><text:span text:style-name="T2">Seasonal Plans</text:span><text:span text:style-name="T1">&lt;/</text:span><text:span text:style-name="T5">h2</text:span><text:span text:style-name="T1">&gt;</text:span><text:line-break/><text:span text:style-name="T1"> <text:s text:c="23"/>&lt;</text:span><text:span text:style-name="T5">div </text:span><text:span text:style-name="T7">class</text:span><text:span text:style-name="T8">="row"</text:span><text:span text:style-name="T1">&gt;</text:span><text:line-break/><text:span text:style-name="T1"> <text:s text:c="27"/>&lt;</text:span><text:span text:style-name="T5">div </text:span><text:span text:style-name="T7">class</text:span><text:span text:style-name="T8">="colw"</text:span><text:span text:style-name="T1">&gt;</text:span><text:line-break/><text:span text:style-name="T1"> <text:s text:c="31"/>&lt;</text:span><text:span text:style-name="T5">div</text:span><text:line-break/><text:span text:style-name="T5"> <text:s text:c="35"/></text:span><text:span text:style-name="T7">:class</text:span><text:span text:style-name="T8">="</text:span><text:span text:style-name="T1">{</text:span><text:span text:style-name="T10">'boxContainerPlan'</text:span><text:span text:style-name="T5">:true</text:span><text:span text:style-name="T1">, </text:span><text:span text:style-name="T10">'selected'</text:span><text:span text:style-name="T5">:</text:span><text:span text:style-name="T1">(user </text:span><text:span text:style-name="T5">&amp;&amp; </text:span><text:span text:style-name="T1">user.subscription </text:span><text:span text:style-name="T5">&amp;&amp; </text:span><text:span text:style-name="T1">user.subscription.length </text:span><text:span text:style-name="T5">&gt; </text:span><text:span text:style-name="T12">0 </text:span><text:span text:style-name="T5">&amp;&amp; </text:span><text:span text:style-name="T1">user.subscription[</text:span><text:span text:style-name="T12">0</text:span><text:span text:style-name="T1">].subscribed_package </text:span><text:span text:style-name="T5">&amp;&amp; </text:span><text:span text:style-name="T1">user.subscription[</text:span><text:span text:style-name="T12">0</text:span><text:span text:style-name="T1">].subscribed_package.nickname </text:span><text:span text:style-name="T5">== </text:span><text:span text:style-name="T10">'Bronze Seasonal'</text:span><text:span text:style-name="T1">) </text:span><text:span text:style-name="T5">? true:false</text:span><text:span text:style-name="T1">}</text:span><text:span text:style-name="T8">"</text:span><text:line-break/><text:span text:style-name="T8"> <text:s text:c="31"/></text:span><text:span text:style-name="T1">&gt;</text:span><text:line-break/><text:span text:style-name="T1"> <text:s text:c="35"/>&lt;</text:span><text:span text:style-name="T5">div </text:span><text:span text:style-name="T7">class</text:span><text:span text:style-name="T8">="paName"</text:span><text:span text:style-name="T1">&gt;</text:span><text:span text:style-name="T2">Bronze</text:span><text:span text:style-name="T1">&lt;/</text:span><text:span text:style-name="T5">div</text:span><text:span text:style-name="T1">&gt;</text:span><text:line-break/><text:span text:style-name="T1"> <text:s text:c="35"/>&lt;</text:span><text:span text:style-name="T5">ul </text:span><text:span text:style-name="T7">class</text:span><text:span text:style-name="T8">="packge"</text:span><text:span text:style-name="T1">&gt;</text:span><text:line-break/><text:span text:style-name="T1"> <text:s text:c="39"/>&lt;</text:span><text:span text:style-name="T5">li</text:span><text:span text:style-name="T1">&gt;</text:span><text:line-break/><text:span text:style-name="T1"> <text:s text:c="43"/>&lt;</text:span><text:span text:style-name="T5">a </text:span><text:span text:style-name="T7">href</text:span><text:span text:style-name="T8">="#"</text:span><text:span text:style-name="T1">&gt;</text:span><text:span text:style-name="T2">Monthly</text:span><text:span text:style-name="T1">&lt;/</text:span><text:span text:style-name="T5">a</text:span><text:span text:style-name="T1">&gt;</text:span><text:line-break/><text:span text:style-name="T1"> <text:s text:c="39"/>&lt;/</text:span><text:span text:style-name="T5">li</text:span><text:span text:style-name="T1">&gt;</text:span><text:line-break/><text:span text:style-name="T1"> <text:s text:c="39"/>&lt;</text:span><text:span text:style-name="T5">li </text:span><text:span text:style-name="T7">class</text:span><text:span text:style-name="T8">="active"</text:span><text:span text:style-name="T1">&gt;</text:span><text:line-break/><text:span text:style-name="T1"> <text:s text:c="43"/>&lt;</text:span><text:span text:style-name="T5">a </text:span><text:span text:style-name="T7">href</text:span><text:span text:style-name="T8">="#"</text:span><text:span text:style-name="T1">&gt;</text:span><text:span text:style-name="T2">Yearly</text:span><text:span text:style-name="T1">&lt;/</text:span><text:span text:style-name="T5">a</text:span><text:span text:style-name="T1">&gt;</text:span><text:line-break/><text:span text:style-name="T1"> <text:s text:c="39"/>&lt;/</text:span><text:span text:style-name="T5">li</text:span><text:span text:style-name="T1">&gt;</text:span><text:line-break/><text:span text:style-name="T1"> <text:s text:c="35"/>&lt;/</text:span><text:span text:style-name="T5">ul</text:span><text:span text:style-name="T1">&gt;</text:span><text:line-break/><text:span text:style-name="T1"> <text:s text:c="35"/>&lt;</text:span><text:span text:style-name="T5">h2</text:span><text:span text:style-name="T1">&gt;</text:span><text:span text:style-name="T2">$225</text:span><text:span text:style-name="T1">&lt;/</text:span><text:span text:style-name="T5">h2</text:span><text:span text:style-name="T1">&gt;</text:span><text:line-break/><text:span text:style-name="T1"> <text:s text:c="35"/>&lt;</text:span><text:span text:style-name="T5">p </text:span><text:span text:style-name="T7">class</text:span><text:span text:style-name="T8">="perPerson"</text:span><text:span text:style-name="T1">&gt;</text:span><text:span text:style-name="T2">per season</text:span><text:span text:style-name="T1">&lt;/</text:span><text:span text:style-name="T5">p</text:span><text:span text:style-name="T1">&gt;</text:span><text:line-break/><text:span text:style-name="T1"> <text:s text:c="35"/>&lt;</text:span><text:span text:style-name="T5">ul </text:span><text:span text:style-name="T7">class</text:span><text:span text:style-name="T8">="listPlabs"</text:span><text:span text:style-name="T1">&gt;</text:span><text:line-break/><text:span text:style-name="T1"> <text:s text:c="39"/>&lt;</text:span><text:span text:style-name="T5">li</text:span><text:span text:style-name="T1">&gt;</text:span><text:line-break/><text:span text:style-name="T1"> <text:s text:c="43"/>&lt;</text:span><text:span text:style-name="T5">span </text:span><text:span text:style-name="T7">class</text:span><text:span text:style-name="T8">="imgConainer"</text:span><text:span text:style-name="T1">&gt;</text:span><text:line-break/><text:span text:style-name="T1"> <text:s text:c="47"/>&lt;</text:span><text:span text:style-name="T5">i </text:span><text:span text:style-name="T7">class</text:span><text:span text:style-name="T8">="fa fa-calendar"</text:span><text:span text:style-name="T1">&gt;&lt;/</text:span><text:span text:style-name="T5">i</text:span><text:span text:style-name="T1">&gt;</text:span><text:line-break/><text:span text:style-name="T1"> <text:s text:c="43"/>&lt;/</text:span><text:span text:style-name="T5">span</text:span><text:span text:style-name="T1">&gt;</text:span><text:line-break/><text:span text:style-name="T1"> <text:s text:c="43"/>&lt;</text:span><text:span text:style-name="T5">span</text:span><text:span text:style-name="T1">&gt;</text:span><text:span text:style-name="T2">Plan renews every Season/3 months (90 days)</text:span><text:span text:style-name="T1">&lt;/</text:span><text:span text:style-name="T5">span</text:span><text:span text:style-name="T1">&gt;</text:span><text:line-break/><text:span text:style-name="T1"> <text:s text:c="39"/>&lt;/</text:span><text:span text:style-name="T5">li</text:span><text:span text:style-name="T1">&gt;</text:span><text:line-break/><text:span text:style-name="T1"> <text:s text:c="39"/>&lt;</text:span><text:span text:style-name="T5">li</text:span><text:span text:style-name="T1">&gt;</text:span><text:line-break/><text:span text:style-name="T1"> <text:s text:c="43"/>&lt;</text:span><text:span text:style-name="T5">span </text:span><text:span text:style-name="T7">class</text:span><text:span text:style-name="T8">="imgConainer"</text:span><text:span text:style-name="T1">&gt;</text:span><text:line-break/><text:span text:style-name="T1"> <text:s text:c="47"/>&lt;</text:span><text:span text:style-name="T5">img </text:span><text:span text:style-name="T7">:src</text:span><text:span text:style-name="T8">="</text:span><text:span text:style-name="T10">`img/icons/credit.png`</text:span><text:span text:style-name="T8">"</text:span><text:span text:style-name="T1">/&gt;</text:span><text:line-break/><text:soft-page-break/><text:span text:style-name="T1"> <text:s text:c="43"/>&lt;/</text:span><text:span text:style-name="T5">span</text:span><text:span text:style-name="T1">&gt;</text:span><text:line-break/><text:span text:style-name="T1"> <text:s text:c="43"/>&lt;</text:span><text:span text:style-name="T5">span</text:span><text:span text:style-name="T1">&gt;</text:span><text:span text:style-name="T2">You will get 330cr in this basic plan.</text:span><text:span text:style-name="T1">&lt;/</text:span><text:span text:style-name="T5">span</text:span><text:span text:style-name="T1">&gt;</text:span><text:line-break/><text:span text:style-name="T1"> <text:s text:c="39"/>&lt;/</text:span><text:span text:style-name="T5">li</text:span><text:span text:style-name="T1">&gt;</text:span><text:line-break/><text:span text:style-name="T1"> <text:s text:c="39"/>&lt;</text:span><text:span text:style-name="T5">li</text:span><text:span text:style-name="T1">&gt;</text:span><text:line-break/><text:span text:style-name="T1"> <text:s text:c="43"/>&lt;</text:span><text:span text:style-name="T5">span </text:span><text:span text:style-name="T7">class</text:span><text:span text:style-name="T8">="imgConainer"</text:span><text:span text:style-name="T1">&gt;</text:span><text:line-break/><text:span text:style-name="T1"> <text:s text:c="47"/>&lt;</text:span><text:span text:style-name="T5">i </text:span><text:span text:style-name="T7">class</text:span><text:span text:style-name="T8">="fa fa-user"</text:span><text:span text:style-name="T1">&gt;&lt;/</text:span><text:span text:style-name="T5">i</text:span><text:span text:style-name="T1">&gt;</text:span><text:line-break/><text:span text:style-name="T1"> <text:s text:c="43"/>&lt;/</text:span><text:span text:style-name="T5">span</text:span><text:span text:style-name="T1">&gt;</text:span><text:line-break/><text:span text:style-name="T1"> <text:s text:c="43"/>&lt;</text:span><text:span text:style-name="T5">span</text:span><text:span text:style-name="T1">&gt;</text:span><text:span text:style-name="T2">On average get 3.3 individual sessions</text:span><text:span text:style-name="T1">&lt;/</text:span><text:span text:style-name="T5">span</text:span><text:span text:style-name="T1">&gt;</text:span><text:line-break/><text:span text:style-name="T1"> <text:s text:c="39"/>&lt;/</text:span><text:span text:style-name="T5">li</text:span><text:span text:style-name="T1">&gt;</text:span><text:line-break/><text:span text:style-name="T1"> <text:s text:c="39"/>&lt;</text:span><text:span text:style-name="T5">li</text:span><text:span text:style-name="T1">&gt;</text:span><text:line-break/><text:span text:style-name="T1"> <text:s text:c="43"/>&lt;</text:span><text:span text:style-name="T5">span </text:span><text:span text:style-name="T7">class</text:span><text:span text:style-name="T8">="imgConainer"</text:span><text:span text:style-name="T1">&gt;</text:span><text:line-break/><text:span text:style-name="T1"> <text:s text:c="47"/>&lt;</text:span><text:span text:style-name="T5">i </text:span><text:span text:style-name="T7">class</text:span><text:span text:style-name="T8">="fa fa-users"</text:span><text:span text:style-name="T1">&gt;&lt;/</text:span><text:span text:style-name="T5">i</text:span><text:span text:style-name="T1">&gt;</text:span><text:line-break/><text:span text:style-name="T1"> <text:s text:c="43"/>&lt;/</text:span><text:span text:style-name="T5">span</text:span><text:span text:style-name="T1">&gt;</text:span><text:line-break/><text:span text:style-name="T1"> <text:s text:c="43"/>&lt;</text:span><text:span text:style-name="T5">span</text:span><text:span text:style-name="T1">&gt;</text:span><text:span text:style-name="T2">On average get 4.1 group sessions</text:span><text:span text:style-name="T1">&lt;/</text:span><text:span text:style-name="T5">span</text:span><text:span text:style-name="T1">&gt;</text:span><text:line-break/><text:span text:style-name="T1"> <text:s text:c="39"/>&lt;/</text:span><text:span text:style-name="T5">li</text:span><text:span text:style-name="T1">&gt;</text:span><text:line-break/><text:span text:style-name="T1"> <text:s text:c="39"/>&lt;</text:span><text:span text:style-name="T5">li</text:span><text:span text:style-name="T1">&gt;</text:span><text:line-break/><text:span text:style-name="T1"> <text:s text:c="43"/>&lt;</text:span><text:span text:style-name="T5">span </text:span><text:span text:style-name="T7">class</text:span><text:span text:style-name="T8">="imgConainer"</text:span><text:span text:style-name="T1">&gt;</text:span><text:line-break/><text:span text:style-name="T1"> <text:s text:c="47"/>&lt;</text:span><text:span text:style-name="T5">i </text:span><text:span text:style-name="T7">class</text:span><text:span text:style-name="T8">="fa fa-tag"</text:span><text:span text:style-name="T1">&gt;&lt;/</text:span><text:span text:style-name="T5">i</text:span><text:span text:style-name="T1">&gt;</text:span><text:line-break/><text:span text:style-name="T1"> <text:s text:c="43"/>&lt;/</text:span><text:span text:style-name="T5">span</text:span><text:span text:style-name="T1">&gt;</text:span><text:line-break/><text:span text:style-name="T1"> <text:s text:c="43"/>&lt;</text:span><text:span text:style-name="T5">span</text:span><text:span text:style-name="T1">&gt;</text:span><text:span text:style-name="T2">You will save 6% in this plan.</text:span><text:span text:style-name="T1">&lt;/</text:span><text:span text:style-name="T5">span</text:span><text:span text:style-name="T1">&gt;</text:span><text:line-break/><text:span text:style-name="T1"> <text:s text:c="39"/>&lt;/</text:span><text:span text:style-name="T5">li</text:span><text:span text:style-name="T1">&gt;</text:span><text:line-break/><text:span text:style-name="T1"> <text:s text:c="35"/>&lt;/</text:span><text:span text:style-name="T5">ul</text:span><text:span text:style-name="T1">&gt;</text:span><text:line-break/><text:span text:style-name="T1"> <text:s text:c="35"/>&lt;</text:span><text:span text:style-name="T5">div</text:span><text:line-break/><text:span text:style-name="T5"> <text:s text:c="39"/></text:span><text:span text:style-name="T7">v-if</text:span><text:span text:style-name="T8">="</text:span><text:span text:style-name="T5">!</text:span><text:span text:style-name="T1">(user </text:span><text:span text:style-name="T5">&amp;&amp; </text:span><text:span text:style-name="T1">user.subscription </text:span><text:span text:style-name="T5">&amp;&amp; </text:span><text:span text:style-name="T1">user.subscriptions </text:span><text:span text:style-name="T5">&amp;&amp; </text:span><text:span text:style-name="T1">user.subscriptions.length </text:span><text:span text:style-name="T5">&gt; </text:span><text:span text:style-name="T12">0 </text:span><text:span text:style-name="T5">&amp;&amp; </text:span><text:span text:style-name="T1">user.subscriptions[</text:span><text:span text:style-name="T12">0</text:span><text:span text:style-name="T1">].stripe_status </text:span><text:span text:style-name="T5">!= </text:span><text:span text:style-name="T10">'canceled'</text:span><text:span text:style-name="T1">)</text:span><text:span text:style-name="T8">"</text:span><text:span text:style-name="T1">&gt;</text:span><text:line-break/><text:span text:style-name="T1"> <text:s text:c="39"/>&lt;</text:span><text:span text:style-name="T5">button </text:span><text:span text:style-name="T7">v-if</text:span><text:span text:style-name="T8">="</text:span><text:span text:style-name="T5">!</text:span><text:span text:style-name="T1">family_seasonal_addOn</text:span><text:span text:style-name="T8">" </text:span><text:span text:style-name="T7">@click</text:span><text:span text:style-name="T8">="</text:span><text:span text:style-name="T1">family_seasonal_addOn</text:span><text:span text:style-name="T5">=true</text:span><text:span text:style-name="T8">"</text:span><text:line-break/><text:span text:style-name="T8"> <text:s text:c="47"/></text:span><text:span text:style-name="T7">class</text:span><text:span text:style-name="T8">="Addmores"</text:span><text:span text:style-name="T1">&gt;</text:span><text:line-break/><text:span text:style-name="T1"> <text:s text:c="43"/></text:span><text:span text:style-name="T2">Add 100 Cr for $75</text:span><text:line-break/><text:span text:style-name="T2"> <text:s text:c="39"/></text:span><text:span text:style-name="T1">&lt;/</text:span><text:span text:style-name="T5">button</text:span><text:span text:style-name="T1">&gt;</text:span><text:line-break/><text:span text:style-name="T1"> <text:s text:c="39"/>&lt;</text:span><text:span text:style-name="T5">span </text:span><text:span text:style-name="T7">class</text:span><text:span text:style-name="T8">="Addmores" </text:span><text:span text:style-name="T7">v-else @click</text:span><text:span text:style-name="T8">="</text:span><text:span text:style-name="T1">family_seasonal_addOn</text:span><text:span text:style-name="T5">=false</text:span><text:span text:style-name="T8">"</text:span><text:span text:style-name="T1">&gt;</text:span><text:line-break/><text:span text:style-name="T1"><text:tab/><text:tab/><text:tab/><text:tab/><text:tab/><text:tab/><text:tab/><text:tab/><text:tab/><text:tab/></text:span><text:span text:style-name="T2">100 cr Added</text:span><text:line-break/><text:span text:style-name="T2"><text:tab/><text:tab/><text:tab/><text:tab/><text:tab/><text:tab/><text:tab/><text:tab/><text:tab/></text:span><text:span text:style-name="T1">&lt;/</text:span><text:span text:style-name="T5">span</text:span><text:span text:style-name="T1">&gt;</text:span><text:line-break/><text:span text:style-name="T1"> <text:s text:c="35"/>&lt;/</text:span><text:span text:style-name="T5">div</text:span><text:span text:style-name="T1">&gt;</text:span><text:line-break/><text:span text:style-name="T1"> <text:s text:c="35"/>&lt;</text:span><text:span text:style-name="T5">div </text:span><text:span text:style-name="T7">class</text:span><text:span text:style-name="T8">="emptyDiv" </text:span><text:span text:style-name="T7">v-else</text:span><text:span text:style-name="T1">&gt;</text:span><text:line-break/><text:line-break/><text:span text:style-name="T1"> <text:s text:c="35"/>&lt;/</text:span><text:span text:style-name="T5">div</text:span><text:span text:style-name="T1">&gt;</text:span><text:line-break/><text:span text:style-name="T1"> <text:s text:c="35"/>&lt;</text:span><text:span text:style-name="T5">p</text:span><text:line-break/><text:span text:style-name="T5"> <text:s text:c="39"/></text:span><text:span text:style-name="T7">id</text:span><text:span text:style-name="T8">="currentPackage"</text:span><text:line-break/><text:span text:style-name="T8"> <text:s text:c="39"/></text:span><text:span text:style-name="T7">class</text:span><text:span text:style-name="T8">="themeBtn"</text:span><text:line-break/><text:span text:style-name="T8"> <text:s text:c="39"/></text:span><text:span text:style-name="T7">v-if</text:span><text:span text:style-name="T8">="</text:span><text:span text:style-name="T1">user </text:span><text:span text:style-name="T5">&amp;&amp; </text:span><text:span text:style-name="T1">user.subscription </text:span><text:span text:style-name="T5">&amp;&amp; </text:span><text:span text:style-name="T1">user.subscriptions </text:span><text:span text:style-name="T5">&amp;&amp; </text:span><text:span text:style-name="T1">user.subscriptions.length </text:span><text:span text:style-name="T5">&gt; </text:span><text:span text:style-name="T12">0 </text:span><text:span text:style-name="T5">&amp;&amp; </text:span><text:span text:style-name="T1">user.subscriptions[</text:span><text:span text:style-name="T12">0</text:span><text:span text:style-name="T1">].stripe_status </text:span><text:span text:style-name="T5">!= </text:span><text:span text:style-name="T10">'canceled' </text:span><text:span text:style-name="T5">&amp;&amp; </text:span><text:span text:style-name="T1">user.subscription[</text:span><text:span text:style-name="T12">0</text:span><text:span text:style-name="T1">].subscribed_package </text:span><text:span text:style-name="T5">&amp;&amp; </text:span><text:span text:style-name="T1">user.subscription[</text:span><text:span text:style-name="T12">0</text:span><text:span text:style-name="T1">].subscribed_package.nickname </text:span><text:span text:style-name="T5">== </text:span><text:span text:style-name="T10">'Bronze Seasonal'</text:span><text:span text:style-name="T8">"</text:span><text:line-break/><text:span text:style-name="T8"> <text:s text:c="35"/></text:span><text:span text:style-name="T1">&gt;</text:span><text:span text:style-name="T2">Current Package</text:span><text:span text:style-name="T1">&lt;/</text:span><text:span text:style-name="T5">p</text:span><text:span text:style-name="T1">&gt;</text:span><text:line-break/><text:span text:style-name="T1"> <text:s text:c="35"/>&lt;</text:span><text:span text:style-name="T5">a</text:span><text:line-break/><text:span text:style-name="T5"> <text:s text:c="39"/></text:span><text:span text:style-name="T7">v-else-if</text:span><text:span text:style-name="T8">="</text:span><text:span text:style-name="T1">user </text:span><text:span text:style-name="T5">&amp;&amp; </text:span><text:span text:style-name="T1">user.subscriptions </text:span><text:span text:style-name="T5">&amp;&amp; </text:span><text:span text:style-name="T1">user.subscriptions.length </text:span><text:span text:style-name="T5">&gt; </text:span><text:span text:style-name="T12">0 </text:span><text:span text:style-name="T5">&amp;&amp; </text:span><text:span text:style-name="T1">user.subscriptions[</text:span><text:span text:style-name="T12">0</text:span><text:span text:style-name="T1">].stripe_status </text:span><text:span text:style-name="T5">!= </text:span><text:span text:style-name="T10">'canceled'</text:span><text:span text:style-name="T8">"</text:span><text:line-break/><text:soft-page-break/><text:span text:style-name="T8"> <text:s text:c="39"/></text:span><text:span text:style-name="T7">class</text:span><text:span text:style-name="T8">="themeBtn linkBtn"</text:span><text:line-break/><text:span text:style-name="T8"> <text:s text:c="39"/></text:span><text:span text:style-name="T7">href</text:span><text:span text:style-name="T8">="javascript:</text:span><text:span text:style-name="T9">void(0)</text:span><text:span text:style-name="T8">"</text:span><text:line-break/><text:span text:style-name="T8"> <text:s text:c="39"/></text:span><text:span text:style-name="T7">@click</text:span><text:span text:style-name="T8">="</text:span><text:span text:style-name="T7">upgradePlan</text:span><text:span text:style-name="T1">(</text:span><text:span text:style-name="T10">'bronze_seasonal'</text:span><text:span text:style-name="T1">)</text:span><text:span text:style-name="T8">"</text:span><text:line-break/><text:span text:style-name="T8"> <text:s text:c="35"/></text:span><text:span text:style-name="T1">&gt;</text:span><text:span text:style-name="T2">Buy Now</text:span><text:span text:style-name="T1">&lt;/</text:span><text:span text:style-name="T5">a</text:span><text:span text:style-name="T1">&gt;</text:span><text:line-break/><text:span text:style-name="T1"> <text:s text:c="35"/>&lt;</text:span><text:span text:style-name="T5">a</text:span><text:line-break/><text:span text:style-name="T5"> <text:s text:c="39"/></text:span><text:span text:style-name="T7">v-else</text:span><text:line-break/><text:span text:style-name="T7"> <text:s text:c="39"/>class</text:span><text:span text:style-name="T8">="themeBtn linkBtn"</text:span><text:line-break/><text:span text:style-name="T8"> <text:s text:c="39"/></text:span><text:span text:style-name="T7">href</text:span><text:span text:style-name="T8">="javascript:</text:span><text:span text:style-name="T9">void(0)</text:span><text:span text:style-name="T8">"</text:span><text:line-break/><text:span text:style-name="T8"> <text:s text:c="39"/></text:span><text:span text:style-name="T7">@click</text:span><text:span text:style-name="T8">="</text:span><text:span text:style-name="T7">loadCardModel</text:span><text:span text:style-name="T1">(</text:span><text:span text:style-name="T10">'bronze_seasonal'</text:span><text:span text:style-name="T1">)</text:span><text:span text:style-name="T8">"</text:span><text:line-break/><text:span text:style-name="T8"> <text:s text:c="35"/></text:span><text:span text:style-name="T1">&gt;</text:span><text:span text:style-name="T2">Buy Now</text:span><text:span text:style-name="T1">&lt;/</text:span><text:span text:style-name="T5">a</text:span><text:span text:style-name="T1">&gt;</text:span><text:line-break/><text:span text:style-name="T1"> <text:s text:c="31"/>&lt;/</text:span><text:span text:style-name="T5">div</text:span><text:span text:style-name="T1">&gt;</text:span><text:line-break/><text:span text:style-name="T1"> <text:s text:c="27"/>&lt;/</text:span><text:span text:style-name="T5">div</text:span><text:span text:style-name="T1">&gt;</text:span><text:line-break/><text:span text:style-name="T1"> <text:s text:c="27"/>&lt;</text:span><text:span text:style-name="T5">div </text:span><text:span text:style-name="T7">class</text:span><text:span text:style-name="T8">="colw"</text:span><text:span text:style-name="T1">&gt;</text:span><text:line-break/><text:span text:style-name="T1"> <text:s text:c="31"/>&lt;</text:span><text:span text:style-name="T5">div</text:span><text:line-break/><text:span text:style-name="T5"> <text:s text:c="35"/></text:span><text:span text:style-name="T7">:class</text:span><text:span text:style-name="T8">="</text:span><text:span text:style-name="T1">{</text:span><text:span text:style-name="T10">'boxContainerPlan'</text:span><text:span text:style-name="T5">:true</text:span><text:span text:style-name="T1">, </text:span><text:span text:style-name="T10">'selected'</text:span><text:span text:style-name="T5">:</text:span><text:span text:style-name="T1">(user </text:span><text:span text:style-name="T5">&amp;&amp; </text:span><text:span text:style-name="T1">user.subscription </text:span><text:span text:style-name="T5">&amp;&amp; </text:span><text:span text:style-name="T1">user.subscription.length </text:span><text:span text:style-name="T5">&gt; </text:span><text:span text:style-name="T12">0 </text:span><text:span text:style-name="T5">&amp;&amp; </text:span><text:span text:style-name="T1">user.subscription[</text:span><text:span text:style-name="T12">0</text:span><text:span text:style-name="T1">].subscribed_package </text:span><text:span text:style-name="T5">&amp;&amp; </text:span><text:span text:style-name="T1">user.subscription[</text:span><text:span text:style-name="T12">0</text:span><text:span text:style-name="T1">].subscribed_package.nickname </text:span><text:span text:style-name="T5">== </text:span><text:span text:style-name="T10">'Silver Seasonal'</text:span><text:span text:style-name="T1">) </text:span><text:span text:style-name="T5">? true:false</text:span><text:span text:style-name="T1">}</text:span><text:span text:style-name="T8">"</text:span><text:line-break/><text:span text:style-name="T8"> <text:s text:c="31"/></text:span><text:span text:style-name="T1">&gt;</text:span><text:line-break/><text:span text:style-name="T1"> <text:s text:c="35"/>&lt;</text:span><text:span text:style-name="T5">div </text:span><text:span text:style-name="T7">class</text:span><text:span text:style-name="T8">="paName"</text:span><text:span text:style-name="T1">&gt;</text:span><text:span text:style-name="T2">Silver</text:span><text:span text:style-name="T1">&lt;/</text:span><text:span text:style-name="T5">div</text:span><text:span text:style-name="T1">&gt;</text:span><text:line-break/><text:span text:style-name="T1"> <text:s text:c="35"/>&lt;</text:span><text:span text:style-name="T5">ul </text:span><text:span text:style-name="T7">class</text:span><text:span text:style-name="T8">="packge"</text:span><text:span text:style-name="T1">&gt;</text:span><text:line-break/><text:span text:style-name="T1"> <text:s text:c="39"/>&lt;</text:span><text:span text:style-name="T5">li</text:span><text:span text:style-name="T1">&gt;</text:span><text:line-break/><text:span text:style-name="T1"> <text:s text:c="43"/>&lt;</text:span><text:span text:style-name="T5">a </text:span><text:span text:style-name="T7">href</text:span><text:span text:style-name="T8">="#"</text:span><text:span text:style-name="T1">&gt;</text:span><text:span text:style-name="T2">Monthly</text:span><text:span text:style-name="T1">&lt;/</text:span><text:span text:style-name="T5">a</text:span><text:span text:style-name="T1">&gt;</text:span><text:line-break/><text:span text:style-name="T1"> <text:s text:c="39"/>&lt;/</text:span><text:span text:style-name="T5">li</text:span><text:span text:style-name="T1">&gt;</text:span><text:line-break/><text:span text:style-name="T1"> <text:s text:c="39"/>&lt;</text:span><text:span text:style-name="T5">li </text:span><text:span text:style-name="T7">class</text:span><text:span text:style-name="T8">="active"</text:span><text:span text:style-name="T1">&gt;</text:span><text:line-break/><text:span text:style-name="T1"> <text:s text:c="43"/>&lt;</text:span><text:span text:style-name="T5">a </text:span><text:span text:style-name="T7">href</text:span><text:span text:style-name="T8">="#"</text:span><text:span text:style-name="T1">&gt;</text:span><text:span text:style-name="T2">Yearly</text:span><text:span text:style-name="T1">&lt;/</text:span><text:span text:style-name="T5">a</text:span><text:span text:style-name="T1">&gt;</text:span><text:line-break/><text:span text:style-name="T1"> <text:s text:c="39"/>&lt;/</text:span><text:span text:style-name="T5">li</text:span><text:span text:style-name="T1">&gt;</text:span><text:line-break/><text:span text:style-name="T1"> <text:s text:c="35"/>&lt;/</text:span><text:span text:style-name="T5">ul</text:span><text:span text:style-name="T1">&gt;</text:span><text:line-break/><text:span text:style-name="T1"> <text:s text:c="35"/>&lt;</text:span><text:span text:style-name="T5">h2</text:span><text:span text:style-name="T1">&gt;</text:span><text:span text:style-name="T2">$720</text:span><text:span text:style-name="T1">&lt;/</text:span><text:span text:style-name="T5">h2</text:span><text:span text:style-name="T1">&gt;</text:span><text:line-break/><text:span text:style-name="T1"> <text:s text:c="35"/>&lt;</text:span><text:span text:style-name="T5">p </text:span><text:span text:style-name="T7">class</text:span><text:span text:style-name="T8">="perPerson"</text:span><text:span text:style-name="T1">&gt;</text:span><text:span text:style-name="T2">per season</text:span><text:span text:style-name="T1">&lt;/</text:span><text:span text:style-name="T5">p</text:span><text:span text:style-name="T1">&gt;</text:span><text:line-break/><text:span text:style-name="T1"> <text:s text:c="35"/>&lt;</text:span><text:span text:style-name="T5">ul </text:span><text:span text:style-name="T7">class</text:span><text:span text:style-name="T8">="listPlabs"</text:span><text:span text:style-name="T1">&gt;</text:span><text:line-break/><text:span text:style-name="T1"> <text:s text:c="39"/>&lt;</text:span><text:span text:style-name="T5">li</text:span><text:span text:style-name="T1">&gt;</text:span><text:line-break/><text:span text:style-name="T1"> <text:s text:c="43"/>&lt;</text:span><text:span text:style-name="T5">span </text:span><text:span text:style-name="T7">class</text:span><text:span text:style-name="T8">="imgConainer"</text:span><text:span text:style-name="T1">&gt;</text:span><text:line-break/><text:span text:style-name="T1"> <text:s text:c="47"/>&lt;</text:span><text:span text:style-name="T5">i </text:span><text:span text:style-name="T7">class</text:span><text:span text:style-name="T8">="fa fa-calendar"</text:span><text:span text:style-name="T1">&gt;&lt;/</text:span><text:span text:style-name="T5">i</text:span><text:span text:style-name="T1">&gt;</text:span><text:line-break/><text:span text:style-name="T1"> <text:s text:c="43"/>&lt;/</text:span><text:span text:style-name="T5">span</text:span><text:span text:style-name="T1">&gt;</text:span><text:line-break/><text:span text:style-name="T1"> <text:s text:c="43"/>&lt;</text:span><text:span text:style-name="T5">span</text:span><text:span text:style-name="T1">&gt;</text:span><text:span text:style-name="T2">Plan renews every Season/3 months (90 days)</text:span><text:span text:style-name="T1">&lt;/</text:span><text:span text:style-name="T5">span</text:span><text:span text:style-name="T1">&gt;</text:span><text:line-break/><text:span text:style-name="T1"> <text:s text:c="39"/>&lt;/</text:span><text:span text:style-name="T5">li</text:span><text:span text:style-name="T1">&gt;</text:span><text:line-break/><text:span text:style-name="T1"> <text:s text:c="39"/>&lt;</text:span><text:span text:style-name="T5">li</text:span><text:span text:style-name="T1">&gt;</text:span><text:line-break/><text:span text:style-name="T1"> <text:s text:c="43"/>&lt;</text:span><text:span text:style-name="T5">span </text:span><text:span text:style-name="T7">class</text:span><text:span text:style-name="T8">="imgConainer"</text:span><text:span text:style-name="T1">&gt;</text:span><text:line-break/><text:span text:style-name="T1"> <text:s text:c="47"/>&lt;</text:span><text:span text:style-name="T5">img </text:span><text:span text:style-name="T7">:src</text:span><text:span text:style-name="T8">="</text:span><text:span text:style-name="T10">`img/icons/credit.png`</text:span><text:span text:style-name="T8">"</text:span><text:span text:style-name="T1">/&gt;</text:span><text:line-break/><text:span text:style-name="T1"> <text:s text:c="43"/>&lt;/</text:span><text:span text:style-name="T5">span</text:span><text:span text:style-name="T1">&gt;</text:span><text:line-break/><text:span text:style-name="T1"> <text:s text:c="43"/>&lt;</text:span><text:span text:style-name="T5">span</text:span><text:span text:style-name="T1">&gt;</text:span><text:span text:style-name="T2">You will get 1320cr in this basic plan.</text:span><text:span text:style-name="T1">&lt;/</text:span><text:span text:style-name="T5">span</text:span><text:span text:style-name="T1">&gt;</text:span><text:line-break/><text:span text:style-name="T1"> <text:s text:c="39"/>&lt;/</text:span><text:span text:style-name="T5">li</text:span><text:span text:style-name="T1">&gt;</text:span><text:line-break/><text:span text:style-name="T1"> <text:s text:c="39"/>&lt;</text:span><text:span text:style-name="T5">li</text:span><text:span text:style-name="T1">&gt;</text:span><text:line-break/><text:span text:style-name="T1"> <text:s text:c="43"/>&lt;</text:span><text:span text:style-name="T5">span </text:span><text:span text:style-name="T7">class</text:span><text:span text:style-name="T8">="imgConainer"</text:span><text:span text:style-name="T1">&gt;</text:span><text:line-break/><text:span text:style-name="T1"> <text:s text:c="47"/>&lt;</text:span><text:span text:style-name="T5">i </text:span><text:span text:style-name="T7">class</text:span><text:span text:style-name="T8">="fa fa-user"</text:span><text:span text:style-name="T1">&gt;&lt;/</text:span><text:span text:style-name="T5">i</text:span><text:span text:style-name="T1">&gt;</text:span><text:line-break/><text:span text:style-name="T1"> <text:s text:c="43"/>&lt;/</text:span><text:span text:style-name="T5">span</text:span><text:span text:style-name="T1">&gt;</text:span><text:line-break/><text:soft-page-break/><text:span text:style-name="T1"> <text:s text:c="43"/>&lt;</text:span><text:span text:style-name="T5">span</text:span><text:span text:style-name="T1">&gt;</text:span><text:span text:style-name="T2">On average get 13.2 individual sessions</text:span><text:span text:style-name="T1">&lt;/</text:span><text:span text:style-name="T5">span</text:span><text:span text:style-name="T1">&gt;</text:span><text:line-break/><text:span text:style-name="T1"> <text:s text:c="39"/>&lt;/</text:span><text:span text:style-name="T5">li</text:span><text:span text:style-name="T1">&gt;</text:span><text:line-break/><text:span text:style-name="T1"> <text:s text:c="39"/>&lt;</text:span><text:span text:style-name="T5">li</text:span><text:span text:style-name="T1">&gt;</text:span><text:line-break/><text:span text:style-name="T1"> <text:s text:c="43"/>&lt;</text:span><text:span text:style-name="T5">span </text:span><text:span text:style-name="T7">class</text:span><text:span text:style-name="T8">="imgConainer"</text:span><text:span text:style-name="T1">&gt;</text:span><text:line-break/><text:span text:style-name="T1"> <text:s text:c="47"/>&lt;</text:span><text:span text:style-name="T5">i </text:span><text:span text:style-name="T7">class</text:span><text:span text:style-name="T8">="fa fa-users"</text:span><text:span text:style-name="T1">&gt;&lt;/</text:span><text:span text:style-name="T5">i</text:span><text:span text:style-name="T1">&gt;</text:span><text:line-break/><text:span text:style-name="T1"> <text:s text:c="43"/>&lt;/</text:span><text:span text:style-name="T5">span</text:span><text:span text:style-name="T1">&gt;</text:span><text:line-break/><text:span text:style-name="T1"> <text:s text:c="43"/>&lt;</text:span><text:span text:style-name="T5">span</text:span><text:span text:style-name="T1">&gt;</text:span><text:span text:style-name="T2">On average get 16.5 group sessions</text:span><text:span text:style-name="T1">&lt;/</text:span><text:span text:style-name="T5">span</text:span><text:span text:style-name="T1">&gt;</text:span><text:line-break/><text:span text:style-name="T1"> <text:s text:c="39"/>&lt;/</text:span><text:span text:style-name="T5">li</text:span><text:span text:style-name="T1">&gt;</text:span><text:line-break/><text:span text:style-name="T1"> <text:s text:c="39"/>&lt;</text:span><text:span text:style-name="T5">li</text:span><text:span text:style-name="T1">&gt;</text:span><text:line-break/><text:span text:style-name="T1"> <text:s text:c="43"/>&lt;</text:span><text:span text:style-name="T5">span </text:span><text:span text:style-name="T7">class</text:span><text:span text:style-name="T8">="imgConainer"</text:span><text:span text:style-name="T1">&gt;</text:span><text:line-break/><text:span text:style-name="T1"> <text:s text:c="47"/>&lt;</text:span><text:span text:style-name="T5">i </text:span><text:span text:style-name="T7">class</text:span><text:span text:style-name="T8">="fa fa-tag"</text:span><text:span text:style-name="T1">&gt;&lt;/</text:span><text:span text:style-name="T5">i</text:span><text:span text:style-name="T1">&gt;</text:span><text:line-break/><text:span text:style-name="T1"> <text:s text:c="43"/>&lt;/</text:span><text:span text:style-name="T5">span</text:span><text:span text:style-name="T1">&gt;</text:span><text:line-break/><text:span text:style-name="T1"> <text:s text:c="43"/>&lt;</text:span><text:span text:style-name="T5">span</text:span><text:span text:style-name="T1">&gt;</text:span><text:span text:style-name="T2">You will save 26% in this plan.</text:span><text:span text:style-name="T1">&lt;/</text:span><text:span text:style-name="T5">span</text:span><text:span text:style-name="T1">&gt;</text:span><text:line-break/><text:span text:style-name="T1"> <text:s text:c="39"/>&lt;/</text:span><text:span text:style-name="T5">li</text:span><text:span text:style-name="T1">&gt;</text:span><text:line-break/><text:span text:style-name="T1"> <text:s text:c="35"/>&lt;/</text:span><text:span text:style-name="T5">ul</text:span><text:span text:style-name="T1">&gt;</text:span><text:line-break/><text:line-break/><text:span text:style-name="T1"> <text:s text:c="35"/>&lt;</text:span><text:span text:style-name="T5">div</text:span><text:line-break/><text:span text:style-name="T5"> <text:s text:c="39"/></text:span><text:span text:style-name="T7">v-if</text:span><text:span text:style-name="T8">="</text:span><text:span text:style-name="T5">!</text:span><text:span text:style-name="T1">(user </text:span><text:span text:style-name="T5">&amp;&amp; </text:span><text:span text:style-name="T1">user.subscription </text:span><text:span text:style-name="T5">&amp;&amp; </text:span><text:span text:style-name="T1">user.subscriptions </text:span><text:span text:style-name="T5">&amp;&amp; </text:span><text:span text:style-name="T1">user.subscriptions.length </text:span><text:span text:style-name="T5">&gt; </text:span><text:span text:style-name="T12">0 </text:span><text:span text:style-name="T5">&amp;&amp; </text:span><text:span text:style-name="T1">user.subscriptions[</text:span><text:span text:style-name="T12">0</text:span><text:span text:style-name="T1">].stripe_status </text:span><text:span text:style-name="T5">!= </text:span><text:span text:style-name="T10">'canceled'</text:span><text:span text:style-name="T1">)</text:span><text:span text:style-name="T8">"</text:span><text:span text:style-name="T1">&gt;</text:span><text:line-break/><text:span text:style-name="T1"> <text:s text:c="39"/>&lt;</text:span><text:span text:style-name="T5">button </text:span><text:span text:style-name="T7">v-if</text:span><text:span text:style-name="T8">="</text:span><text:span text:style-name="T5">!</text:span><text:span text:style-name="T1">family_seasonal_addOn</text:span><text:span text:style-name="T8">" </text:span><text:span text:style-name="T7">@click</text:span><text:span text:style-name="T8">="</text:span><text:span text:style-name="T1">family_seasonal_addOn</text:span><text:span text:style-name="T5">=true</text:span><text:span text:style-name="T8">"</text:span><text:line-break/><text:span text:style-name="T8"> <text:s text:c="47"/></text:span><text:span text:style-name="T7">class</text:span><text:span text:style-name="T8">="Addmores"</text:span><text:span text:style-name="T1">&gt;</text:span><text:line-break/><text:span text:style-name="T1"> <text:s text:c="43"/></text:span><text:span text:style-name="T2">Add 100 Cr for $59</text:span><text:line-break/><text:span text:style-name="T2"> <text:s text:c="39"/></text:span><text:span text:style-name="T1">&lt;/</text:span><text:span text:style-name="T5">button</text:span><text:span text:style-name="T1">&gt;</text:span><text:line-break/><text:span text:style-name="T1"> <text:s text:c="39"/>&lt;</text:span><text:span text:style-name="T5">span </text:span><text:span text:style-name="T7">class</text:span><text:span text:style-name="T8">="Addmores" </text:span><text:span text:style-name="T7">v-else @click</text:span><text:span text:style-name="T8">="</text:span><text:span text:style-name="T1">family_seasonal_addOn</text:span><text:span text:style-name="T5">=false</text:span><text:span text:style-name="T8">"</text:span><text:span text:style-name="T1">&gt;</text:span><text:line-break/><text:span text:style-name="T1"><text:tab/><text:tab/><text:tab/><text:tab/><text:tab/><text:tab/><text:tab/><text:tab/><text:tab/><text:tab/></text:span><text:span text:style-name="T2">100 cr Added</text:span><text:line-break/><text:span text:style-name="T2"><text:tab/><text:tab/><text:tab/><text:tab/><text:tab/><text:tab/><text:tab/><text:tab/><text:tab/></text:span><text:span text:style-name="T1">&lt;/</text:span><text:span text:style-name="T5">span</text:span><text:span text:style-name="T1">&gt;</text:span><text:line-break/><text:span text:style-name="T1"> <text:s text:c="35"/>&lt;/</text:span><text:span text:style-name="T5">div</text:span><text:span text:style-name="T1">&gt;</text:span><text:line-break/><text:span text:style-name="T1"> <text:s text:c="35"/>&lt;</text:span><text:span text:style-name="T5">div </text:span><text:span text:style-name="T7">class</text:span><text:span text:style-name="T8">="emptyDiv" </text:span><text:span text:style-name="T7">v-else</text:span><text:span text:style-name="T1">&gt;</text:span><text:line-break/><text:span text:style-name="T1"> <text:s text:c="35"/>&lt;/</text:span><text:span text:style-name="T5">div</text:span><text:span text:style-name="T1">&gt;</text:span><text:line-break/><text:line-break/><text:span text:style-name="T1"> <text:s text:c="35"/>&lt;</text:span><text:span text:style-name="T5">p</text:span><text:line-break/><text:span text:style-name="T5"> <text:s text:c="39"/></text:span><text:span text:style-name="T7">id</text:span><text:span text:style-name="T8">="currentPackage"</text:span><text:line-break/><text:span text:style-name="T8"> <text:s text:c="39"/></text:span><text:span text:style-name="T7">class</text:span><text:span text:style-name="T8">="themeBtn"</text:span><text:line-break/><text:span text:style-name="T8"> <text:s text:c="39"/></text:span><text:span text:style-name="T7">v-if</text:span><text:span text:style-name="T8">="</text:span><text:span text:style-name="T1">user <text:s/></text:span><text:span text:style-name="T5">&amp;&amp; </text:span><text:span text:style-name="T1">user.subscription </text:span><text:span text:style-name="T5">&amp;&amp; </text:span><text:span text:style-name="T1">user.subscriptions </text:span><text:span text:style-name="T5">&amp;&amp; </text:span><text:span text:style-name="T1">user.subscriptions.length </text:span><text:span text:style-name="T5">&gt; </text:span><text:span text:style-name="T12">0 </text:span><text:span text:style-name="T5">&amp;&amp; </text:span><text:span text:style-name="T1">user.subscriptions[</text:span><text:span text:style-name="T12">0</text:span><text:span text:style-name="T1">].stripe_status </text:span><text:span text:style-name="T5">!= </text:span><text:span text:style-name="T10">'canceled' </text:span><text:span text:style-name="T5">&amp;&amp; </text:span><text:span text:style-name="T1">user.subscription[</text:span><text:span text:style-name="T12">0</text:span><text:span text:style-name="T1">].subscribed_package </text:span><text:span text:style-name="T5">&amp;&amp; </text:span><text:span text:style-name="T1">user.subscription[</text:span><text:span text:style-name="T12">0</text:span><text:span text:style-name="T1">].subscribed_package.nickname </text:span><text:span text:style-name="T5">== </text:span><text:span text:style-name="T10">'Silver Seasonal'</text:span><text:span text:style-name="T8">"</text:span><text:line-break/><text:span text:style-name="T8"> <text:s text:c="35"/></text:span><text:span text:style-name="T1">&gt;</text:span><text:span text:style-name="T2">Current Package</text:span><text:span text:style-name="T1">&lt;/</text:span><text:span text:style-name="T5">p</text:span><text:span text:style-name="T1">&gt;</text:span><text:line-break/><text:span text:style-name="T1"> <text:s text:c="35"/>&lt;</text:span><text:span text:style-name="T5">a</text:span><text:line-break/><text:span text:style-name="T5"> <text:s text:c="39"/></text:span><text:span text:style-name="T7">v-else-if</text:span><text:span text:style-name="T8">="</text:span><text:span text:style-name="T1">user </text:span><text:span text:style-name="T5">&amp;&amp; </text:span><text:span text:style-name="T1">user.subscriptions </text:span><text:span text:style-name="T5">&amp;&amp; </text:span><text:span text:style-name="T1">user.subscriptions.length </text:span><text:span text:style-name="T5">&gt; </text:span><text:span text:style-name="T12">0 </text:span><text:span text:style-name="T5">&amp;&amp; </text:span><text:span text:style-name="T1">user.subscriptions[</text:span><text:span text:style-name="T12">0</text:span><text:span text:style-name="T1">].stripe_status </text:span><text:span text:style-name="T5">!= </text:span><text:span text:style-name="T10">'canceled'</text:span><text:span text:style-name="T8">"</text:span><text:line-break/><text:span text:style-name="T8"> <text:s text:c="39"/></text:span><text:span text:style-name="T7">class</text:span><text:span text:style-name="T8">="themeBtn linkBtn"</text:span><text:line-break/><text:span text:style-name="T8"> <text:s text:c="39"/></text:span><text:span text:style-name="T7">href</text:span><text:span text:style-name="T8">="javascript:</text:span><text:span text:style-name="T9">void(0)</text:span><text:span text:style-name="T8">"</text:span><text:line-break/><text:span text:style-name="T8"> <text:s text:c="39"/></text:span><text:span text:style-name="T7">@click</text:span><text:span text:style-name="T8">="</text:span><text:span text:style-name="T7">upgradePlan</text:span><text:span text:style-name="T1">(</text:span><text:span text:style-name="T10">'silver_seasonal'</text:span><text:span text:style-name="T1">)</text:span><text:span text:style-name="T8">"</text:span><text:line-break/><text:span text:style-name="T8"> <text:s text:c="35"/></text:span><text:span text:style-name="T1">&gt;</text:span><text:span text:style-name="T2">Buy Now</text:span><text:span text:style-name="T1">&lt;/</text:span><text:span text:style-name="T5">a</text:span><text:span text:style-name="T1">&gt;</text:span><text:line-break/><text:span text:style-name="T1"> <text:s text:c="35"/>&lt;</text:span><text:span text:style-name="T5">a</text:span><text:line-break/><text:span text:style-name="T5"> <text:s text:c="39"/></text:span><text:span text:style-name="T7">v-else</text:span><text:line-break/><text:soft-page-break/><text:span text:style-name="T7"> <text:s text:c="39"/>class</text:span><text:span text:style-name="T8">="themeBtn linkBtn"</text:span><text:line-break/><text:span text:style-name="T8"> <text:s text:c="39"/></text:span><text:span text:style-name="T7">href</text:span><text:span text:style-name="T8">="javascript:</text:span><text:span text:style-name="T9">void(0)</text:span><text:span text:style-name="T8">"</text:span><text:line-break/><text:span text:style-name="T8"> <text:s text:c="39"/></text:span><text:span text:style-name="T7">@click</text:span><text:span text:style-name="T8">="</text:span><text:span text:style-name="T7">loadCardModel</text:span><text:span text:style-name="T1">(</text:span><text:span text:style-name="T10">'silver_seasonal'</text:span><text:span text:style-name="T1">)</text:span><text:span text:style-name="T8">"</text:span><text:line-break/><text:span text:style-name="T8"> <text:s text:c="35"/></text:span><text:span text:style-name="T1">&gt;</text:span><text:span text:style-name="T2">Buy Now</text:span><text:span text:style-name="T1">&lt;/</text:span><text:span text:style-name="T5">a</text:span><text:span text:style-name="T1">&gt;</text:span><text:line-break/><text:span text:style-name="T1"> <text:s text:c="31"/>&lt;/</text:span><text:span text:style-name="T5">div</text:span><text:span text:style-name="T1">&gt;</text:span><text:line-break/><text:span text:style-name="T1"> <text:s text:c="27"/>&lt;/</text:span><text:span text:style-name="T5">div</text:span><text:span text:style-name="T1">&gt;</text:span><text:line-break/><text:span text:style-name="T1"> <text:s text:c="27"/>&lt;</text:span><text:span text:style-name="T5">div </text:span><text:span text:style-name="T7">class</text:span><text:span text:style-name="T8">="colw"</text:span><text:span text:style-name="T1">&gt;</text:span><text:line-break/><text:span text:style-name="T1"> <text:s text:c="31"/>&lt;</text:span><text:span text:style-name="T5">div</text:span><text:line-break/><text:span text:style-name="T5"> <text:s text:c="35"/></text:span><text:span text:style-name="T7">:class</text:span><text:span text:style-name="T8">="</text:span><text:span text:style-name="T1">{</text:span><text:span text:style-name="T10">'boxContainerPlan'</text:span><text:span text:style-name="T5">:true</text:span><text:span text:style-name="T1">, </text:span><text:span text:style-name="T10">'selected'</text:span><text:span text:style-name="T5">:</text:span><text:span text:style-name="T1">(user </text:span><text:span text:style-name="T5">&amp;&amp; </text:span><text:span text:style-name="T1">user.subscription </text:span><text:span text:style-name="T5">&amp;&amp; </text:span><text:span text:style-name="T1">user.subscription.length </text:span><text:span text:style-name="T5">&gt; </text:span><text:span text:style-name="T12">0 </text:span><text:span text:style-name="T5">&amp;&amp; </text:span><text:span text:style-name="T1">user.subscription[</text:span><text:span text:style-name="T12">0</text:span><text:span text:style-name="T1">].subscribed_package </text:span><text:span text:style-name="T5">&amp;&amp; </text:span><text:span text:style-name="T1">user.subscription[</text:span><text:span text:style-name="T12">0</text:span><text:span text:style-name="T1">].subscribed_package.nickname </text:span><text:span text:style-name="T5">== </text:span><text:span text:style-name="T10">'Gold Seasonal'</text:span><text:span text:style-name="T1">) </text:span><text:span text:style-name="T5">? true:false</text:span><text:span text:style-name="T1">}</text:span><text:span text:style-name="T8">"</text:span><text:line-break/><text:span text:style-name="T8"> <text:s text:c="31"/></text:span><text:span text:style-name="T1">&gt;</text:span><text:line-break/><text:span text:style-name="T1"> <text:s text:c="35"/>&lt;</text:span><text:span text:style-name="T5">div </text:span><text:span text:style-name="T7">class</text:span><text:span text:style-name="T8">="paName"</text:span><text:span text:style-name="T1">&gt;</text:span><text:span text:style-name="T2">Gold</text:span><text:span text:style-name="T1">&lt;/</text:span><text:span text:style-name="T5">div</text:span><text:span text:style-name="T1">&gt;</text:span><text:line-break/><text:span text:style-name="T1"> <text:s text:c="35"/>&lt;</text:span><text:span text:style-name="T5">ul </text:span><text:span text:style-name="T7">class</text:span><text:span text:style-name="T8">="packge"</text:span><text:span text:style-name="T1">&gt;</text:span><text:line-break/><text:span text:style-name="T1"> <text:s text:c="39"/>&lt;</text:span><text:span text:style-name="T5">li</text:span><text:span text:style-name="T1">&gt;</text:span><text:line-break/><text:span text:style-name="T1"> <text:s text:c="43"/>&lt;</text:span><text:span text:style-name="T5">a </text:span><text:span text:style-name="T7">href</text:span><text:span text:style-name="T8">="#"</text:span><text:span text:style-name="T1">&gt;</text:span><text:span text:style-name="T2">Monthly</text:span><text:span text:style-name="T1">&lt;/</text:span><text:span text:style-name="T5">a</text:span><text:span text:style-name="T1">&gt;</text:span><text:line-break/><text:span text:style-name="T1"> <text:s text:c="39"/>&lt;/</text:span><text:span text:style-name="T5">li</text:span><text:span text:style-name="T1">&gt;</text:span><text:line-break/><text:span text:style-name="T1"> <text:s text:c="39"/>&lt;</text:span><text:span text:style-name="T5">li </text:span><text:span text:style-name="T7">class</text:span><text:span text:style-name="T8">="active"</text:span><text:span text:style-name="T1">&gt;</text:span><text:line-break/><text:span text:style-name="T1"> <text:s text:c="43"/>&lt;</text:span><text:span text:style-name="T5">a </text:span><text:span text:style-name="T7">href</text:span><text:span text:style-name="T8">="#"</text:span><text:span text:style-name="T1">&gt;</text:span><text:span text:style-name="T2">Yearly</text:span><text:span text:style-name="T1">&lt;/</text:span><text:span text:style-name="T5">a</text:span><text:span text:style-name="T1">&gt;</text:span><text:line-break/><text:span text:style-name="T1"> <text:s text:c="39"/>&lt;/</text:span><text:span text:style-name="T5">li</text:span><text:span text:style-name="T1">&gt;</text:span><text:line-break/><text:span text:style-name="T1"> <text:s text:c="35"/>&lt;/</text:span><text:span text:style-name="T5">ul</text:span><text:span text:style-name="T1">&gt;</text:span><text:line-break/><text:span text:style-name="T1"> <text:s text:c="35"/>&lt;</text:span><text:span text:style-name="T5">h2</text:span><text:span text:style-name="T1">&gt;</text:span><text:span text:style-name="T2">$1080</text:span><text:span text:style-name="T1">&lt;/</text:span><text:span text:style-name="T5">h2</text:span><text:span text:style-name="T1">&gt;</text:span><text:line-break/><text:span text:style-name="T1"> <text:s text:c="35"/>&lt;</text:span><text:span text:style-name="T5">p </text:span><text:span text:style-name="T7">class</text:span><text:span text:style-name="T8">="perPerson"</text:span><text:span text:style-name="T1">&gt;</text:span><text:span text:style-name="T2">per season</text:span><text:span text:style-name="T1">&lt;/</text:span><text:span text:style-name="T5">p</text:span><text:span text:style-name="T1">&gt;</text:span><text:line-break/><text:span text:style-name="T1"> <text:s text:c="35"/>&lt;</text:span><text:span text:style-name="T5">ul </text:span><text:span text:style-name="T7">class</text:span><text:span text:style-name="T8">="listPlabs"</text:span><text:span text:style-name="T1">&gt;</text:span><text:line-break/><text:span text:style-name="T1"> <text:s text:c="39"/>&lt;</text:span><text:span text:style-name="T5">li</text:span><text:span text:style-name="T1">&gt;</text:span><text:line-break/><text:span text:style-name="T1"> <text:s text:c="43"/>&lt;</text:span><text:span text:style-name="T5">span </text:span><text:span text:style-name="T7">class</text:span><text:span text:style-name="T8">="imgConainer"</text:span><text:span text:style-name="T1">&gt;</text:span><text:line-break/><text:span text:style-name="T1"> <text:s text:c="47"/>&lt;</text:span><text:span text:style-name="T5">i </text:span><text:span text:style-name="T7">class</text:span><text:span text:style-name="T8">="fa fa-calendar"</text:span><text:span text:style-name="T1">&gt;&lt;/</text:span><text:span text:style-name="T5">i</text:span><text:span text:style-name="T1">&gt;</text:span><text:line-break/><text:span text:style-name="T1"> <text:s text:c="43"/>&lt;/</text:span><text:span text:style-name="T5">span</text:span><text:span text:style-name="T1">&gt;</text:span><text:line-break/><text:span text:style-name="T1"> <text:s text:c="43"/>&lt;</text:span><text:span text:style-name="T5">span</text:span><text:span text:style-name="T1">&gt;</text:span><text:span text:style-name="T2">Plan renews every Season/3 months (90 days)</text:span><text:span text:style-name="T1">&lt;/</text:span><text:span text:style-name="T5">span</text:span><text:span text:style-name="T1">&gt;</text:span><text:line-break/><text:span text:style-name="T1"> <text:s text:c="39"/>&lt;/</text:span><text:span text:style-name="T5">li</text:span><text:span text:style-name="T1">&gt;</text:span><text:line-break/><text:span text:style-name="T1"> <text:s text:c="39"/>&lt;</text:span><text:span text:style-name="T5">li</text:span><text:span text:style-name="T1">&gt;</text:span><text:line-break/><text:span text:style-name="T1"> <text:s text:c="43"/>&lt;</text:span><text:span text:style-name="T5">span </text:span><text:span text:style-name="T7">class</text:span><text:span text:style-name="T8">="imgConainer"</text:span><text:span text:style-name="T1">&gt;</text:span><text:line-break/><text:span text:style-name="T1"> <text:s text:c="47"/>&lt;</text:span><text:span text:style-name="T5">img </text:span><text:span text:style-name="T7">:src</text:span><text:span text:style-name="T8">="</text:span><text:span text:style-name="T10">`img/icons/credit.png`</text:span><text:span text:style-name="T8">"</text:span><text:span text:style-name="T1">/&gt;</text:span><text:line-break/><text:span text:style-name="T1"> <text:s text:c="43"/>&lt;/</text:span><text:span text:style-name="T5">span</text:span><text:span text:style-name="T1">&gt;</text:span><text:line-break/><text:span text:style-name="T1"> <text:s text:c="43"/>&lt;</text:span><text:span text:style-name="T5">span</text:span><text:span text:style-name="T1">&gt;</text:span><text:span text:style-name="T2">You will get 2400cr in this basic plan.</text:span><text:span text:style-name="T1">&lt;/</text:span><text:span text:style-name="T5">span</text:span><text:span text:style-name="T1">&gt;</text:span><text:line-break/><text:span text:style-name="T1"> <text:s text:c="39"/>&lt;/</text:span><text:span text:style-name="T5">li</text:span><text:span text:style-name="T1">&gt;</text:span><text:line-break/><text:span text:style-name="T1"> <text:s text:c="39"/>&lt;</text:span><text:span text:style-name="T5">li</text:span><text:span text:style-name="T1">&gt;</text:span><text:line-break/><text:span text:style-name="T1"> <text:s text:c="43"/>&lt;</text:span><text:span text:style-name="T5">span </text:span><text:span text:style-name="T7">class</text:span><text:span text:style-name="T8">="imgConainer"</text:span><text:span text:style-name="T1">&gt;</text:span><text:line-break/><text:span text:style-name="T1"> <text:s text:c="47"/>&lt;</text:span><text:span text:style-name="T5">i </text:span><text:span text:style-name="T7">class</text:span><text:span text:style-name="T8">="fa fa-user"</text:span><text:span text:style-name="T1">&gt;&lt;/</text:span><text:span text:style-name="T5">i</text:span><text:span text:style-name="T1">&gt;</text:span><text:line-break/><text:span text:style-name="T1"> <text:s text:c="43"/>&lt;/</text:span><text:span text:style-name="T5">span</text:span><text:span text:style-name="T1">&gt;</text:span><text:line-break/><text:span text:style-name="T1"> <text:s text:c="43"/>&lt;</text:span><text:span text:style-name="T5">span</text:span><text:span text:style-name="T1">&gt;</text:span><text:span text:style-name="T2">On average get 24 individual sessions</text:span><text:span text:style-name="T1">&lt;/</text:span><text:span text:style-name="T5">span</text:span><text:span text:style-name="T1">&gt;</text:span><text:line-break/><text:span text:style-name="T1"> <text:s text:c="39"/>&lt;/</text:span><text:span text:style-name="T5">li</text:span><text:span text:style-name="T1">&gt;</text:span><text:line-break/><text:span text:style-name="T1"> <text:s text:c="39"/>&lt;</text:span><text:span text:style-name="T5">li</text:span><text:span text:style-name="T1">&gt;</text:span><text:line-break/><text:span text:style-name="T1"> <text:s text:c="43"/>&lt;</text:span><text:span text:style-name="T5">span </text:span><text:span text:style-name="T7">class</text:span><text:span text:style-name="T8">="imgConainer"</text:span><text:span text:style-name="T1">&gt;</text:span><text:line-break/><text:span text:style-name="T1"> <text:s text:c="47"/>&lt;</text:span><text:span text:style-name="T5">i </text:span><text:span text:style-name="T7">class</text:span><text:span text:style-name="T8">="fa fa-users"</text:span><text:span text:style-name="T1">&gt;&lt;/</text:span><text:span text:style-name="T5">i</text:span><text:span text:style-name="T1">&gt;</text:span><text:line-break/><text:span text:style-name="T1"> <text:s text:c="43"/>&lt;/</text:span><text:span text:style-name="T5">span</text:span><text:span text:style-name="T1">&gt;</text:span><text:line-break/><text:soft-page-break/><text:span text:style-name="T1"> <text:s text:c="43"/>&lt;</text:span><text:span text:style-name="T5">span</text:span><text:span text:style-name="T1">&gt;</text:span><text:span text:style-name="T2">On average get 30 group sessions</text:span><text:span text:style-name="T1">&lt;/</text:span><text:span text:style-name="T5">span</text:span><text:span text:style-name="T1">&gt;</text:span><text:line-break/><text:span text:style-name="T1"> <text:s text:c="39"/>&lt;/</text:span><text:span text:style-name="T5">li</text:span><text:span text:style-name="T1">&gt;</text:span><text:line-break/><text:span text:style-name="T1"> <text:s text:c="39"/>&lt;</text:span><text:span text:style-name="T5">li</text:span><text:span text:style-name="T1">&gt;</text:span><text:line-break/><text:span text:style-name="T1"> <text:s text:c="43"/>&lt;</text:span><text:span text:style-name="T5">span </text:span><text:span text:style-name="T7">class</text:span><text:span text:style-name="T8">="imgConainer"</text:span><text:span text:style-name="T1">&gt;</text:span><text:line-break/><text:span text:style-name="T1"> <text:s text:c="47"/>&lt;</text:span><text:span text:style-name="T5">i </text:span><text:span text:style-name="T7">class</text:span><text:span text:style-name="T8">="fa fa-tag"</text:span><text:span text:style-name="T1">&gt;&lt;/</text:span><text:span text:style-name="T5">i</text:span><text:span text:style-name="T1">&gt;</text:span><text:line-break/><text:span text:style-name="T1"> <text:s text:c="43"/>&lt;/</text:span><text:span text:style-name="T5">span</text:span><text:span text:style-name="T1">&gt;</text:span><text:line-break/><text:span text:style-name="T1"> <text:s text:c="43"/>&lt;</text:span><text:span text:style-name="T5">span</text:span><text:span text:style-name="T1">&gt;</text:span><text:span text:style-name="T2">You will save 43% in this plan.</text:span><text:span text:style-name="T1">&lt;/</text:span><text:span text:style-name="T5">span</text:span><text:span text:style-name="T1">&gt;</text:span><text:line-break/><text:span text:style-name="T1"> <text:s text:c="39"/>&lt;/</text:span><text:span text:style-name="T5">li</text:span><text:span text:style-name="T1">&gt;</text:span><text:line-break/><text:span text:style-name="T1"> <text:s text:c="35"/>&lt;/</text:span><text:span text:style-name="T5">ul</text:span><text:span text:style-name="T1">&gt;</text:span><text:line-break/><text:line-break/><text:span text:style-name="T1"> <text:s text:c="35"/>&lt;</text:span><text:span text:style-name="T5">div</text:span><text:line-break/><text:span text:style-name="T5"> <text:s text:c="39"/></text:span><text:span text:style-name="T7">v-if</text:span><text:span text:style-name="T8">="</text:span><text:span text:style-name="T5">!</text:span><text:span text:style-name="T1">(user </text:span><text:span text:style-name="T5">&amp;&amp; </text:span><text:span text:style-name="T1">user.subscription </text:span><text:span text:style-name="T5">&amp;&amp; </text:span><text:span text:style-name="T1">user.subscriptions </text:span><text:span text:style-name="T5">&amp;&amp; </text:span><text:span text:style-name="T1">user.subscriptions.length </text:span><text:span text:style-name="T5">&gt; </text:span><text:span text:style-name="T12">0 </text:span><text:span text:style-name="T5">&amp;&amp; </text:span><text:span text:style-name="T1">user.subscriptions[</text:span><text:span text:style-name="T12">0</text:span><text:span text:style-name="T1">].stripe_status </text:span><text:span text:style-name="T5">!= </text:span><text:span text:style-name="T10">'canceled'</text:span><text:span text:style-name="T1">)</text:span><text:span text:style-name="T8">"</text:span><text:span text:style-name="T1">&gt;</text:span><text:line-break/><text:span text:style-name="T1"> <text:s text:c="39"/>&lt;</text:span><text:span text:style-name="T5">button </text:span><text:span text:style-name="T7">v-if</text:span><text:span text:style-name="T8">="</text:span><text:span text:style-name="T5">!</text:span><text:span text:style-name="T1">family_seasonal_addOn</text:span><text:span text:style-name="T8">" </text:span><text:span text:style-name="T7">@click</text:span><text:span text:style-name="T8">="</text:span><text:span text:style-name="T1">family_seasonal_addOn</text:span><text:span text:style-name="T5">=true</text:span><text:span text:style-name="T8">"</text:span><text:line-break/><text:span text:style-name="T8"> <text:s text:c="47"/></text:span><text:span text:style-name="T7">class</text:span><text:span text:style-name="T8">="Addmores"</text:span><text:span text:style-name="T1">&gt;</text:span><text:line-break/><text:span text:style-name="T1"> <text:s text:c="43"/></text:span><text:span text:style-name="T2">Add 100 Cr for $45</text:span><text:line-break/><text:span text:style-name="T2"> <text:s text:c="39"/></text:span><text:span text:style-name="T1">&lt;/</text:span><text:span text:style-name="T5">button</text:span><text:span text:style-name="T1">&gt;</text:span><text:line-break/><text:span text:style-name="T1"> <text:s text:c="39"/>&lt;</text:span><text:span text:style-name="T5">span </text:span><text:span text:style-name="T7">class</text:span><text:span text:style-name="T8">="Addmores" </text:span><text:span text:style-name="T7">v-else @click</text:span><text:span text:style-name="T8">="</text:span><text:span text:style-name="T1">family_seasonal_addOn</text:span><text:span text:style-name="T5">=false</text:span><text:span text:style-name="T8">"</text:span><text:span text:style-name="T1">&gt;</text:span><text:line-break/><text:span text:style-name="T1"><text:tab/><text:tab/><text:tab/><text:tab/><text:tab/><text:tab/><text:tab/><text:tab/><text:tab/><text:tab/></text:span><text:span text:style-name="T2">100 cr Added</text:span><text:line-break/><text:span text:style-name="T2"><text:tab/><text:tab/><text:tab/><text:tab/><text:tab/><text:tab/><text:tab/><text:tab/><text:tab/></text:span><text:span text:style-name="T1">&lt;/</text:span><text:span text:style-name="T5">span</text:span><text:span text:style-name="T1">&gt;</text:span><text:line-break/><text:span text:style-name="T1"> <text:s text:c="35"/>&lt;/</text:span><text:span text:style-name="T5">div</text:span><text:span text:style-name="T1">&gt;</text:span><text:line-break/><text:span text:style-name="T1"> <text:s text:c="35"/>&lt;</text:span><text:span text:style-name="T5">div </text:span><text:span text:style-name="T7">class</text:span><text:span text:style-name="T8">="emptyDiv" </text:span><text:span text:style-name="T7">v-else</text:span><text:span text:style-name="T1">&gt;</text:span><text:line-break/><text:line-break/><text:span text:style-name="T1"> <text:s text:c="35"/>&lt;/</text:span><text:span text:style-name="T5">div</text:span><text:span text:style-name="T1">&gt;</text:span><text:line-break/><text:line-break/><text:span text:style-name="T1"> <text:s text:c="35"/>&lt;</text:span><text:span text:style-name="T5">p</text:span><text:line-break/><text:span text:style-name="T5"> <text:s text:c="39"/></text:span><text:span text:style-name="T7">id</text:span><text:span text:style-name="T8">="currentPackage"</text:span><text:line-break/><text:span text:style-name="T8"> <text:s text:c="39"/></text:span><text:span text:style-name="T7">class</text:span><text:span text:style-name="T8">="themeBtn"</text:span><text:line-break/><text:span text:style-name="T8"> <text:s text:c="39"/></text:span><text:span text:style-name="T7">v-if</text:span><text:span text:style-name="T8">="</text:span><text:span text:style-name="T1">user </text:span><text:span text:style-name="T5">&amp;&amp; </text:span><text:span text:style-name="T1">user.subscription </text:span><text:span text:style-name="T5">&amp;&amp; </text:span><text:span text:style-name="T1">user.subscriptions </text:span><text:span text:style-name="T5">&amp;&amp; </text:span><text:span text:style-name="T1">user.subscriptions.length </text:span><text:span text:style-name="T5">&gt; </text:span><text:span text:style-name="T12">0 </text:span><text:span text:style-name="T5">&amp;&amp; </text:span><text:span text:style-name="T1">user.subscriptions[</text:span><text:span text:style-name="T12">0</text:span><text:span text:style-name="T1">].stripe_status </text:span><text:span text:style-name="T5">!= </text:span><text:span text:style-name="T10">'canceled' </text:span><text:span text:style-name="T5">&amp;&amp; </text:span><text:span text:style-name="T1">user.subscription[</text:span><text:span text:style-name="T12">0</text:span><text:span text:style-name="T1">].subscribed_package </text:span><text:span text:style-name="T5">&amp;&amp; </text:span><text:span text:style-name="T1">user.subscription[</text:span><text:span text:style-name="T12">0</text:span><text:span text:style-name="T1">].subscribed_package.nickname </text:span><text:span text:style-name="T5">== </text:span><text:span text:style-name="T10">'Gold Seasonal'</text:span><text:span text:style-name="T8">"</text:span><text:line-break/><text:span text:style-name="T8"> <text:s text:c="35"/></text:span><text:span text:style-name="T1">&gt;</text:span><text:span text:style-name="T2">Current Package</text:span><text:span text:style-name="T1">&lt;/</text:span><text:span text:style-name="T5">p</text:span><text:span text:style-name="T1">&gt;</text:span><text:line-break/><text:span text:style-name="T1"> <text:s text:c="35"/>&lt;</text:span><text:span text:style-name="T5">a</text:span><text:line-break/><text:span text:style-name="T5"> <text:s text:c="39"/></text:span><text:span text:style-name="T7">v-else-if</text:span><text:span text:style-name="T8">="</text:span><text:span text:style-name="T1">user </text:span><text:span text:style-name="T5">&amp;&amp; </text:span><text:span text:style-name="T1">user.subscriptions </text:span><text:span text:style-name="T5">&amp;&amp; </text:span><text:span text:style-name="T1">user.subscriptions.length </text:span><text:span text:style-name="T5">&gt; </text:span><text:span text:style-name="T12">0 </text:span><text:span text:style-name="T5">&amp;&amp; </text:span><text:span text:style-name="T1">user.subscriptions[</text:span><text:span text:style-name="T12">0</text:span><text:span text:style-name="T1">].stripe_status </text:span><text:span text:style-name="T5">!= </text:span><text:span text:style-name="T10">'canceled'</text:span><text:span text:style-name="T8">"</text:span><text:line-break/><text:span text:style-name="T8"> <text:s text:c="39"/></text:span><text:span text:style-name="T7">class</text:span><text:span text:style-name="T8">="themeBtn linkBtn"</text:span><text:line-break/><text:span text:style-name="T8"> <text:s text:c="39"/></text:span><text:span text:style-name="T7">href</text:span><text:span text:style-name="T8">="javascript:</text:span><text:span text:style-name="T9">void(0)</text:span><text:span text:style-name="T8">"</text:span><text:line-break/><text:span text:style-name="T8"> <text:s text:c="39"/></text:span><text:span text:style-name="T7">@click</text:span><text:span text:style-name="T8">="</text:span><text:span text:style-name="T7">upgradePlan</text:span><text:span text:style-name="T1">(</text:span><text:span text:style-name="T10">'gold_seasonal'</text:span><text:span text:style-name="T1">)</text:span><text:span text:style-name="T8">"</text:span><text:line-break/><text:span text:style-name="T8"> <text:s text:c="35"/></text:span><text:span text:style-name="T1">&gt;</text:span><text:span text:style-name="T2">Buy Now</text:span><text:span text:style-name="T1">&lt;/</text:span><text:span text:style-name="T5">a</text:span><text:span text:style-name="T1">&gt;</text:span><text:line-break/><text:span text:style-name="T1"> <text:s text:c="35"/>&lt;</text:span><text:span text:style-name="T5">a</text:span><text:line-break/><text:span text:style-name="T5"> <text:s text:c="39"/></text:span><text:span text:style-name="T7">v-else</text:span><text:line-break/><text:span text:style-name="T7"> <text:s text:c="39"/>class</text:span><text:span text:style-name="T8">="themeBtn linkBtn"</text:span><text:line-break/><text:span text:style-name="T8"> <text:s text:c="39"/></text:span><text:span text:style-name="T7">href</text:span><text:span text:style-name="T8">="javascript:</text:span><text:span text:style-name="T9">void(0)</text:span><text:span text:style-name="T8">"</text:span><text:line-break/><text:span text:style-name="T8"> <text:s text:c="39"/></text:span><text:span text:style-name="T7">@click</text:span><text:span text:style-name="T8">="</text:span><text:span text:style-name="T7">loadCardModel</text:span><text:span text:style-name="T1">(</text:span><text:span text:style-name="T10">'gold_seasonal'</text:span><text:span text:style-name="T1">)</text:span><text:span text:style-name="T8">"</text:span><text:line-break/><text:span text:style-name="T8"> <text:s text:c="35"/></text:span><text:span text:style-name="T1">&gt;</text:span><text:span text:style-name="T2">Buy Now</text:span><text:span text:style-name="T1">&lt;/</text:span><text:span text:style-name="T5">a</text:span><text:span text:style-name="T1">&gt;</text:span><text:line-break/><text:span text:style-name="T1"> <text:s text:c="31"/>&lt;/</text:span><text:span text:style-name="T5">div</text:span><text:span text:style-name="T1">&gt;</text:span><text:line-break/><text:span text:style-name="T1"> <text:s text:c="27"/>&lt;/</text:span><text:span text:style-name="T5">div</text:span><text:span text:style-name="T1">&gt;</text:span><text:line-break/><text:soft-page-break/><text:span text:style-name="T1"> <text:s text:c="27"/>&lt;</text:span><text:span text:style-name="T5">div </text:span><text:span text:style-name="T7">class</text:span><text:span text:style-name="T8">="colw"</text:span><text:span text:style-name="T1">&gt;</text:span><text:line-break/><text:span text:style-name="T1"> <text:s text:c="31"/>&lt;</text:span><text:span text:style-name="T5">div</text:span><text:line-break/><text:span text:style-name="T5"> <text:s text:c="35"/></text:span><text:span text:style-name="T7">:class</text:span><text:span text:style-name="T8">="</text:span><text:span text:style-name="T1">{</text:span><text:span text:style-name="T10">'boxContainerPlan'</text:span><text:span text:style-name="T5">:true</text:span><text:span text:style-name="T1">, </text:span><text:span text:style-name="T10">'selected'</text:span><text:span text:style-name="T5">:</text:span><text:span text:style-name="T1">(user </text:span><text:span text:style-name="T5">&amp;&amp; </text:span><text:span text:style-name="T1">user.subscription </text:span><text:span text:style-name="T5">&amp;&amp; </text:span><text:span text:style-name="T1">user.subscription.length </text:span><text:span text:style-name="T5">&gt; </text:span><text:span text:style-name="T12">0 </text:span><text:span text:style-name="T5">&amp;&amp; </text:span><text:span text:style-name="T1">user.subscription[</text:span><text:span text:style-name="T12">0</text:span><text:span text:style-name="T1">].subscribed_package </text:span><text:span text:style-name="T5">&amp;&amp; </text:span><text:span text:style-name="T1">user.subscription[</text:span><text:span text:style-name="T12">0</text:span><text:span text:style-name="T1">].subscribed_package.nickname </text:span><text:span text:style-name="T5">== </text:span><text:span text:style-name="T10">'Family Seasonal'</text:span><text:span text:style-name="T1">) </text:span><text:span text:style-name="T5">? true:false</text:span><text:span text:style-name="T1">}</text:span><text:span text:style-name="T8">"</text:span><text:line-break/><text:span text:style-name="T8"> <text:s text:c="31"/></text:span><text:span text:style-name="T1">&gt;</text:span><text:line-break/><text:span text:style-name="T1"> <text:s text:c="35"/>&lt;</text:span><text:span text:style-name="T5">div </text:span><text:span text:style-name="T7">class</text:span><text:span text:style-name="T8">="paName"</text:span><text:span text:style-name="T1">&gt;</text:span><text:span text:style-name="T2">Family</text:span><text:span text:style-name="T1">&lt;/</text:span><text:span text:style-name="T5">div</text:span><text:span text:style-name="T1">&gt;</text:span><text:line-break/><text:span text:style-name="T1"> <text:s text:c="35"/>&lt;</text:span><text:span text:style-name="T5">ul </text:span><text:span text:style-name="T7">class</text:span><text:span text:style-name="T8">="packge"</text:span><text:span text:style-name="T1">&gt;</text:span><text:line-break/><text:span text:style-name="T1"> <text:s text:c="39"/>&lt;</text:span><text:span text:style-name="T5">li</text:span><text:span text:style-name="T1">&gt;</text:span><text:line-break/><text:span text:style-name="T1"> <text:s text:c="43"/>&lt;</text:span><text:span text:style-name="T5">a </text:span><text:span text:style-name="T7">href</text:span><text:span text:style-name="T8">="#"</text:span><text:span text:style-name="T1">&gt;</text:span><text:span text:style-name="T2">Monthly</text:span><text:span text:style-name="T1">&lt;/</text:span><text:span text:style-name="T5">a</text:span><text:span text:style-name="T1">&gt;</text:span><text:line-break/><text:span text:style-name="T1"> <text:s text:c="39"/>&lt;/</text:span><text:span text:style-name="T5">li</text:span><text:span text:style-name="T1">&gt;</text:span><text:line-break/><text:span text:style-name="T1"> <text:s text:c="39"/>&lt;</text:span><text:span text:style-name="T5">li </text:span><text:span text:style-name="T7">class</text:span><text:span text:style-name="T8">="active"</text:span><text:span text:style-name="T1">&gt;</text:span><text:line-break/><text:span text:style-name="T1"> <text:s text:c="43"/>&lt;</text:span><text:span text:style-name="T5">a </text:span><text:span text:style-name="T7">href</text:span><text:span text:style-name="T8">="#"</text:span><text:span text:style-name="T1">&gt;</text:span><text:span text:style-name="T2">Yearly</text:span><text:span text:style-name="T1">&lt;/</text:span><text:span text:style-name="T5">a</text:span><text:span text:style-name="T1">&gt;</text:span><text:line-break/><text:span text:style-name="T1"> <text:s text:c="39"/>&lt;/</text:span><text:span text:style-name="T5">li</text:span><text:span text:style-name="T1">&gt;</text:span><text:line-break/><text:span text:style-name="T1"> <text:s text:c="35"/>&lt;/</text:span><text:span text:style-name="T5">ul</text:span><text:span text:style-name="T1">&gt;</text:span><text:line-break/><text:span text:style-name="T1"> <text:s text:c="35"/>&lt;</text:span><text:span text:style-name="T5">h2</text:span><text:span text:style-name="T1">&gt;</text:span><text:span text:style-name="T2">$1500</text:span><text:span text:style-name="T1">&lt;/</text:span><text:span text:style-name="T5">h2</text:span><text:span text:style-name="T1">&gt;</text:span><text:line-break/><text:span text:style-name="T1"> <text:s text:c="35"/>&lt;</text:span><text:span text:style-name="T5">p </text:span><text:span text:style-name="T7">class</text:span><text:span text:style-name="T8">="perPerson"</text:span><text:span text:style-name="T1">&gt;</text:span><text:span text:style-name="T2">per season</text:span><text:span text:style-name="T1">&lt;/</text:span><text:span text:style-name="T5">p</text:span><text:span text:style-name="T1">&gt;</text:span><text:line-break/><text:span text:style-name="T1"> <text:s text:c="35"/>&lt;</text:span><text:span text:style-name="T5">ul </text:span><text:span text:style-name="T7">class</text:span><text:span text:style-name="T8">="listPlabs"</text:span><text:span text:style-name="T1">&gt;</text:span><text:line-break/><text:span text:style-name="T1"> <text:s text:c="39"/>&lt;</text:span><text:span text:style-name="T5">li</text:span><text:span text:style-name="T1">&gt;</text:span><text:line-break/><text:span text:style-name="T1"> <text:s text:c="43"/>&lt;</text:span><text:span text:style-name="T5">span </text:span><text:span text:style-name="T7">class</text:span><text:span text:style-name="T8">="imgConainer"</text:span><text:span text:style-name="T1">&gt;</text:span><text:line-break/><text:span text:style-name="T1"> <text:s text:c="47"/>&lt;</text:span><text:span text:style-name="T5">i </text:span><text:span text:style-name="T7">class</text:span><text:span text:style-name="T8">="fa fa-calendar"</text:span><text:span text:style-name="T1">&gt;&lt;/</text:span><text:span text:style-name="T5">i</text:span><text:span text:style-name="T1">&gt;</text:span><text:line-break/><text:span text:style-name="T1"> <text:s text:c="43"/>&lt;/</text:span><text:span text:style-name="T5">span</text:span><text:span text:style-name="T1">&gt;</text:span><text:line-break/><text:span text:style-name="T1"> <text:s text:c="43"/>&lt;</text:span><text:span text:style-name="T5">span</text:span><text:span text:style-name="T1">&gt;</text:span><text:span text:style-name="T2">Plan renews every Season/3 months (90 days)</text:span><text:span text:style-name="T1">&lt;/</text:span><text:span text:style-name="T5">span</text:span><text:span text:style-name="T1">&gt;</text:span><text:line-break/><text:span text:style-name="T1"> <text:s text:c="39"/>&lt;/</text:span><text:span text:style-name="T5">li</text:span><text:span text:style-name="T1">&gt;</text:span><text:line-break/><text:span text:style-name="T1"> <text:s text:c="39"/>&lt;</text:span><text:span text:style-name="T5">li</text:span><text:span text:style-name="T1">&gt;</text:span><text:line-break/><text:span text:style-name="T1"> <text:s text:c="43"/>&lt;</text:span><text:span text:style-name="T5">span </text:span><text:span text:style-name="T7">class</text:span><text:span text:style-name="T8">="imgConainer"</text:span><text:span text:style-name="T1">&gt;</text:span><text:line-break/><text:span text:style-name="T1"> <text:s text:c="47"/>&lt;</text:span><text:span text:style-name="T5">img </text:span><text:span text:style-name="T7">:src</text:span><text:span text:style-name="T8">="</text:span><text:span text:style-name="T10">`img/icons/credit.png`</text:span><text:span text:style-name="T8">"</text:span><text:span text:style-name="T1">/&gt;</text:span><text:line-break/><text:span text:style-name="T1"> <text:s text:c="43"/>&lt;/</text:span><text:span text:style-name="T5">span</text:span><text:span text:style-name="T1">&gt;</text:span><text:line-break/><text:span text:style-name="T1"> <text:s text:c="43"/>&lt;</text:span><text:span text:style-name="T5">span</text:span><text:span text:style-name="T1">&gt;</text:span><text:span text:style-name="T2">You will get 3600cr in this basic plan.</text:span><text:span text:style-name="T1">&lt;/</text:span><text:span text:style-name="T5">span</text:span><text:span text:style-name="T1">&gt;</text:span><text:line-break/><text:span text:style-name="T1"> <text:s text:c="39"/>&lt;/</text:span><text:span text:style-name="T5">li</text:span><text:span text:style-name="T1">&gt;</text:span><text:line-break/><text:span text:style-name="T1"> <text:s text:c="39"/>&lt;</text:span><text:span text:style-name="T5">li</text:span><text:span text:style-name="T1">&gt;</text:span><text:line-break/><text:span text:style-name="T1"> <text:s text:c="43"/>&lt;</text:span><text:span text:style-name="T5">span </text:span><text:span text:style-name="T7">class</text:span><text:span text:style-name="T8">="imgConainer"</text:span><text:span text:style-name="T1">&gt;</text:span><text:line-break/><text:span text:style-name="T1"> <text:s text:c="47"/>&lt;</text:span><text:span text:style-name="T5">i </text:span><text:span text:style-name="T7">class</text:span><text:span text:style-name="T8">="fa fa-user"</text:span><text:span text:style-name="T1">&gt;&lt;/</text:span><text:span text:style-name="T5">i</text:span><text:span text:style-name="T1">&gt;</text:span><text:line-break/><text:span text:style-name="T1"> <text:s text:c="43"/>&lt;/</text:span><text:span text:style-name="T5">span</text:span><text:span text:style-name="T1">&gt;</text:span><text:line-break/><text:span text:style-name="T1"> <text:s text:c="43"/>&lt;</text:span><text:span text:style-name="T5">span</text:span><text:span text:style-name="T1">&gt;</text:span><text:span text:style-name="T2">On average get 36 individual sessions</text:span><text:span text:style-name="T1">&lt;/</text:span><text:span text:style-name="T5">span</text:span><text:span text:style-name="T1">&gt;</text:span><text:line-break/><text:span text:style-name="T1"> <text:s text:c="39"/>&lt;/</text:span><text:span text:style-name="T5">li</text:span><text:span text:style-name="T1">&gt;</text:span><text:line-break/><text:span text:style-name="T1"> <text:s text:c="39"/>&lt;</text:span><text:span text:style-name="T5">li</text:span><text:span text:style-name="T1">&gt;</text:span><text:line-break/><text:span text:style-name="T1"> <text:s text:c="43"/>&lt;</text:span><text:span text:style-name="T5">span </text:span><text:span text:style-name="T7">class</text:span><text:span text:style-name="T8">="imgConainer"</text:span><text:span text:style-name="T1">&gt;</text:span><text:line-break/><text:span text:style-name="T1"> <text:s text:c="47"/>&lt;</text:span><text:span text:style-name="T5">i </text:span><text:span text:style-name="T7">class</text:span><text:span text:style-name="T8">="fa fa-users"</text:span><text:span text:style-name="T1">&gt;&lt;/</text:span><text:span text:style-name="T5">i</text:span><text:span text:style-name="T1">&gt;</text:span><text:line-break/><text:span text:style-name="T1"> <text:s text:c="43"/>&lt;/</text:span><text:span text:style-name="T5">span</text:span><text:span text:style-name="T1">&gt;</text:span><text:line-break/><text:span text:style-name="T1"> <text:s text:c="43"/>&lt;</text:span><text:span text:style-name="T5">span</text:span><text:span text:style-name="T1">&gt;</text:span><text:span text:style-name="T2">On average get 45 group sessions</text:span><text:span text:style-name="T1">&lt;/</text:span><text:span text:style-name="T5">span</text:span><text:span text:style-name="T1">&gt;</text:span><text:line-break/><text:span text:style-name="T1"> <text:s text:c="39"/>&lt;/</text:span><text:span text:style-name="T5">li</text:span><text:span text:style-name="T1">&gt;</text:span><text:line-break/><text:span text:style-name="T1"> <text:s text:c="39"/>&lt;</text:span><text:span text:style-name="T5">li</text:span><text:span text:style-name="T1">&gt;</text:span><text:line-break/><text:span text:style-name="T1"> <text:s text:c="43"/>&lt;</text:span><text:span text:style-name="T5">span </text:span><text:span text:style-name="T7">class</text:span><text:span text:style-name="T8">="imgConainer"</text:span><text:span text:style-name="T1">&gt;</text:span><text:line-break/><text:span text:style-name="T1"> <text:s text:c="47"/>&lt;</text:span><text:span text:style-name="T5">i </text:span><text:span text:style-name="T7">class</text:span><text:span text:style-name="T8">="fa fa-tag"</text:span><text:span text:style-name="T1">&gt;&lt;/</text:span><text:span text:style-name="T5">i</text:span><text:span text:style-name="T1">&gt;</text:span><text:line-break/><text:soft-page-break/><text:span text:style-name="T1"> <text:s text:c="43"/>&lt;/</text:span><text:span text:style-name="T5">span</text:span><text:span text:style-name="T1">&gt;</text:span><text:line-break/><text:span text:style-name="T1"> <text:s text:c="43"/>&lt;</text:span><text:span text:style-name="T5">span</text:span><text:span text:style-name="T1">&gt;</text:span><text:span text:style-name="T2">You will save 47% in this plan.</text:span><text:span text:style-name="T1">&lt;/</text:span><text:span text:style-name="T5">span</text:span><text:span text:style-name="T1">&gt;</text:span><text:line-break/><text:span text:style-name="T1"> <text:s text:c="39"/>&lt;/</text:span><text:span text:style-name="T5">li</text:span><text:span text:style-name="T1">&gt;</text:span><text:line-break/><text:span text:style-name="T1"> <text:s text:c="35"/>&lt;/</text:span><text:span text:style-name="T5">ul</text:span><text:span text:style-name="T1">&gt;</text:span><text:line-break/><text:line-break/><text:span text:style-name="T1"> <text:s text:c="35"/>&lt;</text:span><text:span text:style-name="T5">div</text:span><text:line-break/><text:span text:style-name="T5"> <text:s text:c="39"/></text:span><text:span text:style-name="T7">v-if</text:span><text:span text:style-name="T8">="</text:span><text:span text:style-name="T5">!</text:span><text:span text:style-name="T1">(user </text:span><text:span text:style-name="T5">&amp;&amp; </text:span><text:span text:style-name="T1">user.subscription </text:span><text:span text:style-name="T5">&amp;&amp; <text:s/></text:span><text:span text:style-name="T1">user.subscriptions </text:span><text:span text:style-name="T5">&amp;&amp; </text:span><text:span text:style-name="T1">user.subscriptions.length </text:span><text:span text:style-name="T5">&gt; </text:span><text:span text:style-name="T12">0 </text:span><text:span text:style-name="T5">&amp;&amp; </text:span><text:span text:style-name="T1">user.subscriptions[</text:span><text:span text:style-name="T12">0</text:span><text:span text:style-name="T1">].stripe_status </text:span><text:span text:style-name="T5">!= </text:span><text:span text:style-name="T10">'canceled'</text:span><text:span text:style-name="T1">)</text:span><text:span text:style-name="T8">"</text:span><text:span text:style-name="T1">&gt;</text:span><text:line-break/><text:span text:style-name="T1"> <text:s text:c="39"/>&lt;</text:span><text:span text:style-name="T5">button </text:span><text:span text:style-name="T7">v-if</text:span><text:span text:style-name="T8">="</text:span><text:span text:style-name="T5">!</text:span><text:span text:style-name="T1">family_seasonal_addOn</text:span><text:span text:style-name="T8">" </text:span><text:span text:style-name="T7">@click</text:span><text:span text:style-name="T8">="</text:span><text:span text:style-name="T1">family_seasonal_addOn</text:span><text:span text:style-name="T5">=true</text:span><text:span text:style-name="T8">"</text:span><text:line-break/><text:span text:style-name="T8"> <text:s text:c="47"/></text:span><text:span text:style-name="T7">class</text:span><text:span text:style-name="T8">="Addmores"</text:span><text:span text:style-name="T1">&gt;</text:span><text:line-break/><text:span text:style-name="T1"> <text:s text:c="43"/></text:span><text:span text:style-name="T2">Add 100 Cr for $42</text:span><text:line-break/><text:span text:style-name="T2"> <text:s text:c="39"/></text:span><text:span text:style-name="T1">&lt;/</text:span><text:span text:style-name="T5">button</text:span><text:span text:style-name="T1">&gt;</text:span><text:line-break/><text:span text:style-name="T1"> <text:s text:c="39"/>&lt;</text:span><text:span text:style-name="T5">span </text:span><text:span text:style-name="T7">class</text:span><text:span text:style-name="T8">="Addmores" </text:span><text:span text:style-name="T7">v-else @click</text:span><text:span text:style-name="T8">="</text:span><text:span text:style-name="T1">family_seasonal_addOn</text:span><text:span text:style-name="T5">=false</text:span><text:span text:style-name="T8">"</text:span><text:span text:style-name="T1">&gt;</text:span><text:line-break/><text:span text:style-name="T1"><text:tab/><text:tab/><text:tab/><text:tab/><text:tab/><text:tab/><text:tab/><text:tab/><text:tab/><text:tab/></text:span><text:span text:style-name="T2">100 cr Added</text:span><text:line-break/><text:span text:style-name="T2"><text:tab/><text:tab/><text:tab/><text:tab/><text:tab/><text:tab/><text:tab/><text:tab/><text:tab/></text:span><text:span text:style-name="T1">&lt;/</text:span><text:span text:style-name="T5">span</text:span><text:span text:style-name="T1">&gt;</text:span><text:line-break/><text:span text:style-name="T1"> <text:s text:c="35"/>&lt;/</text:span><text:span text:style-name="T5">div</text:span><text:span text:style-name="T1">&gt;</text:span><text:line-break/><text:span text:style-name="T1"> <text:s text:c="35"/>&lt;</text:span><text:span text:style-name="T5">div </text:span><text:span text:style-name="T7">class</text:span><text:span text:style-name="T8">="emptyDiv" </text:span><text:span text:style-name="T7">v-else</text:span><text:span text:style-name="T1">&gt;</text:span><text:line-break/><text:line-break/><text:span text:style-name="T1"> <text:s text:c="35"/>&lt;/</text:span><text:span text:style-name="T5">div</text:span><text:span text:style-name="T1">&gt;</text:span><text:line-break/><text:line-break/><text:span text:style-name="T1"> <text:s text:c="35"/>&lt;</text:span><text:span text:style-name="T5">p</text:span><text:line-break/><text:span text:style-name="T5"> <text:s text:c="39"/></text:span><text:span text:style-name="T7">id</text:span><text:span text:style-name="T8">="currentPackage"</text:span><text:line-break/><text:span text:style-name="T8"> <text:s text:c="39"/></text:span><text:span text:style-name="T7">class</text:span><text:span text:style-name="T8">="themeBtn"</text:span><text:line-break/><text:span text:style-name="T8"> <text:s text:c="39"/></text:span><text:span text:style-name="T7">v-if</text:span><text:span text:style-name="T8">="</text:span><text:span text:style-name="T1">user </text:span><text:span text:style-name="T5">&amp;&amp; </text:span><text:span text:style-name="T1">user.subscription </text:span><text:span text:style-name="T5">&amp;&amp; </text:span><text:span text:style-name="T1">user.subscriptions </text:span><text:span text:style-name="T5">&amp;&amp; </text:span><text:span text:style-name="T1">user.subscriptions.length </text:span><text:span text:style-name="T5">&gt; </text:span><text:span text:style-name="T12">0 </text:span><text:span text:style-name="T5">&amp;&amp; </text:span><text:span text:style-name="T1">user.subscriptions[</text:span><text:span text:style-name="T12">0</text:span><text:span text:style-name="T1">].stripe_status </text:span><text:span text:style-name="T5">!= </text:span><text:span text:style-name="T10">'canceled' </text:span><text:span text:style-name="T5">&amp;&amp; </text:span><text:span text:style-name="T1">user.subscription[</text:span><text:span text:style-name="T12">0</text:span><text:span text:style-name="T1">].subscribed_package </text:span><text:span text:style-name="T5">&amp;&amp; </text:span><text:span text:style-name="T1">user.subscription[</text:span><text:span text:style-name="T12">0</text:span><text:span text:style-name="T1">].subscribed_package.nickname </text:span><text:span text:style-name="T5">== </text:span><text:span text:style-name="T10">'Family Seasonal'</text:span><text:span text:style-name="T8">"</text:span><text:line-break/><text:span text:style-name="T8"> <text:s text:c="35"/></text:span><text:span text:style-name="T1">&gt;</text:span><text:span text:style-name="T2">Current Package</text:span><text:span text:style-name="T1">&lt;/</text:span><text:span text:style-name="T5">p</text:span><text:span text:style-name="T1">&gt;</text:span><text:line-break/><text:span text:style-name="T1"> <text:s text:c="35"/>&lt;</text:span><text:span text:style-name="T5">a</text:span><text:line-break/><text:span text:style-name="T5"> <text:s text:c="39"/></text:span><text:span text:style-name="T7">v-else-if</text:span><text:span text:style-name="T8">="</text:span><text:span text:style-name="T1">user </text:span><text:span text:style-name="T5">&amp;&amp; </text:span><text:span text:style-name="T1">user.subscriptions </text:span><text:span text:style-name="T5">&amp;&amp; </text:span><text:span text:style-name="T1">user.subscriptions.length </text:span><text:span text:style-name="T5">&gt; </text:span><text:span text:style-name="T12">0 </text:span><text:span text:style-name="T5">&amp;&amp; </text:span><text:span text:style-name="T1">user.subscriptions[</text:span><text:span text:style-name="T12">0</text:span><text:span text:style-name="T1">].stripe_status </text:span><text:span text:style-name="T5">!= </text:span><text:span text:style-name="T10">'canceled'</text:span><text:span text:style-name="T8">"</text:span><text:line-break/><text:span text:style-name="T8"> <text:s text:c="39"/></text:span><text:span text:style-name="T7">class</text:span><text:span text:style-name="T8">="themeBtn linkBtn"</text:span><text:line-break/><text:span text:style-name="T8"> <text:s text:c="39"/></text:span><text:span text:style-name="T7">href</text:span><text:span text:style-name="T8">="javascript:</text:span><text:span text:style-name="T9">void(0)</text:span><text:span text:style-name="T8">"</text:span><text:line-break/><text:span text:style-name="T8"> <text:s text:c="39"/></text:span><text:span text:style-name="T7">@click</text:span><text:span text:style-name="T8">="</text:span><text:span text:style-name="T7">upgradePlan</text:span><text:span text:style-name="T1">(</text:span><text:span text:style-name="T10">'family_seasonal'</text:span><text:span text:style-name="T1">)</text:span><text:span text:style-name="T8">"</text:span><text:line-break/><text:span text:style-name="T8"> <text:s text:c="35"/></text:span><text:span text:style-name="T1">&gt;</text:span><text:span text:style-name="T2">Buy Now</text:span><text:span text:style-name="T1">&lt;/</text:span><text:span text:style-name="T5">a</text:span><text:span text:style-name="T1">&gt;</text:span><text:line-break/><text:span text:style-name="T1"> <text:s text:c="35"/>&lt;</text:span><text:span text:style-name="T5">a</text:span><text:line-break/><text:span text:style-name="T5"> <text:s text:c="39"/></text:span><text:span text:style-name="T7">v-else</text:span><text:line-break/><text:span text:style-name="T7"> <text:s text:c="39"/>class</text:span><text:span text:style-name="T8">="themeBtn linkBtn"</text:span><text:line-break/><text:span text:style-name="T8"> <text:s text:c="39"/></text:span><text:span text:style-name="T7">href</text:span><text:span text:style-name="T8">="javascript:</text:span><text:span text:style-name="T9">void(0)</text:span><text:span text:style-name="T8">"</text:span><text:line-break/><text:span text:style-name="T8"> <text:s text:c="39"/></text:span><text:span text:style-name="T7">@click</text:span><text:span text:style-name="T8">="</text:span><text:span text:style-name="T7">loadCardModel</text:span><text:span text:style-name="T1">(</text:span><text:span text:style-name="T10">'family_seasonal'</text:span><text:span text:style-name="T1">)</text:span><text:span text:style-name="T8">"</text:span><text:line-break/><text:span text:style-name="T8"> <text:s text:c="35"/></text:span><text:span text:style-name="T1">&gt;</text:span><text:span text:style-name="T2">Buy Now</text:span><text:span text:style-name="T1">&lt;/</text:span><text:span text:style-name="T5">a</text:span><text:span text:style-name="T1">&gt;</text:span><text:line-break/><text:span text:style-name="T1"> <text:s text:c="31"/>&lt;/</text:span><text:span text:style-name="T5">div</text:span><text:span text:style-name="T1">&gt;</text:span><text:line-break/><text:span text:style-name="T1"> <text:s text:c="27"/>&lt;/</text:span><text:span text:style-name="T5">div</text:span><text:span text:style-name="T1">&gt;</text:span><text:line-break/><text:span text:style-name="T1"> <text:s text:c="23"/>&lt;/</text:span><text:span text:style-name="T5">div</text:span><text:span text:style-name="T1">&gt;</text:span><text:line-break/><text:span text:style-name="T1"> <text:s text:c="19"/>&lt;/</text:span><text:span text:style-name="T5">div</text:span><text:span text:style-name="T1">&gt;</text:span><text:line-break/><text:span text:style-name="T1"> <text:s text:c="15"/>&lt;/</text:span><text:span text:style-name="T5">div</text:span><text:span text:style-name="T1">&gt;</text:span><text:line-break/><text:span text:style-name="T1"> <text:s text:c="11"/>&lt;/</text:span><text:span text:style-name="T5">div</text:span><text:span text:style-name="T1">&gt;</text:span><text:line-break/><text:line-break/><text:soft-page-break/><text:span text:style-name="T1"> <text:s text:c="11"/>&lt;</text:span><text:span text:style-name="T5">div </text:span><text:span text:style-name="T7">id</text:span><text:span text:style-name="T8">="modal-payment" </text:span><text:span text:style-name="T7">class</text:span><text:span text:style-name="T8">="modal fade" </text:span><text:span text:style-name="T7">role</text:span><text:span text:style-name="T8">="dialog"</text:span><text:span text:style-name="T1">&gt;</text:span><text:line-break/><text:span text:style-name="T1"> <text:s text:c="15"/>&lt;</text:span><text:span text:style-name="T5">div </text:span><text:span text:style-name="T7">class</text:span><text:span text:style-name="T8">="modal-dialog modal-dialog-centered" </text:span><text:span text:style-name="T7">role</text:span><text:span text:style-name="T8">="document"</text:span><text:span text:style-name="T1">&gt;</text:span><text:line-break/><text:span text:style-name="T1"> <text:s text:c="19"/>&lt;</text:span><text:span text:style-name="T5">div </text:span><text:span text:style-name="T7">class</text:span><text:span text:style-name="T8">="modal-content"</text:span><text:span text:style-name="T1">&gt;</text:span><text:line-break/><text:span text:style-name="T1"> <text:s text:c="23"/>&lt;</text:span><text:span text:style-name="T5">div </text:span><text:span text:style-name="T7">class</text:span><text:span text:style-name="T8">="modal-header border-0 pb-0"</text:span><text:span text:style-name="T1">&gt;</text:span><text:line-break/><text:span text:style-name="T1"> <text:s text:c="27"/>&lt;</text:span><text:span text:style-name="T5">h2 </text:span><text:span text:style-name="T7">class</text:span><text:span text:style-name="T8">="modal-title"</text:span><text:span text:style-name="T1">&gt;</text:span><text:span text:style-name="T2">Payment Method</text:span><text:span text:style-name="T1">&lt;/</text:span><text:span text:style-name="T5">h2</text:span><text:span text:style-name="T1">&gt;</text:span><text:line-break/><text:span text:style-name="T1"> <text:s text:c="27"/>&lt;</text:span><text:span text:style-name="T5">button </text:span><text:span text:style-name="T7">type</text:span><text:span text:style-name="T8">="button" </text:span><text:span text:style-name="T7">class</text:span><text:span text:style-name="T8">="close" </text:span><text:span text:style-name="T7">data-dismiss</text:span><text:span text:style-name="T8">="modal"</text:span><text:span text:style-name="T1">&gt;</text:span><text:line-break/><text:span text:style-name="T1"> <text:s text:c="31"/>&lt;</text:span><text:span text:style-name="T5">i </text:span><text:span text:style-name="T7">class</text:span><text:span text:style-name="T8">="fa fa-times"</text:span><text:span text:style-name="T1">&gt;&lt;/</text:span><text:span text:style-name="T5">i</text:span><text:span text:style-name="T1">&gt;</text:span><text:line-break/><text:span text:style-name="T1"> <text:s text:c="27"/>&lt;/</text:span><text:span text:style-name="T5">button</text:span><text:span text:style-name="T1">&gt;</text:span><text:line-break/><text:span text:style-name="T1"> <text:s text:c="23"/>&lt;/</text:span><text:span text:style-name="T5">div</text:span><text:span text:style-name="T1">&gt;</text:span><text:line-break/><text:span text:style-name="T1"> <text:s text:c="23"/>&lt;</text:span><text:span text:style-name="T5">div </text:span><text:span text:style-name="T7">class</text:span><text:span text:style-name="T8">="modal-body"</text:span><text:span text:style-name="T1">&gt;</text:span><text:line-break/><text:span text:style-name="T1"> <text:s text:c="27"/>&lt;</text:span><text:span text:style-name="T5">div </text:span><text:span text:style-name="T7">class</text:span><text:span text:style-name="T8">="form"</text:span><text:span text:style-name="T1">&gt;</text:span><text:line-break/><text:span text:style-name="T1"> <text:s text:c="31"/>&lt;</text:span><text:span text:style-name="T5">div </text:span><text:span text:style-name="T7">class</text:span><text:span text:style-name="T8">="w-100"</text:span><text:span text:style-name="T1">&gt;</text:span><text:line-break/><text:span text:style-name="T1"> <text:s text:c="35"/>&lt;</text:span><text:span text:style-name="T5">div </text:span><text:span text:style-name="T7">class</text:span><text:span text:style-name="T8">="col-lg-12 row"</text:span><text:span text:style-name="T1">&gt;</text:span><text:line-break/><text:span text:style-name="T1"> <text:s text:c="39"/>&lt;</text:span><text:span text:style-name="T5">div </text:span><text:span text:style-name="T7">class</text:span><text:span text:style-name="T8">="form-group col-lg-12"</text:span><text:span text:style-name="T1">&gt;</text:span><text:line-break/><text:span text:style-name="T1"> <text:s text:c="43"/>&lt;</text:span><text:span text:style-name="T5">span </text:span><text:span text:style-name="T7">class</text:span><text:span text:style-name="T8">="payment-errors" </text:span><text:span text:style-name="T7">id</text:span><text:span text:style-name="T8">="payment-errors"</text:span><text:span text:style-name="T1">&gt;&lt;/</text:span><text:span text:style-name="T5">span</text:span><text:span text:style-name="T1">&gt;</text:span><text:line-break/><text:span text:style-name="T1"> <text:s text:c="39"/>&lt;/</text:span><text:span text:style-name="T5">div</text:span><text:span text:style-name="T1">&gt;</text:span><text:line-break/><text:span text:style-name="T1"> <text:s text:c="39"/>&lt;</text:span><text:span text:style-name="T5">div </text:span><text:span text:style-name="T7">class</text:span><text:span text:style-name="T8">="form-group col-lg-12" </text:span><text:span text:style-name="T7">v-if</text:span><text:span text:style-name="T8">="</text:span><text:span text:style-name="T1">planId </text:span><text:span text:style-name="T5">== </text:span><text:span text:style-name="T10">'bronze'</text:span><text:span text:style-name="T8">"</text:span><text:span text:style-name="T1">&gt;</text:span><text:line-break/><text:span text:style-name="T1"> <text:s text:c="43"/>&lt;</text:span><text:span text:style-name="T5">input </text:span><text:span text:style-name="T7">type</text:span><text:span text:style-name="T8">="checkbox" </text:span><text:span text:style-name="T7">id</text:span><text:span text:style-name="T8">="checkbox" </text:span><text:span text:style-name="T7">v-model</text:span><text:span text:style-name="T8">="</text:span><text:span text:style-name="T1">bronze_addOn</text:span><text:span text:style-name="T8">"</text:span><text:span text:style-name="T1">&gt;</text:span><text:line-break/><text:span text:style-name="T1"> <text:s text:c="43"/>&lt;</text:span><text:span text:style-name="T5">label </text:span><text:span text:style-name="T7">for</text:span><text:span text:style-name="T8">="checkbox"</text:span><text:span text:style-name="T1">&gt;</text:span><text:span text:style-name="T2">Add 100 Credits Extra</text:span><text:span text:style-name="T1">&lt;/</text:span><text:span text:style-name="T5">label</text:span><text:span text:style-name="T1">&gt;</text:span><text:line-break/><text:line-break/><text:span text:style-name="T1"> <text:s text:c="39"/>&lt;/</text:span><text:span text:style-name="T5">div</text:span><text:span text:style-name="T1">&gt;</text:span><text:line-break/><text:span text:style-name="T1"> <text:s text:c="39"/>&lt;</text:span><text:span text:style-name="T5">div </text:span><text:span text:style-name="T7">class</text:span><text:span text:style-name="T8">="form-group col-lg-12" </text:span><text:span text:style-name="T7">v-if</text:span><text:span text:style-name="T8">="</text:span><text:span text:style-name="T1">planId </text:span><text:span text:style-name="T5">== </text:span><text:span text:style-name="T10">'silver'</text:span><text:span text:style-name="T8">"</text:span><text:span text:style-name="T1">&gt;</text:span><text:line-break/><text:span text:style-name="T1"> <text:s text:c="43"/>&lt;</text:span><text:span text:style-name="T5">input </text:span><text:span text:style-name="T7">type</text:span><text:span text:style-name="T8">="checkbox" </text:span><text:span text:style-name="T7">id</text:span><text:span text:style-name="T8">="checkbox" </text:span><text:span text:style-name="T7">v-model</text:span><text:span text:style-name="T8">="</text:span><text:span text:style-name="T1">silver_addOn</text:span><text:span text:style-name="T8">"</text:span><text:span text:style-name="T1">&gt;</text:span><text:line-break/><text:span text:style-name="T1"> <text:s text:c="43"/>&lt;</text:span><text:span text:style-name="T5">label </text:span><text:span text:style-name="T7">for</text:span><text:span text:style-name="T8">="checkbox"</text:span><text:span text:style-name="T1">&gt;</text:span><text:span text:style-name="T2">Add 100 Credits Extra</text:span><text:span text:style-name="T1">&lt;/</text:span><text:span text:style-name="T5">label</text:span><text:span text:style-name="T1">&gt;</text:span><text:line-break/><text:line-break/><text:span text:style-name="T1"> <text:s text:c="39"/>&lt;/</text:span><text:span text:style-name="T5">div</text:span><text:span text:style-name="T1">&gt;</text:span><text:line-break/><text:span text:style-name="T1"> <text:s text:c="39"/>&lt;</text:span><text:span text:style-name="T5">div </text:span><text:span text:style-name="T7">class</text:span><text:span text:style-name="T8">="form-group col-lg-12" </text:span><text:span text:style-name="T7">v-if</text:span><text:span text:style-name="T8">="</text:span><text:span text:style-name="T1">planId </text:span><text:span text:style-name="T5">== </text:span><text:span text:style-name="T10">'gold'</text:span><text:span text:style-name="T8">"</text:span><text:span text:style-name="T1">&gt;</text:span><text:line-break/><text:span text:style-name="T1"> <text:s text:c="43"/>&lt;</text:span><text:span text:style-name="T5">input </text:span><text:span text:style-name="T7">type</text:span><text:span text:style-name="T8">="checkbox" </text:span><text:span text:style-name="T7">id</text:span><text:span text:style-name="T8">="checkbox" </text:span><text:span text:style-name="T7">v-model</text:span><text:span text:style-name="T8">="</text:span><text:span text:style-name="T1">gold_addOn</text:span><text:span text:style-name="T8">"</text:span><text:span text:style-name="T1">&gt;</text:span><text:line-break/><text:span text:style-name="T1"> <text:s text:c="43"/>&lt;</text:span><text:span text:style-name="T5">label </text:span><text:span text:style-name="T7">for</text:span><text:span text:style-name="T8">="checkbox"</text:span><text:span text:style-name="T1">&gt;</text:span><text:span text:style-name="T2">Add 100 Credits Extra</text:span><text:span text:style-name="T1">&lt;/</text:span><text:span text:style-name="T5">label</text:span><text:span text:style-name="T1">&gt;</text:span><text:line-break/><text:line-break/><text:span text:style-name="T1"> <text:s text:c="39"/>&lt;/</text:span><text:span text:style-name="T5">div</text:span><text:span text:style-name="T1">&gt;</text:span><text:line-break/><text:span text:style-name="T1"> <text:s text:c="39"/>&lt;</text:span><text:span text:style-name="T5">div </text:span><text:span text:style-name="T7">class</text:span><text:span text:style-name="T8">="form-group col-lg-12" </text:span><text:span text:style-name="T7">v-if</text:span><text:span text:style-name="T8">="</text:span><text:span text:style-name="T1">planId </text:span><text:span text:style-name="T5">== </text:span><text:span text:style-name="T10">'bronze_seasonal'</text:span><text:span text:style-name="T8">"</text:span><text:span text:style-name="T1">&gt;</text:span><text:line-break/><text:span text:style-name="T1"> <text:s text:c="43"/>&lt;</text:span><text:span text:style-name="T5">input </text:span><text:span text:style-name="T7">type</text:span><text:span text:style-name="T8">="checkbox" </text:span><text:span text:style-name="T7">id</text:span><text:span text:style-name="T8">="checkbox" </text:span><text:span text:style-name="T7">v-model</text:span><text:span text:style-name="T8">="</text:span><text:span text:style-name="T1">bronze_seasonal_addOn</text:span><text:span text:style-name="T8">"</text:span><text:span text:style-name="T1">&gt;</text:span><text:line-break/><text:span text:style-name="T1"> <text:s text:c="43"/>&lt;</text:span><text:span text:style-name="T5">label </text:span><text:span text:style-name="T7">for</text:span><text:span text:style-name="T8">="checkbox"</text:span><text:span text:style-name="T1">&gt;</text:span><text:span text:style-name="T2">Add 100 Credits Extra</text:span><text:span text:style-name="T1">&lt;/</text:span><text:span text:style-name="T5">label</text:span><text:span text:style-name="T1">&gt;</text:span><text:line-break/><text:line-break/><text:span text:style-name="T1"> <text:s text:c="39"/>&lt;/</text:span><text:span text:style-name="T5">div</text:span><text:span text:style-name="T1">&gt;</text:span><text:line-break/><text:span text:style-name="T1"> <text:s text:c="39"/>&lt;</text:span><text:span text:style-name="T5">div </text:span><text:span text:style-name="T7">class</text:span><text:span text:style-name="T8">="form-group col-lg-12" </text:span><text:span text:style-name="T7">v-if</text:span><text:span text:style-name="T8">="</text:span><text:span text:style-name="T1">planId </text:span><text:span text:style-name="T5">== </text:span><text:soft-page-break/><text:span text:style-name="T10">'silver_seasonal'</text:span><text:span text:style-name="T8">"</text:span><text:span text:style-name="T1">&gt;</text:span><text:line-break/><text:span text:style-name="T1"> <text:s text:c="43"/>&lt;</text:span><text:span text:style-name="T5">input </text:span><text:span text:style-name="T7">type</text:span><text:span text:style-name="T8">="checkbox" </text:span><text:span text:style-name="T7">id</text:span><text:span text:style-name="T8">="checkbox" </text:span><text:span text:style-name="T7">v-model</text:span><text:span text:style-name="T8">="</text:span><text:span text:style-name="T1">silver_seasonal_addOn</text:span><text:span text:style-name="T8">"</text:span><text:span text:style-name="T1">&gt;</text:span><text:line-break/><text:span text:style-name="T1"> <text:s text:c="43"/>&lt;</text:span><text:span text:style-name="T5">label </text:span><text:span text:style-name="T7">for</text:span><text:span text:style-name="T8">="checkbox"</text:span><text:span text:style-name="T1">&gt;</text:span><text:span text:style-name="T2">Add 100 Credits Extra</text:span><text:span text:style-name="T1">&lt;/</text:span><text:span text:style-name="T5">label</text:span><text:span text:style-name="T1">&gt;</text:span><text:line-break/><text:line-break/><text:span text:style-name="T1"> <text:s text:c="39"/>&lt;/</text:span><text:span text:style-name="T5">div</text:span><text:span text:style-name="T1">&gt;</text:span><text:line-break/><text:span text:style-name="T1"> <text:s text:c="39"/>&lt;</text:span><text:span text:style-name="T5">div </text:span><text:span text:style-name="T7">class</text:span><text:span text:style-name="T8">="form-group col-lg-12" </text:span><text:span text:style-name="T7">v-if</text:span><text:span text:style-name="T8">="</text:span><text:span text:style-name="T1">planId </text:span><text:span text:style-name="T5">== </text:span><text:span text:style-name="T10">'gold_seasonal'</text:span><text:span text:style-name="T8">"</text:span><text:span text:style-name="T1">&gt;</text:span><text:line-break/><text:span text:style-name="T1"> <text:s text:c="43"/>&lt;</text:span><text:span text:style-name="T5">input </text:span><text:span text:style-name="T7">type</text:span><text:span text:style-name="T8">="checkbox" </text:span><text:span text:style-name="T7">id</text:span><text:span text:style-name="T8">="checkbox" </text:span><text:span text:style-name="T7">v-model</text:span><text:span text:style-name="T8">="</text:span><text:span text:style-name="T1">gold_seasonal_addOn</text:span><text:span text:style-name="T8">"</text:span><text:span text:style-name="T1">&gt;</text:span><text:line-break/><text:span text:style-name="T1"> <text:s text:c="43"/>&lt;</text:span><text:span text:style-name="T5">label </text:span><text:span text:style-name="T7">for</text:span><text:span text:style-name="T8">="checkbox"</text:span><text:span text:style-name="T1">&gt;</text:span><text:span text:style-name="T2">Add 100 Credits Extra</text:span><text:span text:style-name="T1">&lt;/</text:span><text:span text:style-name="T5">label</text:span><text:span text:style-name="T1">&gt;</text:span><text:line-break/><text:line-break/><text:span text:style-name="T1"> <text:s text:c="39"/>&lt;/</text:span><text:span text:style-name="T5">div</text:span><text:span text:style-name="T1">&gt;</text:span><text:line-break/><text:span text:style-name="T1"> <text:s text:c="39"/>&lt;</text:span><text:span text:style-name="T5">div </text:span><text:span text:style-name="T7">class</text:span><text:span text:style-name="T8">="form-group col-lg-12" </text:span><text:span text:style-name="T7">v-if</text:span><text:span text:style-name="T8">="</text:span><text:span text:style-name="T1">planId </text:span><text:span text:style-name="T5">== </text:span><text:span text:style-name="T10">'family_seasonal'</text:span><text:span text:style-name="T8">"</text:span><text:span text:style-name="T1">&gt;</text:span><text:line-break/><text:span text:style-name="T1"> <text:s text:c="43"/>&lt;</text:span><text:span text:style-name="T5">input </text:span><text:span text:style-name="T7">type</text:span><text:span text:style-name="T8">="checkbox" </text:span><text:span text:style-name="T7">id</text:span><text:span text:style-name="T8">="checkbox" </text:span><text:span text:style-name="T7">v-model</text:span><text:span text:style-name="T8">="</text:span><text:span text:style-name="T1">family_seasonal_addOn</text:span><text:span text:style-name="T8">"</text:span><text:span text:style-name="T1">&gt;</text:span><text:line-break/><text:span text:style-name="T1"> <text:s text:c="43"/>&lt;</text:span><text:span text:style-name="T5">label </text:span><text:span text:style-name="T7">for</text:span><text:span text:style-name="T8">="checkbox"</text:span><text:span text:style-name="T1">&gt;</text:span><text:span text:style-name="T2">Add 100 Credits Extra</text:span><text:span text:style-name="T1">&lt;/</text:span><text:span text:style-name="T5">label</text:span><text:span text:style-name="T1">&gt;</text:span><text:line-break/><text:line-break/><text:span text:style-name="T1"> <text:s text:c="39"/>&lt;/</text:span><text:span text:style-name="T5">div</text:span><text:span text:style-name="T1">&gt;</text:span><text:line-break/><text:span text:style-name="T1"> <text:s text:c="39"/>&lt;</text:span><text:span text:style-name="T5">div </text:span><text:span text:style-name="T7">class</text:span><text:span text:style-name="T8">="form-group col-lg-12"</text:span><text:span text:style-name="T1">&gt;</text:span><text:line-break/><text:span text:style-name="T1"> <text:s text:c="43"/>&lt;</text:span><text:span text:style-name="T5">div </text:span><text:span text:style-name="T7">ref</text:span><text:span text:style-name="T8">="card"</text:span><text:span text:style-name="T1">&gt;&lt;/</text:span><text:span text:style-name="T5">div</text:span><text:span text:style-name="T1">&gt;</text:span><text:line-break/><text:line-break/><text:span text:style-name="T1"> <text:s text:c="39"/>&lt;/</text:span><text:span text:style-name="T5">div</text:span><text:span text:style-name="T1">&gt;</text:span><text:line-break/><text:span text:style-name="T1"> <text:s text:c="39"/>&lt;</text:span><text:span text:style-name="T5">div </text:span><text:span text:style-name="T7">class</text:span><text:span text:style-name="T8">="form-group col-lg-12"</text:span><text:span text:style-name="T1">&gt;</text:span><text:line-break/><text:span text:style-name="T1"> <text:s text:c="43"/>&lt;</text:span><text:span text:style-name="T5">div </text:span><text:span text:style-name="T7">ref</text:span><text:span text:style-name="T8">="card"</text:span><text:span text:style-name="T1">&gt;&lt;/</text:span><text:span text:style-name="T5">div</text:span><text:span text:style-name="T1">&gt;</text:span><text:line-break/><text:span text:style-name="T1"> <text:s text:c="39"/>&lt;/</text:span><text:span text:style-name="T5">div</text:span><text:span text:style-name="T1">&gt;</text:span><text:line-break/><text:span text:style-name="T1"> <text:s text:c="35"/>&lt;/</text:span><text:span text:style-name="T5">div</text:span><text:span text:style-name="T1">&gt;</text:span><text:line-break/><text:span text:style-name="T1"> <text:s text:c="31"/>&lt;/</text:span><text:span text:style-name="T5">div</text:span><text:span text:style-name="T1">&gt;</text:span><text:line-break/><text:span text:style-name="T1"> <text:s text:c="31"/>&lt;</text:span><text:span text:style-name="T5">button</text:span><text:line-break/><text:span text:style-name="T5"> <text:s text:c="35"/></text:span><text:span text:style-name="T7">class</text:span><text:span text:style-name="T8">="pay-with-stripe btn-change btn btn-primary btn-block"</text:span><text:line-break/><text:span text:style-name="T8"> <text:s text:c="35"/></text:span><text:span text:style-name="T7">v-if</text:span><text:span text:style-name="T8">="</text:span><text:span text:style-name="T1">planId </text:span><text:span text:style-name="T5">== </text:span><text:span text:style-name="T10">'bronze'</text:span><text:span text:style-name="T8">"</text:span><text:line-break/><text:span text:style-name="T8"> <text:s text:c="35"/></text:span><text:span text:style-name="T7">@click</text:span><text:span text:style-name="T8">="</text:span><text:span text:style-name="T7">purchase</text:span><text:span text:style-name="T1">()</text:span><text:span text:style-name="T8">"</text:span><text:line-break/><text:span text:style-name="T8"> <text:s text:c="31"/></text:span><text:span text:style-name="T1">&gt;</text:span><text:span text:style-name="T2">Purchase</text:span><text:line-break/><text:span text:style-name="T2"> <text:s text:c="31"/></text:span><text:span text:style-name="T1">&lt;/</text:span><text:span text:style-name="T5">button</text:span><text:span text:style-name="T1">&gt;</text:span><text:line-break/><text:span text:style-name="T1"> <text:s text:c="31"/>&lt;</text:span><text:span text:style-name="T5">button</text:span><text:line-break/><text:span text:style-name="T5"> <text:s text:c="35"/></text:span><text:span text:style-name="T7">class</text:span><text:span text:style-name="T8">="pay-with-stripe btn-change btn btn-primary btn-block"</text:span><text:line-break/><text:span text:style-name="T8"> <text:s text:c="35"/></text:span><text:span text:style-name="T7">v-if</text:span><text:span text:style-name="T8">="</text:span><text:span text:style-name="T1">planId </text:span><text:span text:style-name="T5">== </text:span><text:span text:style-name="T10">'silver'</text:span><text:span text:style-name="T8">"</text:span><text:line-break/><text:span text:style-name="T8"> <text:s text:c="35"/></text:span><text:span text:style-name="T7">@click</text:span><text:span text:style-name="T8">="</text:span><text:span text:style-name="T7">purchase</text:span><text:span text:style-name="T1">()</text:span><text:span text:style-name="T8">"</text:span><text:line-break/><text:span text:style-name="T8"> <text:s text:c="31"/></text:span><text:span text:style-name="T1">&gt;</text:span><text:span text:style-name="T2">Purchase</text:span><text:line-break/><text:span text:style-name="T2"> <text:s text:c="31"/></text:span><text:span text:style-name="T1">&lt;/</text:span><text:span text:style-name="T5">button</text:span><text:span text:style-name="T1">&gt;</text:span><text:line-break/><text:span text:style-name="T1"> <text:s text:c="31"/>&lt;</text:span><text:span text:style-name="T5">button</text:span><text:line-break/><text:span text:style-name="T5"> <text:s text:c="35"/></text:span><text:span text:style-name="T7">class</text:span><text:span text:style-name="T8">="pay-with-stripe btn-change btn btn-primary btn-block"</text:span><text:line-break/><text:span text:style-name="T8"> <text:s text:c="35"/></text:span><text:span text:style-name="T7">v-if</text:span><text:span text:style-name="T8">="</text:span><text:span text:style-name="T1">planId </text:span><text:span text:style-name="T5">== </text:span><text:span text:style-name="T10">'gold'</text:span><text:span text:style-name="T8">"</text:span><text:line-break/><text:soft-page-break/><text:span text:style-name="T8"> <text:s text:c="35"/></text:span><text:span text:style-name="T7">@click</text:span><text:span text:style-name="T8">="</text:span><text:span text:style-name="T7">purchase</text:span><text:span text:style-name="T1">()</text:span><text:span text:style-name="T8">"</text:span><text:line-break/><text:span text:style-name="T8"> <text:s text:c="31"/></text:span><text:span text:style-name="T1">&gt;</text:span><text:span text:style-name="T2">Purchase</text:span><text:line-break/><text:span text:style-name="T2"> <text:s text:c="31"/></text:span><text:span text:style-name="T1">&lt;/</text:span><text:span text:style-name="T5">button</text:span><text:span text:style-name="T1">&gt;</text:span><text:line-break/><text:span text:style-name="T1"> <text:s text:c="31"/>&lt;</text:span><text:span text:style-name="T5">button</text:span><text:line-break/><text:span text:style-name="T5"> <text:s text:c="35"/></text:span><text:span text:style-name="T7">class</text:span><text:span text:style-name="T8">="pay-with-stripe btn-change btn btn-primary btn-block"</text:span><text:line-break/><text:span text:style-name="T8"> <text:s text:c="35"/></text:span><text:span text:style-name="T7">v-if</text:span><text:span text:style-name="T8">="</text:span><text:span text:style-name="T1">planId </text:span><text:span text:style-name="T5">== </text:span><text:span text:style-name="T10">'bronze_seasonal'</text:span><text:span text:style-name="T8">"</text:span><text:line-break/><text:span text:style-name="T8"> <text:s text:c="35"/></text:span><text:span text:style-name="T7">@click</text:span><text:span text:style-name="T8">="</text:span><text:span text:style-name="T7">purchase</text:span><text:span text:style-name="T1">()</text:span><text:span text:style-name="T8">"</text:span><text:line-break/><text:span text:style-name="T8"> <text:s text:c="31"/></text:span><text:span text:style-name="T1">&gt;</text:span><text:span text:style-name="T2">Purchase</text:span><text:line-break/><text:span text:style-name="T2"> <text:s text:c="31"/></text:span><text:span text:style-name="T1">&lt;/</text:span><text:span text:style-name="T5">button</text:span><text:span text:style-name="T1">&gt;</text:span><text:line-break/><text:span text:style-name="T1"> <text:s text:c="31"/>&lt;</text:span><text:span text:style-name="T5">button</text:span><text:line-break/><text:span text:style-name="T5"> <text:s text:c="35"/></text:span><text:span text:style-name="T7">class</text:span><text:span text:style-name="T8">="pay-with-stripe btn-change btn btn-primary btn-block"</text:span><text:line-break/><text:span text:style-name="T8"> <text:s text:c="35"/></text:span><text:span text:style-name="T7">v-if</text:span><text:span text:style-name="T8">="</text:span><text:span text:style-name="T1">planId </text:span><text:span text:style-name="T5">== </text:span><text:span text:style-name="T10">'silver_seasonal'</text:span><text:span text:style-name="T8">"</text:span><text:line-break/><text:span text:style-name="T8"> <text:s text:c="35"/></text:span><text:span text:style-name="T7">@click</text:span><text:span text:style-name="T8">="</text:span><text:span text:style-name="T7">purchase</text:span><text:span text:style-name="T1">()</text:span><text:span text:style-name="T8">"</text:span><text:line-break/><text:span text:style-name="T8"> <text:s text:c="31"/></text:span><text:span text:style-name="T1">&gt;</text:span><text:span text:style-name="T2">Purchase</text:span><text:line-break/><text:span text:style-name="T2"> <text:s text:c="31"/></text:span><text:span text:style-name="T1">&lt;/</text:span><text:span text:style-name="T5">button</text:span><text:span text:style-name="T1">&gt;</text:span><text:line-break/><text:span text:style-name="T1"> <text:s text:c="31"/>&lt;</text:span><text:span text:style-name="T5">button</text:span><text:line-break/><text:span text:style-name="T5"> <text:s text:c="35"/></text:span><text:span text:style-name="T7">class</text:span><text:span text:style-name="T8">="pay-with-stripe btn-change btn btn-primary btn-block"</text:span><text:line-break/><text:span text:style-name="T8"> <text:s text:c="35"/></text:span><text:span text:style-name="T7">v-if</text:span><text:span text:style-name="T8">="</text:span><text:span text:style-name="T1">planId </text:span><text:span text:style-name="T5">== </text:span><text:span text:style-name="T10">'gold_seasonal'</text:span><text:span text:style-name="T8">"</text:span><text:line-break/><text:span text:style-name="T8"> <text:s text:c="35"/></text:span><text:span text:style-name="T7">@click</text:span><text:span text:style-name="T8">="</text:span><text:span text:style-name="T7">purchase</text:span><text:span text:style-name="T1">()</text:span><text:span text:style-name="T8">"</text:span><text:line-break/><text:span text:style-name="T8"> <text:s text:c="31"/></text:span><text:span text:style-name="T1">&gt;</text:span><text:span text:style-name="T2">Purchase</text:span><text:line-break/><text:span text:style-name="T2"> <text:s text:c="31"/></text:span><text:span text:style-name="T1">&lt;/</text:span><text:span text:style-name="T5">button</text:span><text:span text:style-name="T1">&gt;</text:span><text:line-break/><text:span text:style-name="T1"> <text:s text:c="31"/>&lt;</text:span><text:span text:style-name="T5">button</text:span><text:line-break/><text:span text:style-name="T5"> <text:s text:c="35"/></text:span><text:span text:style-name="T7">class</text:span><text:span text:style-name="T8">="pay-with-stripe btn-change btn btn-primary btn-block"</text:span><text:line-break/><text:span text:style-name="T8"> <text:s text:c="35"/></text:span><text:span text:style-name="T7">v-if</text:span><text:span text:style-name="T8">="</text:span><text:span text:style-name="T1">planId </text:span><text:span text:style-name="T5">== </text:span><text:span text:style-name="T10">'family_seasonal'</text:span><text:span text:style-name="T8">"</text:span><text:line-break/><text:span text:style-name="T8"> <text:s text:c="35"/></text:span><text:span text:style-name="T7">@click</text:span><text:span text:style-name="T8">="</text:span><text:span text:style-name="T7">purchase</text:span><text:span text:style-name="T1">()</text:span><text:span text:style-name="T8">"</text:span><text:line-break/><text:span text:style-name="T8"> <text:s text:c="31"/></text:span><text:span text:style-name="T1">&gt;</text:span><text:span text:style-name="T2">Purchase</text:span><text:line-break/><text:span text:style-name="T2"> <text:s text:c="31"/></text:span><text:span text:style-name="T1">&lt;/</text:span><text:span text:style-name="T5">button</text:span><text:span text:style-name="T1">&gt;</text:span><text:line-break/><text:span text:style-name="T1"> <text:s text:c="27"/>&lt;/</text:span><text:span text:style-name="T5">div</text:span><text:span text:style-name="T1">&gt;</text:span><text:line-break/><text:span text:style-name="T1"> <text:s text:c="23"/>&lt;/</text:span><text:span text:style-name="T5">div</text:span><text:span text:style-name="T1">&gt;</text:span><text:line-break/><text:span text:style-name="T1"> <text:s text:c="19"/>&lt;/</text:span><text:span text:style-name="T5">div</text:span><text:span text:style-name="T1">&gt;</text:span><text:line-break/><text:span text:style-name="T1"> <text:s text:c="15"/>&lt;/</text:span><text:span text:style-name="T5">div</text:span><text:span text:style-name="T1">&gt;</text:span><text:line-break/><text:span text:style-name="T1"> <text:s text:c="11"/>&lt;/</text:span><text:span text:style-name="T5">div</text:span><text:span text:style-name="T1">&gt;</text:span><text:line-break/><text:span text:style-name="T1"> <text:s text:c="11"/></text:span><text:span text:style-name="T6">&lt;!-- modal Add Card --&gt;</text:span><text:line-break/><text:span text:style-name="T6"> <text:s text:c="11"/></text:span><text:span text:style-name="T1">&lt;</text:span><text:span text:style-name="T5">modal </text:span><text:span text:style-name="T7">name</text:span><text:span text:style-name="T8">="add-card" </text:span><text:span text:style-name="T7">id</text:span><text:span text:style-name="T8">="modalAdd"</text:span><text:span text:style-name="T1">&gt;</text:span><text:line-break/><text:span text:style-name="T1"> <text:s text:c="15"/>&lt;</text:span><text:span text:style-name="T5">div </text:span><text:span text:style-name="T7">class</text:span><text:span text:style-name="T8">="modal-content"</text:span><text:span text:style-name="T1">&gt;</text:span><text:line-break/><text:span text:style-name="T1"> <text:s text:c="19"/>&lt;</text:span><text:span text:style-name="T5">div </text:span><text:span text:style-name="T7">class</text:span><text:span text:style-name="T8">="modal-header border-0 pb-0"</text:span><text:span text:style-name="T1">&gt;</text:span><text:line-break/><text:span text:style-name="T1"> <text:s text:c="23"/>&lt;</text:span><text:span text:style-name="T5">h2 </text:span><text:span text:style-name="T7">class</text:span><text:span text:style-name="T8">="modal-title"</text:span><text:span text:style-name="T1">&gt;</text:span><text:span text:style-name="T2">Add Payment Method</text:span><text:span text:style-name="T1">&lt;/</text:span><text:span text:style-name="T5">h2</text:span><text:span text:style-name="T1">&gt;</text:span><text:line-break/><text:span text:style-name="T1"> <text:s text:c="23"/></text:span><text:span text:style-name="T6">&lt;!-- &lt;h3&gt; Credit Card &lt;/h3&gt; --&gt;</text:span><text:line-break/><text:span text:style-name="T6"> <text:s text:c="19"/></text:span><text:span text:style-name="T1">&lt;/</text:span><text:span text:style-name="T5">div</text:span><text:span text:style-name="T1">&gt;</text:span><text:line-break/><text:span text:style-name="T1"> <text:s text:c="19"/>&lt;</text:span><text:span text:style-name="T5">div </text:span><text:span text:style-name="T7">class</text:span><text:span text:style-name="T8">="modal-body"</text:span><text:span text:style-name="T1">&gt;</text:span><text:line-break/><text:span text:style-name="T1"> <text:s text:c="23"/>&lt;</text:span><text:span text:style-name="T5">div </text:span><text:span text:style-name="T7">class</text:span><text:span text:style-name="T8">="form"</text:span><text:span text:style-name="T1">&gt;</text:span><text:line-break/><text:span text:style-name="T1"> <text:s text:c="27"/>&lt;</text:span><text:span text:style-name="T5">div </text:span><text:span text:style-name="T7">class</text:span><text:span text:style-name="T8">="w-100"</text:span><text:span text:style-name="T1">&gt;</text:span><text:line-break/><text:span text:style-name="T1"> <text:s text:c="31"/>&lt;</text:span><text:span text:style-name="T5">div </text:span><text:span text:style-name="T7">class</text:span><text:span text:style-name="T8">="col-lg-12 row"</text:span><text:span text:style-name="T1">&gt;</text:span><text:line-break/><text:span text:style-name="T1"> <text:s text:c="35"/>&lt;</text:span><text:span text:style-name="T5">div </text:span><text:span text:style-name="T7">class</text:span><text:span text:style-name="T8">="form-group col-lg-12"</text:span><text:span text:style-name="T1">&gt;</text:span><text:line-break/><text:span text:style-name="T1"> <text:s text:c="39"/>&lt;</text:span><text:span text:style-name="T5">span </text:span><text:span text:style-name="T7">class</text:span><text:span text:style-name="T8">="payment-errors" </text:span><text:span text:style-name="T7">id</text:span><text:span text:style-name="T8">="payment-errors"</text:span><text:span text:style-name="T1">&gt;&lt;/</text:span><text:span text:style-name="T5">span</text:span><text:span text:style-name="T1">&gt;</text:span><text:line-break/><text:soft-page-break/><text:span text:style-name="T1"> <text:s text:c="35"/>&lt;/</text:span><text:span text:style-name="T5">div</text:span><text:span text:style-name="T1">&gt;</text:span><text:line-break/><text:span text:style-name="T1"> <text:s text:c="35"/>&lt;</text:span><text:span text:style-name="T5">div </text:span><text:span text:style-name="T7">class</text:span><text:span text:style-name="T8">="form-group col-lg-12"</text:span><text:span text:style-name="T1">&gt;</text:span><text:line-break/><text:span text:style-name="T1"> <text:s text:c="39"/>&lt;</text:span><text:span text:style-name="T5">div </text:span><text:span text:style-name="T7">id</text:span><text:span text:style-name="T8">="cardElem" </text:span><text:span text:style-name="T7">ref</text:span><text:span text:style-name="T8">="cardElem"</text:span><text:span text:style-name="T1">&gt;&lt;/</text:span><text:span text:style-name="T5">div</text:span><text:span text:style-name="T1">&gt;</text:span><text:line-break/><text:span text:style-name="T1"> <text:s text:c="35"/>&lt;/</text:span><text:span text:style-name="T5">div</text:span><text:span text:style-name="T1">&gt;</text:span><text:line-break/><text:span text:style-name="T1"> <text:s text:c="31"/>&lt;/</text:span><text:span text:style-name="T5">div</text:span><text:span text:style-name="T1">&gt;</text:span><text:line-break/><text:span text:style-name="T1"> <text:s text:c="27"/>&lt;/</text:span><text:span text:style-name="T5">div</text:span><text:span text:style-name="T1">&gt;</text:span><text:line-break/><text:span text:style-name="T1"> <text:s text:c="27"/>&lt;</text:span><text:span text:style-name="T5">button </text:span><text:span text:style-name="T7">@click</text:span><text:span text:style-name="T8">="</text:span><text:span text:style-name="T7">submitCard</text:span><text:span text:style-name="T8">" </text:span><text:span text:style-name="T7">class</text:span><text:span text:style-name="T8">="ButtonSubmit"</text:span><text:span text:style-name="T1">&gt;</text:span><text:span text:style-name="T2">Save Changes</text:span><text:span text:style-name="T1">&lt;/</text:span><text:span text:style-name="T5">button</text:span><text:span text:style-name="T1">&gt;</text:span><text:line-break/><text:span text:style-name="T1"> <text:s text:c="23"/>&lt;/</text:span><text:span text:style-name="T5">div</text:span><text:span text:style-name="T1">&gt;</text:span><text:line-break/><text:span text:style-name="T1"> <text:s text:c="19"/>&lt;/</text:span><text:span text:style-name="T5">div</text:span><text:span text:style-name="T1">&gt;</text:span><text:line-break/><text:span text:style-name="T1"> <text:s text:c="15"/>&lt;/</text:span><text:span text:style-name="T5">div</text:span><text:span text:style-name="T1">&gt;</text:span><text:line-break/><text:span text:style-name="T1"> <text:s text:c="11"/>&lt;/</text:span><text:span text:style-name="T5">modal</text:span><text:span text:style-name="T1">&gt;</text:span><text:line-break/><text:span text:style-name="T1"> <text:s text:c="7"/>&lt;/</text:span><text:span text:style-name="T5">main</text:span><text:span text:style-name="T1">&gt;</text:span><text:line-break/><text:span text:style-name="T1"> <text:s text:c="3"/>&lt;/</text:span><text:span text:style-name="T5">div</text:span><text:span text:style-name="T1">&gt;</text:span><text:line-break/><text:span text:style-name="T1">&lt;/</text:span><text:span text:style-name="T5">template</text:span><text:span text:style-name="T1">&gt;</text:span><text:line-break/><text:span text:style-name="T1">&lt;</text:span><text:span text:style-name="T5">script</text:span><text:span text:style-name="T1">&gt;</text:span><text:line-break/><text:span text:style-name="T5">import </text:span><text:span text:style-name="T1">FooterComponent </text:span><text:span text:style-name="T5">from </text:span><text:span text:style-name="T10">'./layouts/FooterComponent'</text:span><text:span text:style-name="T1">;</text:span><text:line-break/><text:line-break/><text:span text:style-name="T6">// </text:span><text:span text:style-name="T13">TODO: We probably need something like</text:span><text:line-break/><text:span text:style-name="T6">// process.env.NODE_ENV === 'production' ? process.env.MIX_STRIPE_KEY : process.env.MIX_STRIPE_TEST_KEY</text:span><text:line-break/><text:span text:style-name="T5">let </text:span><text:span text:style-name="T4">stripe </text:span><text:span text:style-name="T5">= </text:span><text:span text:style-name="T4">Stripe</text:span><text:span text:style-name="T1">(</text:span><text:span text:style-name="T4">process</text:span><text:span text:style-name="T1">.env.MIX_STRIPE_KEY),</text:span><text:line-break/><text:span text:style-name="T1"> <text:s text:c="3"/></text:span><text:span text:style-name="T4">elements </text:span><text:span text:style-name="T5">= </text:span><text:span text:style-name="T4">stripe</text:span><text:span text:style-name="T1">.</text:span><text:span text:style-name="T7">elements</text:span><text:span text:style-name="T1">(),</text:span><text:line-break/><text:span text:style-name="T1"> <text:s text:c="3"/></text:span><text:span text:style-name="T4">card </text:span><text:span text:style-name="T5">= undefined</text:span><text:span text:style-name="T1">;</text:span><text:line-break/><text:span text:style-name="T5">let </text:span><text:span text:style-name="T4">style </text:span><text:span text:style-name="T5">= </text:span><text:span text:style-name="T1">{</text:span><text:line-break/><text:span text:style-name="T1"> <text:s text:c="3"/>base</text:span><text:span text:style-name="T5">: </text:span><text:span text:style-name="T1">{</text:span><text:line-break/><text:span text:style-name="T1"> <text:s text:c="7"/>border</text:span><text:span text:style-name="T5">: </text:span><text:span text:style-name="T10">'1px solid #D8D8D8'</text:span><text:span text:style-name="T1">,</text:span><text:line-break/><text:span text:style-name="T1"> <text:s text:c="7"/>borderRadius</text:span><text:span text:style-name="T5">: </text:span><text:span text:style-name="T10">'4px'</text:span><text:span text:style-name="T1">,</text:span><text:line-break/><text:span text:style-name="T1"> <text:s text:c="7"/>color</text:span><text:span text:style-name="T5">: </text:span><text:span text:style-name="T10">'</text:span><text:span text:style-name="T11">#000</text:span><text:span text:style-name="T10">'</text:span><text:line-break/><text:span text:style-name="T10"> <text:s text:c="3"/></text:span><text:span text:style-name="T1">},</text:span><text:line-break/><text:line-break/><text:span text:style-name="T1"> <text:s text:c="3"/>invalid</text:span><text:span text:style-name="T5">: </text:span><text:span text:style-name="T1">{</text:span><text:line-break/><text:span text:style-name="T1"> <text:s text:c="7"/></text:span><text:span text:style-name="T6">// All of the error styles go inside of here.</text:span><text:line-break/><text:span text:style-name="T6"> <text:s text:c="3"/></text:span><text:span text:style-name="T1">}</text:span><text:line-break/><text:span text:style-name="T1">};</text:span><text:line-break/><text:span text:style-name="T5">export default </text:span><text:span text:style-name="T1">{</text:span><text:line-break/><text:span text:style-name="T1"> <text:s text:c="3"/>components</text:span><text:span text:style-name="T5">: </text:span><text:span text:style-name="T1">{</text:span><text:line-break/><text:span text:style-name="T1"> <text:s text:c="7"/>FooterComponent</text:span><text:line-break/><text:span text:style-name="T1"> <text:s text:c="3"/>},</text:span><text:line-break/><text:span text:style-name="T1"> <text:s text:c="3"/>props</text:span><text:span text:style-name="T5">: </text:span><text:span text:style-name="T1">[</text:span><text:span text:style-name="T10">'memberview'</text:span><text:span text:style-name="T1">],</text:span><text:line-break/><text:span text:style-name="T1"> <text:s text:c="3"/></text:span><text:span text:style-name="T7">data</text:span><text:span text:style-name="T1">() {</text:span><text:line-break/><text:span text:style-name="T1"> <text:s text:c="7"/></text:span><text:span text:style-name="T5">return </text:span><text:span text:style-name="T1">{</text:span><text:line-break/><text:span text:style-name="T1"> <text:s text:c="11"/>stripe</text:span><text:span text:style-name="T5">: </text:span><text:span text:style-name="T4">stripe</text:span><text:span text:style-name="T1">,</text:span><text:line-break/><text:span text:style-name="T1"> <text:s text:c="11"/>elements</text:span><text:span text:style-name="T5">: </text:span><text:span text:style-name="T4">stripe</text:span><text:span text:style-name="T1">.</text:span><text:span text:style-name="T7">elements</text:span><text:span text:style-name="T1">(),</text:span><text:line-break/><text:span text:style-name="T1"> <text:s text:c="11"/>subscriptions</text:span><text:span text:style-name="T5">: </text:span><text:span text:style-name="T1">[],</text:span><text:line-break/><text:span text:style-name="T1"> <text:s text:c="11"/>family_seasonal_addOn </text:span><text:span text:style-name="T5">: false</text:span><text:span text:style-name="T1">,</text:span><text:line-break/><text:span text:style-name="T1"> <text:s text:c="11"/>planId</text:span><text:span text:style-name="T5">: </text:span><text:span text:style-name="T10">''</text:span><text:span text:style-name="T1">,</text:span><text:line-break/><text:span text:style-name="T1"> <text:s text:c="11"/>card</text:span><text:span text:style-name="T5">: </text:span><text:span text:style-name="T4">card</text:span><text:span text:style-name="T1">,</text:span><text:line-break/><text:span text:style-name="T1"> <text:s text:c="11"/>errorMessageStripe</text:span><text:span text:style-name="T5">: </text:span><text:span text:style-name="T10">''</text:span><text:span text:style-name="T1">,</text:span><text:line-break/><text:span text:style-name="T1"> <text:s text:c="11"/>quantity</text:span><text:span text:style-name="T5">: </text:span><text:span text:style-name="T12">1</text:span><text:span text:style-name="T1">,</text:span><text:line-break/><text:soft-page-break/><text:span text:style-name="T1"> <text:s text:c="11"/>basepath</text:span><text:span text:style-name="T5">: </text:span><text:span text:style-name="T4">document</text:span><text:span text:style-name="T1">.head.</text:span><text:span text:style-name="T7">querySelector</text:span><text:span text:style-name="T1">(</text:span><text:span text:style-name="T10">'</text:span><text:span text:style-name="T5">meta</text:span><text:span text:style-name="T10">[</text:span><text:span text:style-name="T7">name</text:span><text:span text:style-name="T10">="api-base-url"]'</text:span><text:span text:style-name="T1">)</text:span><text:line-break/><text:span text:style-name="T1"> <text:s text:c="15"/>.content,</text:span><text:line-break/><text:span text:style-name="T1"> <text:s text:c="11"/>user</text:span><text:span text:style-name="T5">: </text:span><text:span text:style-name="T4">JSON</text:span><text:span text:style-name="T1">.</text:span><text:span text:style-name="T7">parse</text:span><text:span text:style-name="T1">(</text:span><text:span text:style-name="T4">localStorage</text:span><text:span text:style-name="T1">.</text:span><text:span text:style-name="T7">getItem</text:span><text:span text:style-name="T1">(</text:span><text:span text:style-name="T10">'user'</text:span><text:span text:style-name="T1">))</text:span><text:line-break/><text:span text:style-name="T1"> <text:s text:c="7"/>};</text:span><text:line-break/><text:span text:style-name="T1"> <text:s text:c="3"/>},</text:span><text:line-break/><text:span text:style-name="T1"> <text:s text:c="3"/></text:span><text:span text:style-name="T7">mounted</text:span><text:span text:style-name="T5">: function </text:span><text:span text:style-name="T1">() {</text:span><text:line-break/><text:span text:style-name="T1"> <text:s text:c="7"/></text:span><text:span text:style-name="T4">document</text:span><text:span text:style-name="T1">.title </text:span><text:span text:style-name="T5">= </text:span><text:span text:style-name="T10">'Plan | Collegiate Elites'</text:span><text:span text:style-name="T1">;</text:span><text:line-break/><text:line-break/><text:span text:style-name="T1"> <text:s text:c="7"/></text:span><text:span text:style-name="T5">this</text:span><text:span text:style-name="T1">.</text:span><text:span text:style-name="T4">card </text:span><text:span text:style-name="T5">= this</text:span><text:span text:style-name="T1">.elements.</text:span><text:span text:style-name="T7">create</text:span><text:span text:style-name="T1">(</text:span><text:span text:style-name="T10">'card'</text:span><text:span text:style-name="T1">, </text:span><text:span text:style-name="T4">style</text:span><text:span text:style-name="T1">);</text:span><text:line-break/><text:span text:style-name="T1"> <text:s text:c="7"/></text:span><text:span text:style-name="T5">this</text:span><text:span text:style-name="T1">.</text:span><text:span text:style-name="T4">card</text:span><text:span text:style-name="T1">.mount(</text:span><text:span text:style-name="T5">this</text:span><text:span text:style-name="T1">.$refs.card);</text:span><text:line-break/><text:span text:style-name="T1"> <text:s text:c="7"/></text:span><text:span text:style-name="T5">if </text:span><text:span text:style-name="T1">(</text:span><text:span text:style-name="T4">localStorage</text:span><text:span text:style-name="T1">.token) {</text:span><text:line-break/><text:span text:style-name="T1"> <text:s text:c="11"/></text:span><text:span text:style-name="T5">this</text:span><text:span text:style-name="T1">.axios</text:span><text:line-break/><text:span text:style-name="T1"> <text:s text:c="15"/>.</text:span><text:span text:style-name="T7">get</text:span><text:span text:style-name="T1">(</text:span><text:span text:style-name="T10">'/api/user/verify'</text:span><text:span text:style-name="T1">)</text:span><text:line-break/><text:span text:style-name="T1"> <text:s text:c="15"/>.</text:span><text:span text:style-name="T7">then</text:span><text:span text:style-name="T1">(</text:span><text:span text:style-name="T14">res </text:span><text:span text:style-name="T5">=&gt; </text:span><text:span text:style-name="T1">{</text:span><text:line-break/><text:span text:style-name="T1"> <text:s text:c="19"/></text:span><text:span text:style-name="T5">this</text:span><text:span text:style-name="T1">.user </text:span><text:span text:style-name="T5">= </text:span><text:span text:style-name="T14">res</text:span><text:span text:style-name="T1">.data.successData.user;</text:span><text:line-break/><text:span text:style-name="T1"> <text:s text:c="19"/></text:span><text:span text:style-name="T6">// </text:span><text:span text:style-name="T13">TODO: Only call for athlete/parent. Make sure coach/arena has nothing</text:span><text:line-break/><text:span text:style-name="T13"> <text:s text:c="19"/></text:span><text:span text:style-name="T4">axios</text:span><text:line-break/><text:span text:style-name="T4"> <text:s text:c="23"/></text:span><text:span text:style-name="T1">.</text:span><text:span text:style-name="T7">get</text:span><text:span text:style-name="T1">(</text:span><text:span text:style-name="T10">'/api/user/get-subscriptions'</text:span><text:span text:style-name="T1">)</text:span><text:line-break/><text:span text:style-name="T1"> <text:s text:c="23"/>.</text:span><text:span text:style-name="T7">then</text:span><text:span text:style-name="T1">(</text:span><text:span text:style-name="T14">res </text:span><text:span text:style-name="T5">=&gt; </text:span><text:span text:style-name="T1">{</text:span><text:line-break/><text:span text:style-name="T1"> <text:s text:c="27"/></text:span><text:span text:style-name="T5">this</text:span><text:span text:style-name="T1">.subscriptions </text:span><text:span text:style-name="T5">=</text:span><text:line-break/><text:span text:style-name="T5"> <text:s text:c="31"/></text:span><text:span text:style-name="T14">res</text:span><text:span text:style-name="T1">.data.successData.subscriptions;</text:span><text:line-break/><text:span text:style-name="T1"> <text:s text:c="23"/>})</text:span><text:line-break/><text:span text:style-name="T1"> <text:s text:c="23"/>.</text:span><text:span text:style-name="T7">catch</text:span><text:span text:style-name="T1">(</text:span><text:span text:style-name="T14">err </text:span><text:span text:style-name="T5">=&gt; </text:span><text:span text:style-name="T1">{</text:span><text:line-break/><text:span text:style-name="T1"> <text:s text:c="27"/></text:span><text:span text:style-name="T6">// Throws 401 if no plan found</text:span><text:line-break/><text:span text:style-name="T6"> <text:s text:c="27"/>//console.error(err.response.data.message);</text:span><text:line-break/><text:span text:style-name="T6"> <text:s text:c="27"/>//this.$toast.error(err.response.data.message);</text:span><text:line-break/><text:span text:style-name="T6"> <text:s text:c="23"/></text:span><text:span text:style-name="T1">});</text:span><text:line-break/><text:span text:style-name="T1"> <text:s text:c="15"/>})</text:span><text:line-break/><text:span text:style-name="T1"> <text:s text:c="15"/>.</text:span><text:span text:style-name="T7">catch</text:span><text:span text:style-name="T1">(</text:span><text:span text:style-name="T14">error </text:span><text:span text:style-name="T5">=&gt; </text:span><text:span text:style-name="T1">{</text:span><text:line-break/><text:span text:style-name="T1"> <text:s text:c="19"/></text:span><text:span text:style-name="T4">console</text:span><text:span text:style-name="T1">.</text:span><text:span text:style-name="T7">debug</text:span><text:span text:style-name="T1">(</text:span><text:span text:style-name="T14">error</text:span><text:span text:style-name="T1">);</text:span><text:line-break/><text:span text:style-name="T1"> <text:s text:c="19"/></text:span><text:span text:style-name="T5">this</text:span><text:span text:style-name="T1">.</text:span><text:span text:style-name="T7">$emit</text:span><text:span text:style-name="T1">(</text:span><text:span text:style-name="T10">'isLoggedIn'</text:span><text:span text:style-name="T1">, </text:span><text:span text:style-name="T5">false</text:span><text:span text:style-name="T1">);</text:span><text:line-break/><text:span text:style-name="T1"> <text:s text:c="15"/>});</text:span><text:line-break/><text:span text:style-name="T1"> <text:s text:c="7"/>}</text:span><text:line-break/><text:span text:style-name="T1"> <text:s text:c="3"/>},</text:span><text:line-break/><text:span text:style-name="T1"> <text:s text:c="3"/>methods</text:span><text:span text:style-name="T5">: </text:span><text:span text:style-name="T1">{</text:span><text:line-break/><text:span text:style-name="T1"> <text:s text:c="7"/></text:span><text:span text:style-name="T7">addCard</text:span><text:span text:style-name="T5">: function </text:span><text:span text:style-name="T1">() {</text:span><text:line-break/><text:span text:style-name="T1"> <text:s text:c="11"/></text:span><text:span text:style-name="T5">this</text:span><text:span text:style-name="T1">.$modal.</text:span><text:span text:style-name="T7">show</text:span><text:span text:style-name="T1">(</text:span><text:span text:style-name="T10">'add-card'</text:span><text:span text:style-name="T1">);</text:span><text:line-break/><text:span text:style-name="T1"> <text:s text:c="11"/></text:span><text:span text:style-name="T15">setTimeout</text:span><text:span text:style-name="T1">(() </text:span><text:span text:style-name="T5">=&gt; </text:span><text:span text:style-name="T1">{</text:span><text:line-break/><text:span text:style-name="T1"> <text:s text:c="15"/></text:span><text:span text:style-name="T6">// this.card = undefined;</text:span><text:line-break/><text:span text:style-name="T6"> <text:s text:c="15"/>// this.elements = undefined;</text:span><text:line-break/><text:span text:style-name="T6"> <text:s text:c="15"/></text:span><text:span text:style-name="T5">if </text:span><text:span text:style-name="T1">(</text:span><text:span text:style-name="T5">this</text:span><text:span text:style-name="T1">.</text:span><text:span text:style-name="T4">card </text:span><text:span text:style-name="T5">!= undefined</text:span><text:span text:style-name="T1">) {</text:span><text:line-break/><text:span text:style-name="T1"> <text:s text:c="19"/></text:span><text:span text:style-name="T5">this</text:span><text:span text:style-name="T1">.</text:span><text:span text:style-name="T4">card</text:span><text:span text:style-name="T1">.</text:span><text:span text:style-name="T7">destroy</text:span><text:span text:style-name="T1">(</text:span><text:span text:style-name="T5">this</text:span><text:span text:style-name="T1">.$refs.cardElem);</text:span><text:line-break/><text:span text:style-name="T1"> <text:s text:c="15"/>}</text:span><text:line-break/><text:span text:style-name="T1"> <text:s text:c="15"/></text:span><text:span text:style-name="T5">this</text:span><text:span text:style-name="T1">.</text:span><text:span text:style-name="T4">card </text:span><text:span text:style-name="T5">= this</text:span><text:span text:style-name="T1">.elements.</text:span><text:span text:style-name="T7">create</text:span><text:span text:style-name="T1">(</text:span><text:span text:style-name="T10">'card'</text:span><text:span text:style-name="T1">);</text:span><text:line-break/><text:span text:style-name="T1"> <text:s text:c="15"/></text:span><text:span text:style-name="T5">this</text:span><text:span text:style-name="T1">.</text:span><text:span text:style-name="T4">card</text:span><text:span text:style-name="T1">.mount(</text:span><text:span text:style-name="T5">this</text:span><text:span text:style-name="T1">.$refs.cardElem);</text:span><text:line-break/><text:span text:style-name="T1"> <text:s text:c="11"/>}, </text:span><text:span text:style-name="T12">10</text:span><text:span text:style-name="T1">);</text:span><text:line-break/><text:span text:style-name="T1"> <text:s text:c="7"/>},</text:span><text:line-break/><text:span text:style-name="T1"> <text:s text:c="7"/></text:span><text:span text:style-name="T7">changeCard</text:span><text:span text:style-name="T5">: function </text:span><text:span text:style-name="T1">(</text:span><text:span text:style-name="T14">pm_id</text:span><text:span text:style-name="T1">) {</text:span><text:line-break/><text:span text:style-name="T1"> <text:s text:c="11"/></text:span><text:span text:style-name="T5">this</text:span><text:span text:style-name="T1">.axios</text:span><text:line-break/><text:soft-page-break/><text:span text:style-name="T1"> <text:s text:c="15"/>.</text:span><text:span text:style-name="T7">post</text:span><text:span text:style-name="T1">(</text:span><text:span text:style-name="T10">'/api/change-payment-method'</text:span><text:span text:style-name="T1">, {</text:span><text:line-break/><text:span text:style-name="T1"> <text:s text:c="19"/>payment_method_id</text:span><text:span text:style-name="T5">: </text:span><text:span text:style-name="T14">pm_id</text:span><text:line-break/><text:span text:style-name="T14"> <text:s text:c="15"/></text:span><text:span text:style-name="T1">})</text:span><text:line-break/><text:span text:style-name="T1"> <text:s text:c="15"/>.</text:span><text:span text:style-name="T7">then</text:span><text:span text:style-name="T1">(</text:span><text:span text:style-name="T14">response </text:span><text:span text:style-name="T5">=&gt; </text:span><text:span text:style-name="T1">{</text:span><text:line-break/><text:span text:style-name="T1"> <text:s text:c="19"/></text:span><text:span text:style-name="T5">this</text:span><text:span text:style-name="T1">.user.user_cards </text:span><text:span text:style-name="T5">= </text:span><text:span text:style-name="T14">response</text:span><text:span text:style-name="T1">.data.successData.user_cards;</text:span><text:line-break/><text:span text:style-name="T1"> <text:s text:c="19"/></text:span><text:span text:style-name="T5">this</text:span><text:span text:style-name="T1">.$toast.</text:span><text:span text:style-name="T7">success</text:span><text:span text:style-name="T1">(</text:span><text:span text:style-name="T14">response</text:span><text:span text:style-name="T1">.data.message);</text:span><text:line-break/><text:span text:style-name="T1"> <text:s text:c="15"/>})</text:span><text:line-break/><text:span text:style-name="T1"> <text:s text:c="15"/>.</text:span><text:span text:style-name="T7">catch</text:span><text:span text:style-name="T1">(</text:span><text:span text:style-name="T14">error </text:span><text:span text:style-name="T5">=&gt; </text:span><text:span text:style-name="T1">{</text:span><text:line-break/><text:span text:style-name="T1"> <text:s text:c="19"/></text:span><text:span text:style-name="T5">this</text:span><text:span text:style-name="T1">.$toast.</text:span><text:span text:style-name="T7">error</text:span><text:span text:style-name="T1">(</text:span><text:span text:style-name="T14">error</text:span><text:span text:style-name="T1">.response.data.message);</text:span><text:line-break/><text:span text:style-name="T1"> <text:s text:c="15"/>});</text:span><text:line-break/><text:span text:style-name="T1"> <text:s text:c="7"/>},</text:span><text:line-break/><text:span text:style-name="T1"> <text:s text:c="7"/></text:span><text:span text:style-name="T7">submitCard</text:span><text:span text:style-name="T5">: function </text:span><text:span text:style-name="T1">() {</text:span><text:line-break/><text:span text:style-name="T1"> <text:s text:c="11"/></text:span><text:span text:style-name="T5">this</text:span><text:span text:style-name="T1">.</text:span><text:span text:style-name="T4">stripe</text:span><text:span text:style-name="T1">.createPaymentMethod(</text:span><text:span text:style-name="T10">'card'</text:span><text:span text:style-name="T1">, </text:span><text:span text:style-name="T5">this</text:span><text:span text:style-name="T1">.</text:span><text:span text:style-name="T4">card</text:span><text:span text:style-name="T1">).</text:span><text:span text:style-name="T7">then</text:span><text:span text:style-name="T1">(</text:span><text:span text:style-name="T14">result </text:span><text:span text:style-name="T5">=&gt; </text:span><text:span text:style-name="T1">{</text:span><text:line-break/><text:span text:style-name="T1"> <text:s text:c="15"/></text:span><text:span text:style-name="T5">if </text:span><text:span text:style-name="T1">(</text:span><text:span text:style-name="T14">result</text:span><text:span text:style-name="T1">.error) {</text:span><text:line-break/><text:span text:style-name="T1"> <text:s text:c="19"/></text:span><text:span text:style-name="T5">this</text:span><text:span text:style-name="T1">.$toast.</text:span><text:span text:style-name="T7">error</text:span><text:span text:style-name="T1">(</text:span><text:span text:style-name="T14">result</text:span><text:span text:style-name="T1">.error.message);</text:span><text:line-break/><text:span text:style-name="T1"> <text:s text:c="19"/></text:span><text:span text:style-name="T5">return</text:span><text:span text:style-name="T1">;</text:span><text:line-break/><text:span text:style-name="T1"> <text:s text:c="15"/>}</text:span><text:line-break/><text:line-break/><text:span text:style-name="T1"> <text:s text:c="15"/></text:span><text:span text:style-name="T5">this</text:span><text:span text:style-name="T1">.axios</text:span><text:line-break/><text:span text:style-name="T1"> <text:s text:c="19"/>.</text:span><text:span text:style-name="T7">post</text:span><text:span text:style-name="T1">(</text:span><text:span text:style-name="T10">'/api/add-payment-method'</text:span><text:span text:style-name="T1">, {</text:span><text:line-break/><text:span text:style-name="T1"> <text:s text:c="23"/>payment_method_id</text:span><text:span text:style-name="T5">: </text:span><text:span text:style-name="T14">result</text:span><text:span text:style-name="T1">.paymentMethod.id</text:span><text:line-break/><text:span text:style-name="T1"> <text:s text:c="19"/>})</text:span><text:line-break/><text:span text:style-name="T1"> <text:s text:c="19"/>.</text:span><text:span text:style-name="T7">then</text:span><text:span text:style-name="T1">(</text:span><text:span text:style-name="T14">response </text:span><text:span text:style-name="T5">=&gt; </text:span><text:span text:style-name="T1">{</text:span><text:line-break/><text:span text:style-name="T1"> <text:s text:c="23"/></text:span><text:span text:style-name="T5">this</text:span><text:span text:style-name="T1">.$modal.</text:span><text:span text:style-name="T7">hide</text:span><text:span text:style-name="T1">(</text:span><text:span text:style-name="T10">'add-card'</text:span><text:span text:style-name="T1">);</text:span><text:line-break/><text:span text:style-name="T1"> <text:s text:c="23"/></text:span><text:span text:style-name="T5">this</text:span><text:span text:style-name="T1">.user.user_cards </text:span><text:span text:style-name="T5">=</text:span><text:line-break/><text:span text:style-name="T5"> <text:s text:c="27"/></text:span><text:span text:style-name="T14">response</text:span><text:span text:style-name="T1">.data.successData.user_cards;</text:span><text:line-break/><text:span text:style-name="T1"> <text:s text:c="23"/></text:span><text:span text:style-name="T5">this</text:span><text:span text:style-name="T1">.$toast.</text:span><text:span text:style-name="T7">success</text:span><text:span text:style-name="T1">(</text:span><text:span text:style-name="T14">response</text:span><text:span text:style-name="T1">.data.message);</text:span><text:line-break/><text:span text:style-name="T1"> <text:s text:c="23"/></text:span><text:span text:style-name="T6">// this.$router.push('/explore');</text:span><text:line-break/><text:span text:style-name="T6"> <text:s text:c="19"/></text:span><text:span text:style-name="T1">})</text:span><text:line-break/><text:span text:style-name="T1"> <text:s text:c="19"/>.</text:span><text:span text:style-name="T7">catch</text:span><text:span text:style-name="T1">(</text:span><text:span text:style-name="T14">error </text:span><text:span text:style-name="T5">=&gt; </text:span><text:span text:style-name="T1">{</text:span><text:line-break/><text:span text:style-name="T1"> <text:s text:c="23"/></text:span><text:span text:style-name="T5">this</text:span><text:span text:style-name="T1">.$toast.</text:span><text:span text:style-name="T7">error</text:span><text:span text:style-name="T1">(</text:span><text:span text:style-name="T14">error</text:span><text:span text:style-name="T1">.response.data.message);</text:span><text:line-break/><text:span text:style-name="T1"> <text:s text:c="19"/>});</text:span><text:line-break/><text:span text:style-name="T1"> <text:s text:c="11"/>});</text:span><text:line-break/><text:span text:style-name="T1"> <text:s text:c="7"/>},</text:span><text:line-break/><text:span text:style-name="T1"> <text:s text:c="7"/></text:span><text:span text:style-name="T7">removeCard</text:span><text:span text:style-name="T5">: function </text:span><text:span text:style-name="T1">(</text:span><text:span text:style-name="T14">pm_id</text:span><text:span text:style-name="T1">) {</text:span><text:line-break/><text:span text:style-name="T1"> <text:s text:c="11"/></text:span><text:span text:style-name="T5">this</text:span><text:span text:style-name="T1">.$swal({</text:span><text:line-break/><text:span text:style-name="T1"> <text:s text:c="15"/>title</text:span><text:span text:style-name="T5">: </text:span><text:span text:style-name="T10">'Are you sure?'</text:span><text:span text:style-name="T1">,</text:span><text:line-break/><text:span text:style-name="T1"> <text:s text:c="15"/>text</text:span><text:span text:style-name="T5">: </text:span><text:span text:style-name="T10">"You won't be able to revert this!"</text:span><text:span text:style-name="T1">,</text:span><text:line-break/><text:span text:style-name="T1"> <text:s text:c="15"/>icon</text:span><text:span text:style-name="T5">: </text:span><text:span text:style-name="T10">'warning'</text:span><text:span text:style-name="T1">,</text:span><text:line-break/><text:span text:style-name="T1"> <text:s text:c="15"/>showCancelButton</text:span><text:span text:style-name="T5">: true</text:span><text:span text:style-name="T1">,</text:span><text:line-break/><text:span text:style-name="T1"> <text:s text:c="15"/>confirmButtonColor</text:span><text:span text:style-name="T5">: </text:span><text:span text:style-name="T10">'</text:span><text:span text:style-name="T11">#3085d6</text:span><text:span text:style-name="T10">'</text:span><text:span text:style-name="T1">,</text:span><text:line-break/><text:span text:style-name="T1"> <text:s text:c="15"/>cancelButtonColor</text:span><text:span text:style-name="T5">: </text:span><text:span text:style-name="T10">'</text:span><text:span text:style-name="T11">#d33</text:span><text:span text:style-name="T10">'</text:span><text:span text:style-name="T1">,</text:span><text:line-break/><text:span text:style-name="T1"> <text:s text:c="15"/>confirmButtonText</text:span><text:span text:style-name="T5">: </text:span><text:span text:style-name="T10">'Yes'</text:span><text:line-break/><text:span text:style-name="T10"> <text:s text:c="11"/></text:span><text:span text:style-name="T1">}).</text:span><text:span text:style-name="T7">then</text:span><text:span text:style-name="T1">(</text:span><text:span text:style-name="T14">response </text:span><text:span text:style-name="T5">=&gt; </text:span><text:span text:style-name="T1">{</text:span><text:line-break/><text:span text:style-name="T1"> <text:s text:c="15"/></text:span><text:span text:style-name="T4">console</text:span><text:span text:style-name="T1">.</text:span><text:span text:style-name="T7">debug</text:span><text:span text:style-name="T1">(</text:span><text:span text:style-name="T14">response</text:span><text:span text:style-name="T1">);</text:span><text:line-break/><text:span text:style-name="T1"> <text:s text:c="15"/></text:span><text:span text:style-name="T5">if </text:span><text:span text:style-name="T1">(</text:span><text:span text:style-name="T14">response</text:span><text:span text:style-name="T1">.value) {</text:span><text:line-break/><text:span text:style-name="T1"> <text:s text:c="19"/></text:span><text:span text:style-name="T4">axios</text:span><text:line-break/><text:span text:style-name="T4"> <text:s text:c="23"/></text:span><text:span text:style-name="T1">.</text:span><text:span text:style-name="T7">post</text:span><text:span text:style-name="T1">(</text:span><text:span text:style-name="T10">'/api/delete-payment-method'</text:span><text:span text:style-name="T1">, {</text:span><text:line-break/><text:span text:style-name="T1"> <text:s text:c="27"/>payment_method_id</text:span><text:span text:style-name="T5">: </text:span><text:span text:style-name="T14">pm_id</text:span><text:line-break/><text:span text:style-name="T14"> <text:s text:c="23"/></text:span><text:span text:style-name="T1">})</text:span><text:line-break/><text:soft-page-break/><text:span text:style-name="T1"> <text:s text:c="23"/>.</text:span><text:span text:style-name="T7">then</text:span><text:span text:style-name="T1">(</text:span><text:span text:style-name="T14">response </text:span><text:span text:style-name="T5">=&gt; </text:span><text:span text:style-name="T1">{</text:span><text:line-break/><text:span text:style-name="T1"> <text:s text:c="27"/></text:span><text:span text:style-name="T5">this</text:span><text:span text:style-name="T1">.user.user_cards </text:span><text:span text:style-name="T5">=</text:span><text:line-break/><text:span text:style-name="T5"> <text:s text:c="31"/></text:span><text:span text:style-name="T14">response</text:span><text:span text:style-name="T1">.data.successData.user_cards;</text:span><text:line-break/><text:span text:style-name="T1"> <text:s text:c="27"/></text:span><text:span text:style-name="T5">this</text:span><text:span text:style-name="T1">.$toast.</text:span><text:span text:style-name="T7">success</text:span><text:span text:style-name="T1">(</text:span><text:span text:style-name="T14">response</text:span><text:span text:style-name="T1">.data.message);</text:span><text:line-break/><text:span text:style-name="T1"> <text:s text:c="23"/>})</text:span><text:line-break/><text:span text:style-name="T1"> <text:s text:c="23"/>.</text:span><text:span text:style-name="T7">catch</text:span><text:span text:style-name="T1">(</text:span><text:span text:style-name="T14">error </text:span><text:span text:style-name="T5">=&gt; </text:span><text:span text:style-name="T1">{</text:span><text:line-break/><text:span text:style-name="T1"> <text:s text:c="27"/></text:span><text:span text:style-name="T5">this</text:span><text:span text:style-name="T1">.$toast.</text:span><text:span text:style-name="T7">error</text:span><text:span text:style-name="T1">(</text:span><text:span text:style-name="T14">error</text:span><text:span text:style-name="T1">.response.data.message);</text:span><text:line-break/><text:span text:style-name="T1"> <text:s text:c="23"/>});</text:span><text:line-break/><text:span text:style-name="T1"> <text:s text:c="15"/>}</text:span><text:line-break/><text:span text:style-name="T1"> <text:s text:c="11"/>});</text:span><text:line-break/><text:span text:style-name="T1"> <text:s text:c="7"/>},</text:span><text:line-break/><text:span text:style-name="T1"> <text:s text:c="7"/></text:span><text:span text:style-name="T7">cancelMembership</text:span><text:span text:style-name="T5">: function </text:span><text:span text:style-name="T1">() {</text:span><text:line-break/><text:span text:style-name="T1"> <text:s text:c="11"/></text:span><text:span text:style-name="T5">this</text:span><text:span text:style-name="T1">.$swal({</text:span><text:line-break/><text:span text:style-name="T1"> <text:s text:c="15"/>title</text:span><text:span text:style-name="T5">: </text:span><text:span text:style-name="T10">'Are you sure?'</text:span><text:span text:style-name="T1">,</text:span><text:line-break/><text:span text:style-name="T1"> <text:s text:c="15"/>text</text:span><text:span text:style-name="T5">: </text:span><text:span text:style-name="T10">"You won't be able to revert this!"</text:span><text:span text:style-name="T1">,</text:span><text:line-break/><text:span text:style-name="T1"> <text:s text:c="15"/>icon</text:span><text:span text:style-name="T5">: </text:span><text:span text:style-name="T10">'warning'</text:span><text:span text:style-name="T1">,</text:span><text:line-break/><text:span text:style-name="T1"> <text:s text:c="15"/>showCancelButton</text:span><text:span text:style-name="T5">: true</text:span><text:span text:style-name="T1">,</text:span><text:line-break/><text:span text:style-name="T1"> <text:s text:c="15"/>confirmButtonColor</text:span><text:span text:style-name="T5">: </text:span><text:span text:style-name="T10">'</text:span><text:span text:style-name="T11">#3085d6</text:span><text:span text:style-name="T10">'</text:span><text:span text:style-name="T1">,</text:span><text:line-break/><text:span text:style-name="T1"> <text:s text:c="15"/>cancelButtonColor</text:span><text:span text:style-name="T5">: </text:span><text:span text:style-name="T10">'</text:span><text:span text:style-name="T11">#d33</text:span><text:span text:style-name="T10">'</text:span><text:span text:style-name="T1">,</text:span><text:line-break/><text:span text:style-name="T1"> <text:s text:c="15"/>confirmButtonText</text:span><text:span text:style-name="T5">: </text:span><text:span text:style-name="T10">'Yes'</text:span><text:line-break/><text:span text:style-name="T10"> <text:s text:c="11"/></text:span><text:span text:style-name="T1">}).</text:span><text:span text:style-name="T7">then</text:span><text:span text:style-name="T1">(</text:span><text:span text:style-name="T14">response </text:span><text:span text:style-name="T5">=&gt; </text:span><text:span text:style-name="T1">{</text:span><text:line-break/><text:span text:style-name="T1"> <text:s text:c="15"/></text:span><text:span text:style-name="T5">if </text:span><text:span text:style-name="T1">(</text:span><text:span text:style-name="T14">response</text:span><text:span text:style-name="T1">.value) {</text:span><text:line-break/><text:span text:style-name="T1"> <text:s text:c="19"/></text:span><text:span text:style-name="T4">axios</text:span><text:line-break/><text:span text:style-name="T4"> <text:s text:c="23"/></text:span><text:span text:style-name="T1">.</text:span><text:span text:style-name="T7">post</text:span><text:span text:style-name="T1">(</text:span><text:span text:style-name="T10">'/api/cancel-subscription'</text:span><text:span text:style-name="T1">)</text:span><text:line-break/><text:span text:style-name="T1"> <text:s text:c="23"/>.</text:span><text:span text:style-name="T7">then</text:span><text:span text:style-name="T1">(</text:span><text:span text:style-name="T14">response </text:span><text:span text:style-name="T5">=&gt; </text:span><text:span text:style-name="T1">{</text:span><text:line-break/><text:span text:style-name="T1"> <text:s text:c="27"/></text:span><text:span text:style-name="T5">this</text:span><text:span text:style-name="T1">.subscriptions </text:span><text:span text:style-name="T5">=</text:span><text:line-break/><text:span text:style-name="T5"> <text:s text:c="31"/></text:span><text:span text:style-name="T14">response</text:span><text:span text:style-name="T1">.data.successData.subscriptions;</text:span><text:line-break/><text:span text:style-name="T1"> <text:s text:c="27"/></text:span><text:span text:style-name="T5">this</text:span><text:span text:style-name="T1">.$toast.</text:span><text:span text:style-name="T7">success</text:span><text:span text:style-name="T1">(</text:span><text:span text:style-name="T14">response</text:span><text:span text:style-name="T1">.data.message);</text:span><text:line-break/><text:span text:style-name="T1"> <text:s text:c="23"/>})</text:span><text:line-break/><text:span text:style-name="T1"> <text:s text:c="23"/>.</text:span><text:span text:style-name="T7">catch</text:span><text:span text:style-name="T1">(</text:span><text:span text:style-name="T14">error </text:span><text:span text:style-name="T5">=&gt; </text:span><text:span text:style-name="T1">{</text:span><text:line-break/><text:span text:style-name="T1"> <text:s text:c="27"/></text:span><text:span text:style-name="T5">this</text:span><text:span text:style-name="T1">.$toast.</text:span><text:span text:style-name="T7">error</text:span><text:span text:style-name="T1">(</text:span><text:span text:style-name="T14">error</text:span><text:span text:style-name="T1">.response.data.message);</text:span><text:line-break/><text:span text:style-name="T1"> <text:s text:c="23"/>});</text:span><text:line-break/><text:span text:style-name="T1"> <text:s text:c="15"/>}</text:span><text:line-break/><text:span text:style-name="T1"> <text:s text:c="11"/>});</text:span><text:line-break/><text:span text:style-name="T1"> <text:s text:c="7"/>},</text:span><text:line-break/><text:span text:style-name="T1"> <text:s text:c="7"/></text:span><text:span text:style-name="T7">upgradePlan</text:span><text:span text:style-name="T5">: function </text:span><text:span text:style-name="T1">(</text:span><text:span text:style-name="T14">pakId</text:span><text:span text:style-name="T1">) {</text:span><text:line-break/><text:span text:style-name="T1"> <text:s text:c="11"/></text:span><text:span text:style-name="T5">this</text:span><text:span text:style-name="T1">.$swal({</text:span><text:line-break/><text:span text:style-name="T1"> <text:s text:c="15"/>title</text:span><text:span text:style-name="T5">: </text:span><text:span text:style-name="T10">'Are you sure?'</text:span><text:span text:style-name="T1">,</text:span><text:line-break/><text:span text:style-name="T1"> <text:s text:c="15"/>text</text:span><text:span text:style-name="T5">: </text:span><text:span text:style-name="T10">"You won't be able to revert this!"</text:span><text:span text:style-name="T1">,</text:span><text:line-break/><text:span text:style-name="T1"> <text:s text:c="15"/>icon</text:span><text:span text:style-name="T5">: </text:span><text:span text:style-name="T10">'warning'</text:span><text:span text:style-name="T1">,</text:span><text:line-break/><text:span text:style-name="T1"> <text:s text:c="15"/>showCancelButton</text:span><text:span text:style-name="T5">: true</text:span><text:span text:style-name="T1">,</text:span><text:line-break/><text:span text:style-name="T1"> <text:s text:c="15"/>confirmButtonColor</text:span><text:span text:style-name="T5">: </text:span><text:span text:style-name="T10">'</text:span><text:span text:style-name="T11">#3085d6</text:span><text:span text:style-name="T10">'</text:span><text:span text:style-name="T1">,</text:span><text:line-break/><text:span text:style-name="T1"> <text:s text:c="15"/>cancelButtonColor</text:span><text:span text:style-name="T5">: </text:span><text:span text:style-name="T10">'</text:span><text:span text:style-name="T11">#d33</text:span><text:span text:style-name="T10">'</text:span><text:span text:style-name="T1">,</text:span><text:line-break/><text:span text:style-name="T1"> <text:s text:c="15"/>confirmButtonText</text:span><text:span text:style-name="T5">: </text:span><text:span text:style-name="T10">'Yes'</text:span><text:line-break/><text:span text:style-name="T10"> <text:s text:c="11"/></text:span><text:span text:style-name="T1">}).</text:span><text:span text:style-name="T7">then</text:span><text:span text:style-name="T1">(</text:span><text:span text:style-name="T14">response </text:span><text:span text:style-name="T5">=&gt; </text:span><text:span text:style-name="T1">{</text:span><text:line-break/><text:span text:style-name="T1"> <text:s text:c="15"/></text:span><text:span text:style-name="T5">if </text:span><text:span text:style-name="T1">(</text:span><text:span text:style-name="T14">response</text:span><text:span text:style-name="T1">.value) {</text:span><text:line-break/><text:span text:style-name="T1"> <text:s text:c="19"/></text:span><text:span text:style-name="T6">// if (quantityCheck) {</text:span><text:line-break/><text:span text:style-name="T6"> <text:s text:c="19"/>// <text:s text:c="4"/>this.quantity = 2;</text:span><text:line-break/><text:span text:style-name="T6"> <text:s text:c="19"/>// } else {</text:span><text:line-break/><text:span text:style-name="T6"> <text:s text:c="19"/></text:span><text:span text:style-name="T5">this</text:span><text:span text:style-name="T1">.quantity </text:span><text:span text:style-name="T5">= </text:span><text:span text:style-name="T12">1</text:span><text:span text:style-name="T1">;</text:span><text:line-break/><text:soft-page-break/><text:span text:style-name="T1"> <text:s text:c="19"/></text:span><text:span text:style-name="T6">// }</text:span><text:line-break/><text:span text:style-name="T6"> <text:s text:c="19"/></text:span><text:span text:style-name="T5">this</text:span><text:span text:style-name="T1">.axios</text:span><text:line-break/><text:span text:style-name="T1"> <text:s text:c="23"/>.</text:span><text:span text:style-name="T7">post</text:span><text:span text:style-name="T1">(</text:span><text:span text:style-name="T10">'/api/change-plan'</text:span><text:span text:style-name="T1">, {</text:span><text:line-break/><text:span text:style-name="T1"> <text:s text:c="27"/>plan</text:span><text:span text:style-name="T5">: </text:span><text:span text:style-name="T14">pakId</text:span><text:span text:style-name="T1">,</text:span><text:line-break/><text:span text:style-name="T1"> <text:s text:c="27"/>quantity</text:span><text:span text:style-name="T5">: this</text:span><text:span text:style-name="T1">.quantity</text:span><text:line-break/><text:span text:style-name="T1"> <text:s text:c="23"/>})</text:span><text:line-break/><text:span text:style-name="T1"> <text:s text:c="23"/>.</text:span><text:span text:style-name="T7">then</text:span><text:span text:style-name="T1">(</text:span><text:span text:style-name="T14">response </text:span><text:span text:style-name="T5">=&gt; </text:span><text:span text:style-name="T1">{</text:span><text:line-break/><text:span text:style-name="T1"> <text:s text:c="27"/></text:span><text:span text:style-name="T5">this</text:span><text:span text:style-name="T1">.</text:span><text:span text:style-name="T7">$emit</text:span><text:span text:style-name="T1">(</text:span><text:span text:style-name="T10">'userUpdated'</text:span><text:span text:style-name="T1">);</text:span><text:line-break/><text:span text:style-name="T1"> <text:s text:c="27"/></text:span><text:span text:style-name="T6">// </text:span><text:span text:style-name="T13">TODO: Is this needed?</text:span><text:line-break/><text:span text:style-name="T13"> <text:s text:c="27"/></text:span><text:span text:style-name="T5">this</text:span><text:span text:style-name="T1">.axios</text:span><text:line-break/><text:span text:style-name="T1"> <text:s text:c="31"/>.</text:span><text:span text:style-name="T7">get</text:span><text:span text:style-name="T1">(</text:span><text:span text:style-name="T10">'/api/user/verify'</text:span><text:span text:style-name="T1">)</text:span><text:line-break/><text:span text:style-name="T1"> <text:s text:c="31"/>.</text:span><text:span text:style-name="T7">then</text:span><text:span text:style-name="T1">(</text:span><text:span text:style-name="T14">response </text:span><text:span text:style-name="T5">=&gt; </text:span><text:span text:style-name="T1">{</text:span><text:line-break/><text:span text:style-name="T1"> <text:s text:c="35"/></text:span><text:span text:style-name="T5">this</text:span><text:span text:style-name="T1">.user </text:span><text:span text:style-name="T5">= </text:span><text:span text:style-name="T14">response</text:span><text:span text:style-name="T1">.data.successData.user;</text:span><text:line-break/><text:span text:style-name="T1"> <text:s text:c="31"/>});</text:span><text:line-break/><text:span text:style-name="T1"> <text:s text:c="27"/></text:span><text:span text:style-name="T5">this</text:span><text:span text:style-name="T1">.$toast.</text:span><text:span text:style-name="T7">success</text:span><text:span text:style-name="T1">(</text:span><text:span text:style-name="T14">response</text:span><text:span text:style-name="T1">.data.message);</text:span><text:line-break/><text:span text:style-name="T1"> <text:s text:c="23"/>})</text:span><text:line-break/><text:span text:style-name="T1"> <text:s text:c="23"/>.</text:span><text:span text:style-name="T7">catch</text:span><text:span text:style-name="T1">(</text:span><text:span text:style-name="T14">error </text:span><text:span text:style-name="T5">=&gt; </text:span><text:span text:style-name="T1">{</text:span><text:line-break/><text:span text:style-name="T1"> <text:s text:c="27"/></text:span><text:span text:style-name="T5">this</text:span><text:span text:style-name="T1">.$toast.</text:span><text:span text:style-name="T7">error</text:span><text:span text:style-name="T1">(</text:span><text:span text:style-name="T14">error</text:span><text:span text:style-name="T1">.response.data.message);</text:span><text:line-break/><text:span text:style-name="T1"> <text:s text:c="23"/>});</text:span><text:line-break/><text:span text:style-name="T1"> <text:s text:c="15"/>}</text:span><text:line-break/><text:span text:style-name="T1"> <text:s text:c="11"/>});</text:span><text:line-break/><text:span text:style-name="T1"> <text:s text:c="7"/>},</text:span><text:line-break/><text:span text:style-name="T1"> <text:s text:c="7"/></text:span><text:span text:style-name="T7">loadCardModel</text:span><text:span text:style-name="T5">: function </text:span><text:span text:style-name="T1">(</text:span><text:span text:style-name="T14">pakId</text:span><text:span text:style-name="T1">) {</text:span><text:line-break/><text:span text:style-name="T1"> <text:s text:c="11"/></text:span><text:span text:style-name="T5">if </text:span><text:span text:style-name="T1">(</text:span><text:span text:style-name="T5">!</text:span><text:span text:style-name="T4">localStorage</text:span><text:span text:style-name="T1">.token) {</text:span><text:line-break/><text:span text:style-name="T1"> <text:s text:c="15"/></text:span><text:span text:style-name="T5">this</text:span><text:span text:style-name="T1">.$router.</text:span><text:span text:style-name="T7">push</text:span><text:span text:style-name="T1">(</text:span><text:span text:style-name="T10">'/sign-in'</text:span><text:span text:style-name="T1">);</text:span><text:line-break/><text:span text:style-name="T1"> <text:s text:c="11"/>}</text:span><text:line-break/><text:span text:style-name="T1"> <text:s text:c="11"/></text:span><text:span text:style-name="T5">this</text:span><text:span text:style-name="T1">.axios</text:span><text:line-break/><text:span text:style-name="T1"> <text:s text:c="15"/>.</text:span><text:span text:style-name="T7">get</text:span><text:span text:style-name="T1">(</text:span><text:span text:style-name="T10">'/api/user/verify'</text:span><text:span text:style-name="T1">)</text:span><text:line-break/><text:span text:style-name="T1"> <text:s text:c="15"/>.</text:span><text:span text:style-name="T7">then</text:span><text:span text:style-name="T1">(</text:span><text:span text:style-name="T14">response </text:span><text:span text:style-name="T5">=&gt; </text:span><text:span text:style-name="T1">{</text:span><text:line-break/><text:span text:style-name="T1"> <text:s text:c="19"/></text:span><text:span text:style-name="T5">this</text:span><text:span text:style-name="T1">.user </text:span><text:span text:style-name="T5">= </text:span><text:span text:style-name="T14">response</text:span><text:span text:style-name="T1">.data.successData.user;</text:span><text:line-break/><text:span text:style-name="T1"> <text:s text:c="15"/>})</text:span><text:line-break/><text:span text:style-name="T1"> <text:s text:c="15"/>.</text:span><text:span text:style-name="T7">catch</text:span><text:span text:style-name="T1">(</text:span><text:span text:style-name="T14">error </text:span><text:span text:style-name="T5">=&gt; </text:span><text:span text:style-name="T1">{</text:span><text:line-break/><text:span text:style-name="T1"> <text:s text:c="19"/></text:span><text:span text:style-name="T5">this</text:span><text:span text:style-name="T1">.</text:span><text:span text:style-name="T7">$emit</text:span><text:span text:style-name="T1">(</text:span><text:span text:style-name="T10">'isLoggedIn'</text:span><text:span text:style-name="T1">, </text:span><text:span text:style-name="T5">false</text:span><text:span text:style-name="T1">);</text:span><text:line-break/><text:span text:style-name="T1"> <text:s text:c="19"/></text:span><text:span text:style-name="T5">this</text:span><text:span text:style-name="T1">.$router.</text:span><text:span text:style-name="T7">push</text:span><text:span text:style-name="T1">(</text:span><text:span text:style-name="T10">'/sign-in'</text:span><text:span text:style-name="T1">);</text:span><text:line-break/><text:span text:style-name="T1"> <text:s text:c="19"/></text:span><text:span text:style-name="T5">this</text:span><text:span text:style-name="T1">.$toast.</text:span><text:span text:style-name="T7">error</text:span><text:span text:style-name="T1">(</text:span><text:span text:style-name="T10">'Please login first'</text:span><text:span text:style-name="T1">);</text:span><text:line-break/><text:span text:style-name="T1"> <text:s text:c="15"/>});</text:span><text:line-break/><text:span text:style-name="T1"> <text:s text:c="11"/></text:span><text:span text:style-name="T5">this</text:span><text:span text:style-name="T1">.planId </text:span><text:span text:style-name="T5">= </text:span><text:span text:style-name="T14">pakId</text:span><text:span text:style-name="T1">;</text:span><text:line-break/><text:span text:style-name="T1"> <text:s text:c="11"/></text:span><text:span text:style-name="T15">$</text:span><text:span text:style-name="T1">(</text:span><text:span text:style-name="T10">'</text:span><text:span text:style-name="T11">#modal-payment</text:span><text:span text:style-name="T10">'</text:span><text:span text:style-name="T1">).</text:span><text:span text:style-name="T7">modal</text:span><text:span text:style-name="T1">(</text:span><text:span text:style-name="T10">'show'</text:span><text:span text:style-name="T1">);</text:span><text:line-break/><text:span text:style-name="T1"> <text:s text:c="7"/>},</text:span><text:line-break/><text:span text:style-name="T1"> <text:s text:c="7"/></text:span><text:span text:style-name="T7">purchase</text:span><text:span text:style-name="T5">: function </text:span><text:span text:style-name="T1">() {</text:span><text:line-break/><text:span text:style-name="T1"> <text:s text:c="11"/></text:span><text:span text:style-name="T5">this</text:span><text:span text:style-name="T1">.</text:span><text:span text:style-name="T7">$emit</text:span><text:span text:style-name="T1">(</text:span><text:span text:style-name="T10">'showLoading'</text:span><text:span text:style-name="T1">, </text:span><text:span text:style-name="T5">true</text:span><text:span text:style-name="T1">);</text:span><text:line-break/><text:span text:style-name="T1"> <text:s text:c="11"/></text:span><text:span text:style-name="T5">this</text:span><text:span text:style-name="T1">.</text:span><text:span text:style-name="T4">stripe</text:span><text:span text:style-name="T1">.createPaymentMethod(</text:span><text:span text:style-name="T10">'card'</text:span><text:span text:style-name="T1">, </text:span><text:span text:style-name="T5">this</text:span><text:span text:style-name="T1">.</text:span><text:span text:style-name="T4">card</text:span><text:span text:style-name="T1">).</text:span><text:span text:style-name="T7">then</text:span><text:span text:style-name="T1">(</text:span><text:span text:style-name="T14">result </text:span><text:span text:style-name="T5">=&gt; </text:span><text:span text:style-name="T1">{</text:span><text:line-break/><text:span text:style-name="T1"> <text:s text:c="15"/></text:span><text:span text:style-name="T5">if </text:span><text:span text:style-name="T1">(</text:span><text:span text:style-name="T14">result</text:span><text:span text:style-name="T1">.error) {</text:span><text:line-break/><text:span text:style-name="T1"> <text:s text:c="19"/></text:span><text:span text:style-name="T5">this</text:span><text:span text:style-name="T1">.$toast.</text:span><text:span text:style-name="T7">error</text:span><text:span text:style-name="T1">(</text:span><text:span text:style-name="T14">result</text:span><text:span text:style-name="T1">.error.message);</text:span><text:line-break/><text:span text:style-name="T1"> <text:s text:c="19"/></text:span><text:span text:style-name="T5">this</text:span><text:span text:style-name="T1">.</text:span><text:span text:style-name="T7">$emit</text:span><text:span text:style-name="T1">(</text:span><text:span text:style-name="T10">'showLoading'</text:span><text:span text:style-name="T1">, </text:span><text:span text:style-name="T5">false</text:span><text:span text:style-name="T1">);</text:span><text:line-break/><text:span text:style-name="T1"> <text:s text:c="19"/></text:span><text:span text:style-name="T5">return</text:span><text:span text:style-name="T1">;</text:span><text:line-break/><text:span text:style-name="T1"> <text:s text:c="15"/>}</text:span><text:line-break/><text:span text:style-name="T1"> <text:s text:c="15"/></text:span><text:span text:style-name="T6">// </text:span><text:span text:style-name="T13">TODO: Check what was this for</text:span><text:line-break/><text:span text:style-name="T13"> <text:s text:c="15"/></text:span><text:span text:style-name="T6">// if (quantityCheck) {</text:span><text:line-break/><text:span text:style-name="T6"> <text:s text:c="15"/>// <text:s text:c="4"/>this.quantity = 2;</text:span><text:line-break/><text:soft-page-break/><text:span text:style-name="T6"> <text:s text:c="15"/>// } else {</text:span><text:line-break/><text:span text:style-name="T6"> <text:s text:c="15"/></text:span><text:span text:style-name="T5">this</text:span><text:span text:style-name="T1">.quantity </text:span><text:span text:style-name="T5">= </text:span><text:span text:style-name="T12">1</text:span><text:span text:style-name="T1">;</text:span><text:line-break/><text:span text:style-name="T1"> <text:s text:c="15"/></text:span><text:span text:style-name="T6">// }</text:span><text:line-break/><text:line-break/><text:span text:style-name="T6"> <text:s text:c="15"/></text:span><text:span text:style-name="T5">this</text:span><text:span text:style-name="T1">.axios</text:span><text:line-break/><text:span text:style-name="T1"> <text:s text:c="19"/>.</text:span><text:span text:style-name="T7">post</text:span><text:span text:style-name="T1">(</text:span><text:span text:style-name="T10">'/api/subscribe'</text:span><text:span text:style-name="T1">, {</text:span><text:line-break/><text:span text:style-name="T1"> <text:s text:c="23"/>payment_method</text:span><text:span text:style-name="T5">: </text:span><text:span text:style-name="T14">result</text:span><text:span text:style-name="T1">.paymentMethod.id,</text:span><text:line-break/><text:span text:style-name="T1"> <text:s text:c="23"/>plan</text:span><text:span text:style-name="T5">: this</text:span><text:span text:style-name="T1">.planId,</text:span><text:line-break/><text:span text:style-name="T1"> <text:s text:c="23"/>quantity</text:span><text:span text:style-name="T5">: this</text:span><text:span text:style-name="T1">.quantity</text:span><text:line-break/><text:span text:style-name="T1"> <text:s text:c="19"/>})</text:span><text:line-break/><text:span text:style-name="T1"> <text:s text:c="19"/>.</text:span><text:span text:style-name="T7">then</text:span><text:span text:style-name="T1">(</text:span><text:span text:style-name="T14">response </text:span><text:span text:style-name="T5">=&gt; </text:span><text:span text:style-name="T1">{</text:span><text:line-break/><text:span text:style-name="T1"> <text:s text:c="23"/></text:span><text:span text:style-name="T5">this</text:span><text:span text:style-name="T1">.axios.</text:span><text:span text:style-name="T7">get</text:span><text:span text:style-name="T1">(</text:span><text:span text:style-name="T10">'/api/user/verify'</text:span><text:span text:style-name="T1">).</text:span><text:span text:style-name="T7">then</text:span><text:span text:style-name="T1">(</text:span><text:span text:style-name="T14">response </text:span><text:span text:style-name="T5">=&gt; </text:span><text:span text:style-name="T1">{</text:span><text:line-break/><text:span text:style-name="T1"> <text:s text:c="27"/></text:span><text:span text:style-name="T5">this</text:span><text:span text:style-name="T1">.user </text:span><text:span text:style-name="T5">= </text:span><text:span text:style-name="T14">response</text:span><text:span text:style-name="T1">.data.successData.user;</text:span><text:line-break/><text:span text:style-name="T1"> <text:s text:c="27"/></text:span><text:span text:style-name="T4">axios</text:span><text:line-break/><text:span text:style-name="T4"> <text:s text:c="31"/></text:span><text:span text:style-name="T1">.</text:span><text:span text:style-name="T7">get</text:span><text:span text:style-name="T1">(</text:span><text:span text:style-name="T10">'/api/user/get-subscriptions'</text:span><text:span text:style-name="T1">)</text:span><text:line-break/><text:span text:style-name="T1"> <text:s text:c="31"/>.</text:span><text:span text:style-name="T7">then</text:span><text:span text:style-name="T1">(</text:span><text:span text:style-name="T14">res </text:span><text:span text:style-name="T5">=&gt; </text:span><text:span text:style-name="T1">{</text:span><text:line-break/><text:span text:style-name="T1"> <text:s text:c="35"/></text:span><text:span text:style-name="T5">this</text:span><text:span text:style-name="T1">.subscriptions </text:span><text:span text:style-name="T5">=</text:span><text:line-break/><text:span text:style-name="T5"> <text:s text:c="39"/></text:span><text:span text:style-name="T14">res</text:span><text:span text:style-name="T1">.data.successData.subscriptions;</text:span><text:line-break/><text:span text:style-name="T1"> <text:s text:c="31"/>})</text:span><text:line-break/><text:span text:style-name="T1"> <text:s text:c="31"/>.</text:span><text:span text:style-name="T7">catch</text:span><text:span text:style-name="T1">(</text:span><text:span text:style-name="T14">err </text:span><text:span text:style-name="T5">=&gt; </text:span><text:span text:style-name="T1">{</text:span><text:line-break/><text:span text:style-name="T1"> <text:s text:c="35"/></text:span><text:span text:style-name="T5">this</text:span><text:span text:style-name="T1">.$router.</text:span><text:span text:style-name="T7">push</text:span><text:span text:style-name="T1">(</text:span><text:span text:style-name="T10">'/explore'</text:span><text:span text:style-name="T1">);</text:span><text:line-break/><text:span text:style-name="T1"> <text:s text:c="31"/>});</text:span><text:line-break/><text:span text:style-name="T1"> <text:s text:c="27"/></text:span><text:span text:style-name="T6">// Header needs to update credit.</text:span><text:line-break/><text:span text:style-name="T6"> <text:s text:c="27"/></text:span><text:span text:style-name="T5">this</text:span><text:span text:style-name="T1">.</text:span><text:span text:style-name="T7">$emit</text:span><text:span text:style-name="T1">(</text:span><text:span text:style-name="T10">'userUpdated'</text:span><text:span text:style-name="T1">);</text:span><text:line-break/><text:span text:style-name="T1"> <text:s text:c="27"/></text:span><text:span text:style-name="T5">this</text:span><text:span text:style-name="T1">.</text:span><text:span text:style-name="T7">$emit</text:span><text:span text:style-name="T1">(</text:span><text:span text:style-name="T10">'showLoading'</text:span><text:span text:style-name="T1">, </text:span><text:span text:style-name="T5">false</text:span><text:span text:style-name="T1">);</text:span><text:line-break/><text:span text:style-name="T1"> <text:s text:c="23"/>});</text:span><text:line-break/><text:span text:style-name="T1"> <text:s text:c="23"/></text:span><text:span text:style-name="T15">$</text:span><text:span text:style-name="T1">(</text:span><text:span text:style-name="T10">'</text:span><text:span text:style-name="T11">#modal-payment</text:span><text:span text:style-name="T10">'</text:span><text:span text:style-name="T1">).</text:span><text:span text:style-name="T7">modal</text:span><text:span text:style-name="T1">(</text:span><text:span text:style-name="T10">'hide'</text:span><text:span text:style-name="T1">);</text:span><text:line-break/><text:span text:style-name="T1"> <text:s text:c="23"/></text:span><text:span text:style-name="T5">this</text:span><text:span text:style-name="T1">.$toast.</text:span><text:span text:style-name="T7">success</text:span><text:span text:style-name="T1">(</text:span><text:span text:style-name="T14">response</text:span><text:span text:style-name="T1">.data.message);</text:span><text:line-break/><text:span text:style-name="T1"> <text:s text:c="19"/>})</text:span><text:line-break/><text:span text:style-name="T1"> <text:s text:c="19"/>.</text:span><text:span text:style-name="T7">catch</text:span><text:span text:style-name="T1">(</text:span><text:span text:style-name="T14">error </text:span><text:span text:style-name="T5">=&gt; </text:span><text:span text:style-name="T1">{</text:span><text:line-break/><text:span text:style-name="T1"> <text:s text:c="23"/></text:span><text:span text:style-name="T5">this</text:span><text:span text:style-name="T1">.$toast.</text:span><text:span text:style-name="T7">error</text:span><text:span text:style-name="T1">(</text:span><text:span text:style-name="T14">error</text:span><text:span text:style-name="T1">.response.data.message);</text:span><text:line-break/><text:span text:style-name="T1"> <text:s text:c="23"/></text:span><text:span text:style-name="T5">this</text:span><text:span text:style-name="T1">.</text:span><text:span text:style-name="T7">$emit</text:span><text:span text:style-name="T1">(</text:span><text:span text:style-name="T10">'showLoading'</text:span><text:span text:style-name="T1">, </text:span><text:span text:style-name="T5">false</text:span><text:span text:style-name="T1">);</text:span><text:line-break/><text:span text:style-name="T1"> <text:s text:c="19"/>});</text:span><text:line-break/><text:span text:style-name="T1"> <text:s text:c="11"/>});</text:span><text:line-break/><text:span text:style-name="T1"> <text:s text:c="7"/>}</text:span><text:line-break/><text:span text:style-name="T1"> <text:s text:c="3"/>},</text:span><text:line-break/><text:span text:style-name="T1"> <text:s text:c="3"/></text:span><text:span text:style-name="T7">created</text:span><text:span text:style-name="T5">: function </text:span><text:span text:style-name="T1">() {</text:span><text:line-break/><text:span text:style-name="T1"> <text:s text:c="7"/></text:span><text:span text:style-name="T15">$</text:span><text:span text:style-name="T1">(</text:span><text:span text:style-name="T10">'</text:span><text:span text:style-name="T11">.modal-backdrop</text:span><text:span text:style-name="T10">'</text:span><text:span text:style-name="T1">).</text:span><text:span text:style-name="T7">remove</text:span><text:span text:style-name="T1">();</text:span><text:line-break/><text:span text:style-name="T1"> <text:s text:c="7"/></text:span><text:span text:style-name="T15">$</text:span><text:span text:style-name="T1">(</text:span><text:span text:style-name="T10">'body'</text:span><text:span text:style-name="T1">)</text:span><text:line-break/><text:span text:style-name="T1"> <text:s text:c="11"/>.</text:span><text:span text:style-name="T7">removeClass</text:span><text:span text:style-name="T1">(</text:span><text:span text:style-name="T10">'modal-open'</text:span><text:span text:style-name="T1">)</text:span><text:line-break/><text:span text:style-name="T1"> <text:s text:c="11"/>.</text:span><text:span text:style-name="T7">css</text:span><text:span text:style-name="T1">(</text:span><text:span text:style-name="T10">'padding-right'</text:span><text:span text:style-name="T1">, </text:span><text:span text:style-name="T10">''</text:span><text:span text:style-name="T1">);</text:span><text:line-break/><text:span text:style-name="T1"> <text:s text:c="3"/>}</text:span><text:line-break/><text:span text:style-name="T1">};</text:span><text:line-break/><text:span text:style-name="T1">&lt;/</text:span><text:span text:style-name="T5">script</text:span><text:span text:style-name="T1">&gt;</text:span><text:line-break/><text:line-break/><text:span text:style-name="T1">&lt;</text:span><text:span text:style-name="T5">style </text:span><text:span text:style-name="T7">lang</text:span><text:span text:style-name="T8">="scss" </text:span><text:span text:style-name="T7">scoped</text:span><text:span text:style-name="T1">&gt;</text:span><text:line-break/><text:span text:style-name="T5">main </text:span><text:span text:style-name="T1">{</text:span><text:line-break/><text:span text:style-name="T1"> <text:s text:c="3"/></text:span><text:span text:style-name="T16">min-height</text:span><text:span text:style-name="T1">: </text:span><text:span text:style-name="T17">auto</text:span><text:span text:style-name="T1">;</text:span><text:line-break/><text:span text:style-name="T1">}</text:span><text:line-break/><text:line-break/><text:soft-page-break/><text:span text:style-name="T1">.</text:span><text:span text:style-name="T7">payment-errors </text:span><text:span text:style-name="T1">{</text:span><text:line-break/><text:span text:style-name="T1"> <text:s text:c="3"/></text:span><text:span text:style-name="T16">color</text:span><text:span text:style-name="T1">: </text:span><text:span text:style-name="T17">red</text:span><text:span text:style-name="T1">;</text:span><text:line-break/><text:span text:style-name="T1">}</text:span><text:line-break/><text:line-break/><text:span text:style-name="T1">.</text:span><text:span text:style-name="T7">c-btn </text:span><text:span text:style-name="T1">{</text:span><text:line-break/><text:span text:style-name="T1"> <text:s text:c="3"/></text:span><text:span text:style-name="T16">margin-top</text:span><text:span text:style-name="T1">: </text:span><text:span text:style-name="T12">16</text:span><text:span text:style-name="T17">px</text:span><text:span text:style-name="T1">;</text:span><text:line-break/><text:span text:style-name="T1">}</text:span><text:line-break/><text:line-break/><text:span text:style-name="T1">.</text:span><text:span text:style-name="T7">card-information </text:span><text:span text:style-name="T1">{</text:span><text:line-break/><text:span text:style-name="T1"> <text:s text:c="3"/></text:span><text:span text:style-name="T16">padding</text:span><text:span text:style-name="T1">: </text:span><text:span text:style-name="T12">0 15</text:span><text:span text:style-name="T17">px</text:span><text:span text:style-name="T1">;</text:span><text:line-break/><text:span text:style-name="T1">}</text:span><text:line-break/><text:span text:style-name="T1">&lt;/</text:span><text:span text:style-name="T5">style</text:span><text:span text:style-name="T1">&gt;</text:span><text:line-break/></text:p>
      <text:p text:style-name="Standard"><text:bookmark-end text:name="__DdeLink__11334_425757637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8T15:43:48.785194338</meta:creation-date>
    <dc:date>2021-07-01T10:23:46.723838862</dc:date>
    <meta:editing-duration>PT23H3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6" meta:paragraph-count="1" meta:word-count="2699" meta:character-count="62739" meta:non-whitespace-character-count="25945"/>
  </office:meta>
</office:document-meta>
</file>